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Droid Sans Mono1" svg:font-family="'Droid Sans Mono', monospace,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ystem-ui" svg:font-family="system-ui, Ubuntu, 'Droid Sans', sans-serif"/>
  </office:font-face-decls>
  <office:automatic-styles>
    <style:style style:name="P1" style:family="paragraph" style:parent-style-name="Standard">
      <style:paragraph-properties fo:margin-left="0.4925in" fo:text-indent="0in" style:auto-text-indent="false"/>
      <style:text-properties fo:color="#e4e4e4" loext:opacity="92%" fo:background-color="transparent" loext:padding="0in" loext:border="none"/>
    </style:style>
    <style:style style:name="P2" style:family="paragraph" style:parent-style-name="Text_20_body" style:list-style-name="L1">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style:font-name-asian="system-ui" style:font-size-asian="9.75pt" style:font-style-asian="normal" style:font-weight-asian="normal" style:font-name-complex="system-ui" style:font-size-complex="9.75pt" style:font-style-complex="normal" style:font-weight-complex="normal" loext:padding="0in" loext:border="none"/>
    </style:style>
    <style:style style:name="P3" style:family="paragraph" style:parent-style-name="Text_20_body" style:list-style-name="L2">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4" style:family="paragraph" style:parent-style-name="Text_20_body" style:list-style-name="L3">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5" style:family="paragraph" style:parent-style-name="Text_20_body" style:list-style-name="L4">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6" style:family="paragraph" style:parent-style-name="Text_20_body" style:list-style-name="L5">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7" style:family="paragraph" style:parent-style-name="Text_20_body" style:list-style-name="L6">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8" style:family="paragraph" style:parent-style-name="Text_20_body" style:list-style-name="L7">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9" style:family="paragraph" style:parent-style-name="Text_20_body" style:list-style-name="L8">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10" style:family="paragraph" style:parent-style-name="Text_20_body" style:list-style-name="L9">
      <style:paragraph-properties fo:margin-left="0in" fo:margin-right="0in" fo:margin-top="0in" fo:margin-bottom="0in" style:contextual-spacing="false" style:line-height-at-least="0.1665in" fo:orphans="1" fo:text-indent="0in" style:auto-text-indent="false"/>
      <style:text-properties fo:font-variant="normal" fo:text-transform="none" fo:color="#e4e4e4" loext:opacity="92%" style:font-name="system-ui" fo:font-size="9pt" fo:letter-spacing="normal" fo:font-style="normal" fo:font-weight="normal" fo:background-color="transparent" loext:padding="0in" loext:border="none"/>
    </style:style>
    <style:style style:name="P11" style:family="paragraph" style:parent-style-name="Standard">
      <style:paragraph-properties fo:margin-left="0in" fo:margin-right="0in" fo:line-height="140%" fo:orphans="1" fo:text-indent="0in" style:auto-text-indent="false"/>
      <style:text-properties fo:font-variant="normal" fo:text-transform="none" fo:color="#e4e4e4" loext:opacity="92%" style:font-name="system-ui" fo:font-size="9.75pt" fo:letter-spacing="normal" fo:font-style="normal" fo:font-weight="normal" fo:background-color="transparent" style:font-name-asian="system-ui" style:font-size-asian="9.75pt" style:font-style-asian="normal" style:font-weight-asian="normal" style:font-name-complex="system-ui" style:font-size-complex="9.75pt" style:font-style-complex="normal" style:font-weight-complex="normal" loext:padding="0in" loext:border="none"/>
    </style:style>
    <style:style style:name="P12" style:family="paragraph" style:parent-style-name="Standard">
      <style:paragraph-properties fo:margin-left="0in" fo:margin-right="0in" fo:text-indent="0in" style:auto-text-indent="false"/>
      <style:text-properties fo:font-variant="normal" fo:text-transform="none" fo:color="#e4e4e4" loext:opacity="55%" style:font-name="system-ui" fo:font-size="9.75pt" fo:letter-spacing="normal" fo:font-style="normal" fo:font-weight="normal" style:font-name-asian="system-ui" style:font-size-asian="9.75pt" style:font-style-asian="normal" style:font-weight-asian="normal" style:font-name-complex="system-ui" style:font-size-complex="9.75pt" style:font-style-complex="normal" style:font-weight-complex="normal"/>
    </style:style>
    <style:style style:name="P13" style:family="paragraph" style:parent-style-name="Standard">
      <style:paragraph-properties fo:margin-left="0in" fo:margin-right="0in" fo:margin-top="0.0626in" fo:margin-bottom="0.0626in" style:contextual-spacing="false" style:line-height-at-least="0.2083in" fo:orphans="1" fo:text-indent="0in" style:auto-text-indent="false"/>
      <style:text-properties fo:font-variant="normal" fo:text-transform="none" fo:color="#e4e4e4" loext:opacity="55%" style:font-name="system-ui" fo:font-size="9.75pt" fo:letter-spacing="normal" fo:font-style="normal" fo:font-weight="normal" fo:background-color="transparent" style:font-name-asian="system-ui" style:font-size-asian="9.75pt" style:font-style-asian="normal" style:font-weight-asian="normal" style:font-name-complex="system-ui" style:font-size-complex="9.75pt" style:font-style-complex="normal" style:font-weight-complex="normal" loext:padding="0in" loext:border="none"/>
    </style:style>
    <style:style style:name="P14" style:family="paragraph" style:parent-style-name="Standard">
      <style:paragraph-properties fo:margin-left="0in" fo:margin-right="0in" fo:line-height="150%" fo:orphans="1" fo:text-indent="0in" style:auto-text-indent="false"/>
      <style:text-properties fo:font-variant="normal" fo:text-transform="none" fo:color="#e4e4e4" loext:opacity="92%" style:font-name="system-ui" fo:font-size="9.75pt" fo:letter-spacing="normal" fo:font-style="normal" fo:font-weight="normal" fo:background-color="transparent" style:font-name-asian="system-ui" style:font-size-asian="9.75pt" style:font-style-asian="normal" style:font-weight-asian="normal" style:font-name-complex="system-ui" style:font-size-complex="9.75pt" style:font-style-complex="normal" style:font-weight-complex="normal" loext:padding="0in" loext:border="none"/>
    </style:style>
    <style:style style:name="P15" style:family="paragraph" style:parent-style-name="Standard">
      <style:paragraph-properties fo:margin-left="0in" fo:margin-right="0in" fo:margin-top="0.0417in" fo:margin-bottom="0.0417in" style:contextual-spacing="false" style:line-height-at-least="0.1457in" fo:orphans="1" fo:text-indent="0in" style:auto-text-indent="false"/>
      <style:text-properties fo:font-variant="normal" fo:text-transform="none" fo:color="#e4e4e4" loext:opacity="55%" style:font-name="system-ui" fo:font-size="9pt" fo:letter-spacing="normal" fo:font-style="normal" fo:font-weight="normal" fo:background-color="transparent" style:font-name-asian="system-ui" style:font-size-asian="9.75pt" style:font-style-asian="normal" style:font-weight-asian="normal" style:font-name-complex="system-ui" style:font-size-complex="9.75pt" style:font-style-complex="normal" style:font-weight-complex="normal" loext:padding="0in" loext:border="none"/>
    </style:style>
    <style:style style:name="P16" style:family="paragraph" style:parent-style-name="Standard">
      <style:paragraph-properties fo:margin-left="0in" fo:margin-right="0in" fo:margin-top="0.0417in" fo:margin-bottom="0.0417in" style:contextual-spacing="false" style:line-height-at-least="0.1457in" fo:orphans="1" fo:text-indent="0in" style:auto-text-indent="false"/>
      <style:text-properties fo:font-variant="normal" fo:text-transform="none" fo:color="#70b489" loext:opacity="100%" style:font-name="system-ui" fo:font-size="9pt" fo:letter-spacing="normal" fo:font-style="normal" fo:font-weight="normal" fo:background-color="transparent" loext:padding="0in" loext:border="none"/>
    </style:style>
    <style:style style:name="P17" style:family="paragraph" style:parent-style-name="Standard">
      <style:paragraph-properties fo:margin-left="0in" fo:margin-right="0in" fo:text-indent="0in" style:auto-text-indent="false"/>
      <style:text-properties fo:font-variant="normal" fo:text-transform="none" fo:color="#e4e4e4" loext:opacity="55%" fo:letter-spacing="normal"/>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margin-top="0in" fo:margin-bottom="0in" style:contextual-spacing="false" style:line-height-at-least="0.1665in" fo:text-indent="0in" style:auto-text-indent="false"/>
      <style:text-properties fo:color="#e4e4e4" loext:opacity="92%" style:font-name="Droid Sans Mono" fo:font-size="9pt" fo:letter-spacing="normal" fo:font-weight="normal"/>
    </style:style>
    <style:style style:name="P20" style:family="paragraph" style:parent-style-name="Text_20_body">
      <style:paragraph-properties fo:margin-left="0in" fo:margin-right="0in" fo:margin-top="0in" fo:margin-bottom="0in" style:contextual-spacing="false" style:line-height-at-least="0.1665in" fo:text-indent="0in" style:auto-text-indent="false"/>
      <style:text-properties fo:letter-spacing="normal"/>
    </style:style>
    <style:style style:name="P21" style:family="paragraph" style:parent-style-name="Standard">
      <style:paragraph-properties fo:margin-left="0.0417in" fo:margin-right="0in" fo:text-indent="0in" style:auto-text-indent="false"/>
      <style:text-properties fo:font-variant="normal" fo:text-transform="none" fo:color="#e4e4e4" loext:opacity="55%" fo:letter-spacing="normal"/>
    </style:style>
    <style:style style:name="P22" style:family="paragraph" style:parent-style-name="Standard">
      <style:paragraph-properties fo:margin-left="0in" fo:margin-right="0in" fo:margin-top="0.0417in" fo:margin-bottom="0.0417in" style:contextual-spacing="false" style:line-height-at-least="0.1457in" fo:orphans="1" fo:text-indent="0in" style:auto-text-indent="false"/>
      <style:text-properties fo:font-variant="normal" fo:text-transform="none" fo:color="#e4e4e4" loext:opacity="55%" fo:font-size="9pt" fo:letter-spacing="normal" fo:background-color="transparent" loext:padding-left="0in" loext:padding-right="0in" loext:padding-top="0in" loext:padding-bottom="0.0193in" loext:border-left="none" loext:border-right="none" loext:border-top="none" loext:border-bottom="0.06pt solid #000000"/>
    </style:style>
    <style:style style:name="P23" style:family="paragraph" style:parent-style-name="Standard">
      <style:paragraph-properties fo:margin-left="0in" fo:margin-right="0in" fo:margin-top="0.0417in" fo:margin-bottom="0.0417in" style:contextual-spacing="false" style:line-height-at-least="0.1457in" fo:orphans="1" fo:text-indent="0in" style:auto-text-indent="false"/>
      <style:text-properties fo:font-variant="normal" fo:text-transform="none" fo:color="#e4e4e4" loext:opacity="65%" style:font-name="system-ui" fo:font-size="9pt" fo:letter-spacing="normal" fo:font-style="normal" fo:font-weight="normal" fo:background-color="transparent" loext:padding-left="0in" loext:padding-right="0in" loext:padding-top="0in" loext:padding-bottom="0.0193in" loext:border-left="none" loext:border-right="none" loext:border-top="none" loext:border-bottom="0.06pt solid #000000"/>
    </style:style>
    <style:style style:name="P24" style:family="paragraph" style:parent-style-name="Text_20_body">
      <style:paragraph-properties fo:margin-left="0in" fo:margin-right="0in" fo:margin-top="0in" fo:margin-bottom="0in" style:contextual-spacing="false" style:line-height-at-least="0.1665in" fo:text-indent="0in" style:auto-text-indent="false"/>
      <style:text-properties fo:color="#e394dc" loext:opacity="100%" style:font-name="Droid Sans Mono" fo:font-size="9pt" fo:letter-spacing="normal" fo:font-weight="normal"/>
    </style:style>
    <style:style style:name="P25" style:family="paragraph" style:parent-style-name="Text_20_body">
      <style:paragraph-properties fo:margin-left="0in" fo:margin-right="0in" fo:margin-top="0in" fo:margin-bottom="0in" style:contextual-spacing="false" style:line-height-at-least="0.1665in" fo:text-indent="0in" style:auto-text-indent="false"/>
      <style:text-properties style:font-name="Droid Sans Mono" fo:font-size="9pt" fo:letter-spacing="normal" fo:font-weight="normal"/>
    </style:style>
    <style:style style:name="P26" style:family="paragraph" style:parent-style-name="Standard">
      <style:paragraph-properties fo:margin-left="0in" fo:margin-right="0in" fo:margin-top="0.0417in" fo:margin-bottom="0.0417in" style:contextual-spacing="false" style:line-height-at-least="0.1457in" fo:orphans="1" fo:text-indent="0in" style:auto-text-indent="false"/>
      <style:text-properties fo:font-variant="normal" fo:text-transform="none" fo:color="#70b489" loext:opacity="100%" style:font-name="system-ui" fo:font-size="9pt" fo:letter-spacing="normal" fo:font-style="normal" fo:font-weight="normal" fo:background-color="transparent" loext:padding-left="0in" loext:padding-right="0in" loext:padding-top="0in" loext:padding-bottom="0.0193in" loext:border-left="none" loext:border-right="none" loext:border-top="none" loext:border-bottom="0.06pt solid #000000"/>
    </style:style>
    <style:style style:name="P27" style:family="paragraph" style:parent-style-name="Standard">
      <style:paragraph-properties fo:margin-left="0in" fo:margin-right="0in" fo:margin-top="0in" fo:margin-bottom="0.1965in" style:contextual-spacing="false" fo:line-height="150%" fo:orphans="1" fo:text-indent="0in" style:auto-text-indent="false"/>
      <style:text-properties fo:font-variant="normal" fo:text-transform="none" fo:color="#e4e4e4" loext:opacity="55%" fo:letter-spacing="normal" fo:background-color="transparent" loext:padding="0in" loext:border="none"/>
    </style:style>
    <style:style style:name="P28" style:family="paragraph" style:parent-style-name="Text_20_body" style:list-style-name="L10">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Droid Sans Mono1" fo:font-size="9.75pt" fo:letter-spacing="normal" fo:font-style="normal" fo:font-weight="normal" fo:background-color="transparent" loext:padding="0in" loext:border="none"/>
    </style:style>
    <style:style style:name="P29" style:family="paragraph" style:parent-style-name="Text_20_body" style:list-style-name="L11">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Droid Sans Mono1" fo:font-size="9.75pt" fo:letter-spacing="normal" fo:font-style="normal" fo:font-weight="normal" fo:background-color="transparent" loext:padding="0in" loext:border="none"/>
    </style:style>
    <style:style style:name="P30" style:family="paragraph" style:parent-style-name="Text_20_body" style:list-style-name="L12">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1" style:family="paragraph" style:parent-style-name="Text_20_body" style:list-style-name="L13">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2" style:family="paragraph" style:parent-style-name="Text_20_body">
      <style:paragraph-properties fo:margin-top="0in" fo:margin-bottom="0in" style:contextual-spacing="false" fo:line-height="150%" fo:orphans="1"/>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3" style:family="paragraph" style:parent-style-name="Horizontal_20_Line">
      <style:paragraph-properties fo:line-height="150%" fo:orphans="1"/>
    </style:style>
    <style:style style:name="P34" style:family="paragraph" style:parent-style-name="Heading_20_3">
      <style:paragraph-properties fo:margin-left="0in" fo:margin-right="0in" fo:margin-top="0.1874in" fo:margin-bottom="0.0835in" style:contextual-spacing="false" fo:line-height="125%" fo:orphans="1" fo:text-indent="0in" style:auto-text-indent="false"/>
      <style:text-properties fo:font-variant="normal" fo:text-transform="none" fo:color="#e4e4e4" loext:opacity="92%" style:font-name="system-ui" fo:font-size="9.75pt" fo:letter-spacing="normal" fo:font-style="normal" fo:font-weight="bold" fo:background-color="transparent" loext:padding="0in" loext:border="none"/>
    </style:style>
    <style:style style:name="P35" style:family="paragraph" style:parent-style-name="Text_20_body">
      <style:paragraph-properties fo:margin-left="0in" fo:margin-right="0in" fo:line-height="140%" fo:orphans="1" fo:text-indent="0in" style:auto-text-indent="fals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6" style:family="paragraph" style:parent-style-name="Text_20_body" style:list-style-name="L14">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7" style:family="paragraph" style:parent-style-name="Text_20_body">
      <style:paragraph-properties fo:margin-left="0in" fo:margin-right="0in" fo:line-height="150%" fo:orphans="1" fo:text-indent="0in" style:auto-text-indent="fals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38" style:family="paragraph" style:parent-style-name="Text_20_body" style:list-style-name="L15">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39" style:family="paragraph" style:parent-style-name="Text_20_body" style:list-style-name="L16">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40" style:family="paragraph" style:parent-style-name="Text_20_body" style:list-style-name="L17">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1" style:family="paragraph" style:parent-style-name="Text_20_body" style:list-style-name="L18">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2" style:family="paragraph" style:parent-style-name="Text_20_body" style:list-style-name="L19">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3" style:family="paragraph" style:parent-style-name="Text_20_body" style:list-style-name="L20">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4" style:family="paragraph" style:parent-style-name="Text_20_body" style:list-style-name="L21">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5" style:family="paragraph" style:parent-style-name="Text_20_body" style:list-style-name="L22">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6" style:family="paragraph" style:parent-style-name="Text_20_body" style:list-style-name="L23">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7" style:family="paragraph" style:parent-style-name="Text_20_body" style:list-style-name="L24">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8" style:family="paragraph" style:parent-style-name="Text_20_body" style:list-style-name="L25">
      <style:paragraph-properties fo:margin-left="0.41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49" style:family="paragraph" style:parent-style-name="Text_20_body" style:list-style-name="L26">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50" style:family="paragraph" style:parent-style-name="Text_20_body" style:list-style-name="L27">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1" style:family="paragraph" style:parent-style-name="Text_20_body">
      <style:paragraph-properties fo:margin-left="0in" fo:margin-right="0in" fo:margin-top="0in" fo:margin-bottom="0in" style:contextual-spacing="false" fo:line-height="140%" fo:orphans="1" fo:text-indent="0in" style:auto-text-indent="fals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52" style:family="paragraph" style:parent-style-name="Heading_20_3">
      <style:paragraph-properties fo:margin-left="0in" fo:margin-right="0in" fo:margin-top="0.1874in" fo:margin-bottom="0.0835in" style:contextual-spacing="false" fo:line-height="140%" fo:orphans="1" fo:text-indent="0in" style:auto-text-indent="fals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3" style:family="paragraph" style:parent-style-name="Text_20_body" style:list-style-name="L28">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4" style:family="paragraph" style:parent-style-name="Text_20_body" style:list-style-name="L29">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5" style:family="paragraph" style:parent-style-name="Text_20_body" style:list-style-name="L30">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6" style:family="paragraph" style:parent-style-name="Text_20_body" style:list-style-name="L31">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7" style:family="paragraph" style:parent-style-name="Text_20_body">
      <style:paragraph-properties fo:margin-left="0in" fo:margin-right="0in" fo:margin-top="0in" fo:margin-bottom="0in" style:contextual-spacing="false" fo:line-height="150%" fo:orphans="1" fo:text-indent="0in" style:auto-text-indent="fals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58" style:family="paragraph" style:parent-style-name="Text_20_body" style:list-style-name="L32">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59" style:family="paragraph" style:parent-style-name="Text_20_body" style:list-style-name="L33">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60" style:family="paragraph" style:parent-style-name="Text_20_body" style:list-style-name="L34">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1" style:family="paragraph" style:parent-style-name="Text_20_body" style:list-style-name="L35">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2" style:family="paragraph" style:parent-style-name="Text_20_body" style:list-style-name="L36">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3" style:family="paragraph" style:parent-style-name="Text_20_body" style:list-style-name="L37">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4" style:family="paragraph" style:parent-style-name="Text_20_body" style:list-style-name="L38">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5" style:family="paragraph" style:parent-style-name="Text_20_body" style:list-style-name="L39">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66" style:family="paragraph" style:parent-style-name="Text_20_body" style:list-style-name="L40">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7" style:family="paragraph" style:parent-style-name="Text_20_body" style:list-style-name="L41">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8" style:family="paragraph" style:parent-style-name="Text_20_body" style:list-style-name="L42">
      <style:paragraph-properties fo:margin-left="0.41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69" style:family="paragraph" style:parent-style-name="Text_20_body" style:list-style-name="L43">
      <style:paragraph-properties fo:margin-left="0.41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0" style:family="paragraph" style:parent-style-name="Text_20_body" style:list-style-name="L44">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1" style:family="paragraph" style:parent-style-name="Text_20_body" style:list-style-name="L45">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72" style:family="paragraph" style:parent-style-name="Text_20_body" style:list-style-name="L46">
      <style:paragraph-properties fo:margin-left="0.2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3" style:family="paragraph" style:parent-style-name="Text_20_body" style:list-style-name="L47">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4" style:family="paragraph" style:parent-style-name="Text_20_body" style:list-style-name="L48">
      <style:paragraph-properties fo:margin-left="0.41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5" style:family="paragraph" style:parent-style-name="Text_20_body" style:list-style-name="L49">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6" style:family="paragraph" style:parent-style-name="Text_20_body" style:list-style-name="L50">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77" style:family="paragraph" style:parent-style-name="Text_20_body" style:list-style-name="L51">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8" style:family="paragraph" style:parent-style-name="Text_20_body" style:list-style-name="L52">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79" style:family="paragraph" style:parent-style-name="Text_20_body" style:list-style-name="L53">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0" style:family="paragraph" style:parent-style-name="Text_20_body" style:list-style-name="L54">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1" style:family="paragraph" style:parent-style-name="Horizontal_20_Line">
      <style:paragraph-properties fo:line-height="150%" fo:orphans="1" fo:text-indent="0in" style:auto-text-indent="false"/>
    </style:style>
    <style:style style:name="P82" style:family="paragraph" style:parent-style-name="Text_20_body" style:list-style-name="L55">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3" style:family="paragraph" style:parent-style-name="Text_20_body" style:list-style-name="L56">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4" style:family="paragraph" style:parent-style-name="Text_20_body" style:list-style-name="L57">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5" style:family="paragraph" style:parent-style-name="Text_20_body" style:list-style-name="L58">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6" style:family="paragraph" style:parent-style-name="Text_20_body" style:list-style-name="L59">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7" style:family="paragraph" style:parent-style-name="Text_20_body" style:list-style-name="L60">
      <style:paragraph-properties fo:margin-left="0.333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88" style:family="paragraph" style:parent-style-name="Text_20_body" style:list-style-name="L61">
      <style:paragraph-properties fo:margin-left="0.3335in" fo:margin-right="0in" fo:margin-top="0.0209in" fo:margin-bottom="0.0209in" style:contextual-spacing="false" fo:line-height="150%" fo:orphans="1" fo:text-indent="0in" style:auto-text-indent="false" fo:padding="0in" fo:border="none"/>
      <style:text-properties fo:font-variant="normal" fo:text-transform="none" fo:color="#e4e4e4" loext:opacity="92%" fo:letter-spacing="normal" fo:background-color="transparent" loext:padding="0in" loext:border="none"/>
    </style:style>
    <style:style style:name="P89" style:family="paragraph" style:parent-style-name="Text_20_body" style:list-style-name="L62">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0" style:family="paragraph" style:parent-style-name="Text_20_body" style:list-style-name="L63">
      <style:paragraph-properties fo:margin-left="0.333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1" style:family="paragraph" style:parent-style-name="Text_20_body" style:list-style-name="L64">
      <style:paragraph-properties fo:margin-left="0.333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2" style:family="paragraph" style:parent-style-name="Text_20_body" style:list-style-name="L65">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3" style:family="paragraph" style:parent-style-name="Text_20_body" style:list-style-name="L66">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4" style:family="paragraph" style:parent-style-name="Text_20_body" style:list-style-name="L67">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5" style:family="paragraph" style:parent-style-name="Text_20_body" style:list-style-name="L68">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6" style:family="paragraph" style:parent-style-name="Text_20_body">
      <style:paragraph-properties fo:line-height="150%" fo:orphans="1"/>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97" style:family="paragraph" style:parent-style-name="Text_20_body" style:list-style-name="L69">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Droid Sans Mono1" fo:font-size="9.75pt" fo:letter-spacing="normal" fo:font-style="normal" fo:font-weight="normal" fo:background-color="transparent" loext:padding="0in" loext:border="none"/>
    </style:style>
    <style:style style:name="P98" style:family="paragraph" style:parent-style-name="Text_20_body" style:list-style-name="L70">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Droid Sans Mono1" fo:font-size="9.75pt" fo:letter-spacing="normal" fo:font-style="normal" fo:font-weight="normal" fo:background-color="transparent" loext:padding="0in" loext:border="none"/>
    </style:style>
    <style:style style:name="P99" style:family="paragraph" style:parent-style-name="Text_20_body" style:list-style-name="L71">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Droid Sans Mono1" fo:font-size="9.75pt" fo:letter-spacing="normal" fo:font-style="normal" fo:font-weight="normal" fo:background-color="transparent" loext:padding="0in" loext:border="none"/>
    </style:style>
    <style:style style:name="P100" style:family="paragraph" style:parent-style-name="Text_20_body" style:list-style-name="L72">
      <style:paragraph-properties fo:margin-left="0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1" style:family="paragraph" style:parent-style-name="Text_20_body" style:list-style-name="L73">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2" style:family="paragraph" style:parent-style-name="Text_20_body" style:list-style-name="L74">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3" style:family="paragraph" style:parent-style-name="Text_20_body" style:list-style-name="L75">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4" style:family="paragraph" style:parent-style-name="Text_20_body" style:list-style-name="L76">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5" style:family="paragraph" style:parent-style-name="Text_20_body" style:list-style-name="L77">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6" style:family="paragraph" style:parent-style-name="Text_20_body" style:list-style-name="L78">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7" style:family="paragraph" style:parent-style-name="Text_20_body" style:list-style-name="L79">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08" style:family="paragraph" style:parent-style-name="Text_20_body" style:list-style-name="L80">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09" style:family="paragraph" style:parent-style-name="Text_20_body" style:list-style-name="L81">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10" style:family="paragraph" style:parent-style-name="Text_20_body" style:list-style-name="L82">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1" style:family="paragraph" style:parent-style-name="Text_20_body" style:list-style-name="L83">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2" style:family="paragraph" style:parent-style-name="Text_20_body" style:list-style-name="L84">
      <style:paragraph-properties fo:margin-left="0.41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3" style:family="paragraph" style:parent-style-name="Text_20_body" style:list-style-name="L85">
      <style:paragraph-properties fo:margin-left="0.41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4" style:family="paragraph" style:parent-style-name="Text_20_body" style:list-style-name="L86">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15" style:family="paragraph" style:parent-style-name="Text_20_body" style:list-style-name="L87">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16" style:family="paragraph" style:parent-style-name="Text_20_body" style:list-style-name="L88">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7" style:family="paragraph" style:parent-style-name="Text_20_body" style:list-style-name="L89">
      <style:paragraph-properties fo:margin-left="0.2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18" style:family="paragraph" style:parent-style-name="Text_20_body" style:list-style-name="L90">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19" style:family="paragraph" style:parent-style-name="Text_20_body" style:list-style-name="L91">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0" style:family="paragraph" style:parent-style-name="Text_20_body" style:list-style-name="L92">
      <style:paragraph-properties fo:margin-left="0.1665in" fo:margin-right="0in" fo:margin-top="0.0209in" fo:margin-bottom="0.0209in" style:contextual-spacing="false" fo:line-height="14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1" style:family="paragraph" style:parent-style-name="Text_20_body" style:list-style-name="L93">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2" style:family="paragraph" style:parent-style-name="Text_20_body" style:list-style-name="L94">
      <style:paragraph-properties fo:margin-left="0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bold" fo:background-color="transparent" loext:padding="0in" loext:border="none"/>
    </style:style>
    <style:style style:name="P123" style:family="paragraph" style:parent-style-name="Text_20_body" style:list-style-name="L95">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4" style:family="paragraph" style:parent-style-name="Text_20_body" style:list-style-name="L96">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5" style:family="paragraph" style:parent-style-name="Text_20_body" style:list-style-name="L97">
      <style:paragraph-properties fo:margin-left="0.1665in" fo:margin-right="0in" fo:margin-top="0.0209in" fo:margin-bottom="0.0209in" style:contextual-spacing="false" fo:line-height="150%" fo:orphans="1" fo:text-indent="0in" style:auto-text-indent="false" fo:padding="0in" fo:border="none"/>
      <style:text-properties fo:font-variant="normal" fo:text-transform="none" fo:color="#e4e4e4" loext:opacity="92%" style:font-name="system-ui" fo:font-size="9.75pt" fo:letter-spacing="normal" fo:font-style="normal" fo:font-weight="normal" fo:background-color="transparent" loext:padding="0in" loext:border="none"/>
    </style:style>
    <style:style style:name="P126" style:family="paragraph" style:parent-style-name="Text_20_body">
      <style:paragraph-properties fo:margin-left="0in" fo:margin-right="0in" fo:margin-top="0in" fo:margin-bottom="0in" style:contextual-spacing="false" fo:line-height="150%" fo:orphans="1" fo:text-indent="0in" style:auto-text-indent="false" style:writing-mode="lr-tb"/>
      <style:text-properties fo:color="#e4e4e4" loext:opacity="92%" style:font-name="inherit" fo:font-size="9.75pt" fo:background-color="transparent" loext:padding="0in" loext:border="none"/>
    </style:style>
    <style:style style:name="P127" style:family="paragraph" style:parent-style-name="Standard">
      <style:paragraph-properties fo:margin-left="0.4925in" fo:text-indent="0in" style:auto-text-indent="false"/>
    </style:style>
    <style:style style:name="P128" style:family="paragraph" style:parent-style-name="Text_20_body">
      <style:paragraph-properties fo:margin-left="0in" fo:margin-right="0in" fo:margin-top="0in" fo:margin-bottom="0in" style:contextual-spacing="false" style:line-height-at-least="0.1665in" fo:text-indent="0in" style:auto-text-indent="false"/>
      <style:text-properties fo:color="#e4e4e4" loext:opacity="92%" fo:letter-spacing="normal"/>
    </style:style>
    <style:style style:name="P129" style:family="paragraph" style:parent-style-name="Text_20_body">
      <style:paragraph-properties fo:margin-left="0in" fo:margin-right="0in" fo:margin-top="0in" fo:margin-bottom="0in" style:contextual-spacing="false" style:line-height-at-least="0.1665in" fo:text-indent="0in" style:auto-text-indent="false"/>
      <style:text-properties fo:color="#e4e4e4" loext:opacity="37%" style:font-name="Droid Sans Mono" fo:font-size="9pt" fo:letter-spacing="normal" fo:font-style="italic" fo:font-weight="normal"/>
    </style:style>
    <style:style style:name="P130" style:family="paragraph" style:parent-style-name="Text_20_body">
      <style:paragraph-properties fo:margin-left="0in" fo:margin-right="0in" fo:margin-top="0in" fo:margin-bottom="0in" style:contextual-spacing="false" style:line-height-at-least="0.1665in" fo:text-indent="0in" style:auto-text-indent="false"/>
      <style:text-properties fo:color="#e394dc" loext:opacity="100%" fo:letter-spacing="normal"/>
    </style:style>
    <style:style style:name="T1" style:family="text">
      <style:text-properties style:font-name="Droid Sans Mono1"/>
    </style:style>
    <style:style style:name="T2" style:family="text">
      <style:text-properties fo:color="#81a1c1" loext:opacity="100%" style:font-name="Droid Sans Mono1" fo:background-color="#0a0a0a" loext:char-shading-value="0"/>
    </style:style>
    <style:style style:name="T3" style:family="text">
      <style:text-properties fo:color="#efb080" loext:opacity="100%"/>
    </style:style>
    <style:style style:name="T4" style:family="text">
      <style:text-properties fo:color="#e4e4e4" loext:opacity="92%"/>
    </style:style>
    <style:style style:name="T5" style:family="text">
      <style:text-properties fo:color="#e394dc" loext:opacity="100%"/>
    </style:style>
    <style:style style:name="T6" style:family="text">
      <style:text-properties fo:color="#82d2ce" loext:opacity="100%" style:font-name="Droid Sans Mono" fo:font-size="9pt" fo:font-weight="normal"/>
    </style:style>
    <style:style style:name="T7" style:family="text">
      <style:text-properties fo:color="#e4e4e4" loext:opacity="92%" style:font-name="Droid Sans Mono" fo:font-size="9pt" fo:font-weight="normal"/>
    </style:style>
    <style:style style:name="T8" style:family="text">
      <style:text-properties fo:color="#ebc88d" loext:opacity="100%" style:font-name="Droid Sans Mono" fo:font-size="9pt" fo:font-weight="normal"/>
    </style:style>
    <style:style style:name="T9" style:family="text">
      <style:text-properties fo:color="#70b489" loext:opacity="100%"/>
    </style:style>
    <style:style style:name="T10" style:family="text">
      <style:text-properties fo:color="#fc6b83" loext:opacity="100%"/>
    </style:style>
    <style:style style:name="T11" style:family="text">
      <style:text-properties fo:font-weight="bold"/>
    </style:style>
    <style:style style:name="T12" style:family="text">
      <style:text-properties style:font-name="system-ui" fo:font-size="9.75pt" fo:font-style="normal" fo:font-weight="normal"/>
    </style:style>
    <style:style style:name="T13" style:family="text">
      <style:text-properties fo:color="#d6d6dd" loext:opacity="100%" style:font-name="Droid Sans Mono" fo:font-size="9pt" fo:font-weight="normal"/>
    </style:style>
    <style:style style:name="T14" style:family="text">
      <style:text-properties fo:color="#aaa0fa" loext:opacity="100%" style:font-name="Droid Sans Mono" fo:font-size="9pt" fo:font-weight="normal"/>
    </style:style>
    <style:style style:name="T15" style:family="text">
      <style:text-properties fo:color="#d6d6dd" loext:opacity="100%" style:font-name="Droid Sans Mono" fo:font-size="9pt" fo:font-style="italic" fo:font-weight="normal"/>
    </style:style>
    <style:style style:name="T16" style:family="text">
      <style:text-properties fo:color="#e394dc" loext:opacity="100%" style:font-name="Droid Sans Mono" fo:font-size="9pt" fo:font-weight="normal"/>
    </style:style>
    <style:style style:name="T17" style:family="text">
      <style:text-properties fo:color="#f8c762" loext:opacity="100%" style:font-name="Droid Sans Mono" fo:font-size="9pt" fo:font-weight="normal"/>
    </style:style>
    <style:style style:name="T18" style:family="text">
      <style:text-properties fo:color="#e4e4e4" loext:opacity="37%" style:font-name="Droid Sans Mono" fo:font-size="9pt" fo:font-style="italic" fo:font-weight="normal"/>
    </style:style>
    <style:style style:name="T19" style:family="text">
      <style:text-properties fo:color="#efb080" loext:opacity="100%" style:font-name="Droid Sans Mono" fo:font-size="9pt" fo:font-weight="normal"/>
    </style:style>
    <style:style style:name="T20" style:family="text">
      <style:text-properties fo:color="#82d2ce" loext:opacity="100%" fo:font-style="italic"/>
    </style:style>
    <style:style style:name="T21" style:family="text">
      <style:text-properties fo:color="#d6d6dd" loext:opacity="100%"/>
    </style:style>
    <style:style style:name="T22" style:family="text">
      <style:text-properties fo:color="#aaa0fa" loext:opacity="100%"/>
    </style:style>
    <style:style style:name="T23" style:family="text">
      <style:text-properties fo:color="#e4e4e4" loext:opacity="37%" fo:font-style="italic"/>
    </style:style>
    <style:style style:name="T24" style:family="text">
      <style:text-properties fo:color="#d6d6dd" loext:opacity="100%" fo:font-style="italic"/>
    </style:style>
    <style:style style:name="T25" style:family="text">
      <style:text-properties fo:color="#82d2ce" loext:opacity="100%"/>
    </style:style>
    <style:style style:name="T26" style:family="text">
      <style:text-properties fo:color="#87c3ff" loext:opacity="100%"/>
    </style:style>
    <style:style style:name="T27" style:family="text">
      <style:text-properties fo:color="#efb080" loext:opacity="100%" style:font-name="Droid Sans Mono" fo:font-size="9pt" fo:font-style="italic" fo:font-weight="normal"/>
    </style:style>
    <style:style style:name="T28" style:family="text">
      <style:text-properties fo:color="#f8c762" loext:opacity="100%" style:font-name="Droid Sans Mono" fo:font-size="9pt" fo:font-style="italic" fo:font-weight="normal"/>
    </style:style>
    <style:style style:name="T29" style:family="text">
      <style:text-properties fo:color="#cc7c8a" loext:opacity="100%" style:font-name="Droid Sans Mono" fo:font-size="9pt" fo:font-weight="normal"/>
    </style:style>
    <style:style style:name="T30" style:family="text">
      <style:text-properties fo:color="#82d2ce" loext:opacity="100%" style:font-name="Droid Sans Mono" fo:font-size="9pt" fo:font-style="italic" fo:font-weight="normal"/>
    </style:style>
    <style:style style:name="T31" style:family="text">
      <style:text-properties style:font-name="Droid Sans Mono" fo:font-size="9pt" fo:font-weight="normal"/>
    </style:style>
    <style:style style:name="T32" style:family="text">
      <style:text-properties fo:color="#cccccc" loext:opacity="100%" style:font-name="Droid Sans Mono" fo:font-size="9pt"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background-color="#181818"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7">
      <text:list-level-style-number text:level="1" text:style-name="Numbering_20_Symbols" loext:num-list-format="%1%." style:num-suffix="." style:num-format="1">
        <style:list-level-properties text:space-before="-0.0299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8">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0299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531" text:anchor-type="page" text:anchor-page-number="1" svg:x="0in" svg:y="0in" svg:width="7.0835in" draw:z-index="534">
        <draw:text-box fo:min-height="0.0161in">
          <text:p text:style-name="P18"/>
        </draw:text-box>
      </draw:frame>
      <draw:frame draw:style-name="fr4" draw:name="Frame529" text:anchor-type="page" text:anchor-page-number="1" svg:x="0in" svg:y="0in" svg:width="0.0161in" draw:z-index="532">
        <draw:text-box fo:min-height="0.0161in">
          <text:p text:style-name="P18"><draw:frame draw:style-name="fr3" draw:name="Frame530" text:anchor-type="char" svg:width="7.0835in" draw:z-index="533"><draw:text-box fo:min-height="1.2917in"><text:p text:style-name="P20"><text:span text:style-name="T4">   </text:span><text:span text:style-name="T7">plt</text:span><text:span text:style-name="T13">.</text:span><text:span text:style-name="T14">figure</text:span><text:span text:style-name="T13">(</text:span><text:span text:style-name="T15">figsize</text:span><text:span text:style-name="T13">=(</text:span><text:span text:style-name="T8">16</text:span><text:span text:style-name="T13">,</text:span><text:span text:style-name="T7"> </text:span><text:span text:style-name="T8">6</text:span><text:span text:style-name="T13">))</text:span></text:p><text:p text:style-name="P20"><text:span text:style-name="T4">   </text:span><text:span text:style-name="T7">sns</text:span><text:span text:style-name="T13">.</text:span><text:span text:style-name="T14">heatmap</text:span><text:span text:style-name="T13">(</text:span><text:span text:style-name="T7">corr_meta_vs_params</text:span><text:span text:style-name="T13">,</text:span><text:span text:style-name="T7"> </text:span><text:span text:style-name="T15">cmap</text:span><text:span text:style-name="T13">=</text:span><text:span text:style-name="T16">"coolwarm"</text:span><text:span text:style-name="T13">,</text:span><text:span text:style-name="T7"> </text:span><text:span text:style-name="T15">center</text:span><text:span text:style-name="T13">=</text:span><text:span text:style-name="T8">0</text:span><text:span text:style-name="T13">)</text:span></text:p><text:p text:style-name="P20"><text:span text:style-name="T4">   </text:span><text:span text:style-name="T7">plt</text:span><text:span text:style-name="T13">.</text:span><text:span text:style-name="T14">title</text:span><text:span text:style-name="T13">(</text:span><text:span text:style-name="T6">f</text:span><text:span text:style-name="T16">"Meta vs weight correlations: </text:span><text:span text:style-name="T17">{</text:span><text:span text:style-name="T7">path</text:span><text:span text:style-name="T13">.</text:span><text:span text:style-name="T7">name</text:span><text:span text:style-name="T17">}</text:span><text:span text:style-name="T16">"</text:span><text:span text:style-name="T13">)</text:span></text:p><text:p text:style-name="P20"><text:span text:style-name="T4">   </text:span><text:span text:style-name="T7">out_fig </text:span><text:span text:style-name="T13">=</text:span><text:span text:style-name="T7"> FIG_DIR </text:span><text:span text:style-name="T13">/</text:span><text:span text:style-name="T7"> </text:span><text:span text:style-name="T6">f</text:span><text:span text:style-name="T16">"corr_meta_vs_weights_</text:span><text:span text:style-name="T17">{</text:span><text:span text:style-name="T7">path</text:span><text:span text:style-name="T13">.</text:span><text:span text:style-name="T7">stem</text:span><text:span text:style-name="T17">}</text:span><text:span text:style-name="T16">.png"</text:span></text:p><text:p text:style-name="P20"><text:span text:style-name="T4">   </text:span><text:span text:style-name="T7">plt</text:span><text:span text:style-name="T13">.</text:span><text:span text:style-name="T14">tight_layout</text:span><text:span text:style-name="T13">()</text:span></text:p><text:p text:style-name="P20"><text:span text:style-name="T4">   </text:span><text:span text:style-name="T7">plt</text:span><text:span text:style-name="T13">.</text:span><text:span text:style-name="T14">savefig</text:span><text:span text:style-name="T13">(</text:span><text:span text:style-name="T7">out_fig</text:span><text:span text:style-name="T13">,</text:span><text:span text:style-name="T7"> </text:span><text:span text:style-name="T15">dpi</text:span><text:span text:style-name="T13">=</text:span><text:span text:style-name="T8">300</text:span><text:span text:style-name="T13">)</text:span></text:p><text:p text:style-name="P20"><text:span text:style-name="T4">   </text:span><text:span text:style-name="T7">plt</text:span><text:span text:style-name="T13">.</text:span><text:span text:style-name="T14">close</text:span><text:span text:style-name="T13">()</text:span></text:p></draw:text-box></draw:frame></text:p>
        </draw:text-box>
      </draw:frame>
      <draw:frame draw:style-name="fr4" draw:name="Frame526" text:anchor-type="page" text:anchor-page-number="1" svg:x="0in" svg:y="0in" svg:width="0.0161in" draw:z-index="531">
        <draw:text-box fo:min-height="1.2917in">
          <text:p text:style-name="P18"/>
        </draw:text-box>
      </draw:frame>
      <draw:frame draw:style-name="fr4" draw:name="Frame525" text:anchor-type="page" text:anchor-page-number="1" svg:x="0in" svg:y="0in" svg:width="0.0161in" draw:z-index="530">
        <draw:text-box fo:min-height="0.0161in">
          <text:p text:style-name="P18"/>
        </draw:text-box>
      </draw:frame>
      <draw:frame draw:style-name="fr4" draw:name="Frame520" text:anchor-type="page" text:anchor-page-number="1" svg:x="0in" svg:y="0in" svg:width="7.0835in" draw:z-index="529">
        <draw:text-box fo:min-height="0.0161in">
          <text:p text:style-name="P18"/>
        </draw:text-box>
      </draw:frame>
      <draw:frame draw:style-name="fr4" draw:name="Frame518" text:anchor-type="page" text:anchor-page-number="1" svg:x="0in" svg:y="0in" svg:width="0.0161in" draw:z-index="527">
        <draw:text-box fo:min-height="0.0161in">
          <text:p text:style-name="P18"><draw:frame draw:style-name="fr3" draw:name="Frame519" text:anchor-type="char" svg:width="7.0835in" draw:z-index="528"><draw:text-box fo:min-height="0.4583in"><text:p text:style-name="P20"><text:span text:style-name="T4">   </text:span><text:span text:style-name="T7">corr </text:span><text:span text:style-name="T13">=</text:span><text:span text:style-name="T7"> df</text:span><text:span text:style-name="T13">[</text:span><text:span text:style-name="T7">params_cols </text:span><text:span text:style-name="T13">+</text:span><text:span text:style-name="T7"> meta_cols</text:span><text:span text:style-name="T13">].</text:span><text:span text:style-name="T14">corr</text:span><text:span text:style-name="T13">(</text:span><text:span text:style-name="T15">method</text:span><text:span text:style-name="T13">=</text:span><text:span text:style-name="T16">"pearson"</text:span><text:span text:style-name="T13">)</text:span></text:p><text:p text:style-name="P20"><text:span text:style-name="T4">   </text:span><text:span text:style-name="T7">corr_meta_vs_params </text:span><text:span text:style-name="T13">=</text:span><text:span text:style-name="T7"> corr</text:span><text:span text:style-name="T13">.</text:span><text:span text:style-name="T7">loc</text:span><text:span text:style-name="T13">[</text:span><text:span text:style-name="T7">meta_cols</text:span><text:span text:style-name="T13">,</text:span><text:span text:style-name="T7"> params_cols</text:span><text:span text:style-name="T13">]</text:span><text:span text:style-name="T7">  </text:span><text:span text:style-name="T18"># meta rows, param columns</text:span></text:p></draw:text-box></draw:frame></text:p>
        </draw:text-box>
      </draw:frame>
      <draw:frame draw:style-name="fr4" draw:name="Frame515" text:anchor-type="page" text:anchor-page-number="1" svg:x="0in" svg:y="0in" svg:width="0.0161in" draw:z-index="526">
        <draw:text-box fo:min-height="0.4583in">
          <text:p text:style-name="P18"/>
        </draw:text-box>
      </draw:frame>
      <draw:frame draw:style-name="fr4" draw:name="Frame514" text:anchor-type="page" text:anchor-page-number="1" svg:x="0in" svg:y="0in" svg:width="0.0161in" draw:z-index="525">
        <draw:text-box fo:min-height="0.0161in">
          <text:p text:style-name="P18"/>
        </draw:text-box>
      </draw:frame>
      <draw:frame draw:style-name="fr4" draw:name="Frame509" text:anchor-type="page" text:anchor-page-number="1" svg:x="0in" svg:y="0in" svg:width="7.0835in" draw:z-index="524">
        <draw:text-box fo:min-height="0.0161in">
          <text:p text:style-name="P18"/>
        </draw:text-box>
      </draw:frame>
      <draw:frame draw:style-name="fr4" draw:name="Frame508" text:anchor-type="page" text:anchor-page-number="1" svg:x="0in" svg:y="0in" svg:width="7.0835in" draw:z-index="523">
        <draw:text-box fo:min-height="0.0626in">
          <text:p text:style-name="P18"/>
        </draw:text-box>
      </draw:frame>
      <draw:frame draw:style-name="fr4" draw:name="Frame504" text:anchor-type="page" text:anchor-page-number="1" svg:x="0in" svg:y="-0.1043in" svg:width="0.0161in" draw:z-index="521">
        <draw:text-box fo:min-height="0.0161in">
          <text:p text:style-name="P18"><draw:frame draw:style-name="fr3" draw:name="Frame505" text:anchor-type="char" svg:width="8.8437in" draw:z-index="522"><draw:text-box fo:min-height="0.7291in"><text:p text:style-name="P20"><text:span text:style-name="T4">     </text:span><text:span text:style-name="T7">df </text:span><text:span text:style-name="T13">=</text:span><text:span text:style-name="T7"> pd</text:span><text:span text:style-name="T13">.</text:span><text:span text:style-name="T14">read_csv</text:span><text:span text:style-name="T13">(</text:span><text:span text:style-name="T7">path</text:span><text:span text:style-name="T13">)</text:span></text:p><text:p text:style-name="P20"><text:span text:style-name="T4">     </text:span><text:span text:style-name="T7">params_cols </text:span><text:span text:style-name="T13">=</text:span><text:span text:style-name="T7"> df</text:span><text:span text:style-name="T13">.</text:span><text:span text:style-name="T7">columns</text:span><text:span text:style-name="T13">[</text:span><text:span text:style-name="T8">17</text:span><text:span text:style-name="T7">:</text:span><text:span text:style-name="T13">-</text:span><text:span text:style-name="T8">2</text:span><text:span text:style-name="T13">]</text:span></text:p><text:p text:style-name="P20"><text:span text:style-name="T4">     </text:span><text:span text:style-name="T7">meta_cols </text:span><text:span text:style-name="T13">=</text:span><text:span text:style-name="T7"> </text:span><text:span text:style-name="T13">[</text:span><text:span text:style-name="T16">"Accuracy"</text:span><text:span text:style-name="T13">,</text:span><text:span text:style-name="T7"> </text:span><text:span text:style-name="T16">"epoch"</text:span><text:span text:style-name="T13">,</text:span><text:span text:style-name="T7"> </text:span><text:span text:style-name="T16">"gelu"</text:span><text:span text:style-name="T13">,</text:span><text:span text:style-name="T7"> </text:span><text:span text:style-name="T16">"relu"</text:span><text:span text:style-name="T13">,</text:span><text:span text:style-name="T7"> </text:span><text:span text:style-name="T16">"silu"</text:span><text:span text:style-name="T13">,</text:span><text:span text:style-name="T7"> </text:span><text:span text:style-name="T16">"leakyrelu"</text:span><text:span text:style-name="T13">,</text:span><text:span text:style-name="T7"> </text:span><text:span text:style-name="T16">"sigmoid"</text:span><text:span text:style-name="T13">,</text:span><text:span text:style-name="T7"> </text:span><text:span text:style-name="T16">"tanh"</text:span><text:span text:style-name="T13">]</text:span><text:span text:style-name="T7">  </text:span><text:span text:style-name="T18"># adjust to actual</text:span></text:p></draw:text-box></draw:frame></text:p>
        </draw:text-box>
      </draw:frame>
      <draw:frame draw:style-name="fr4" draw:name="Frame501" text:anchor-type="page" text:anchor-page-number="1" svg:x="0in" svg:y="0in" svg:width="0.0161in" draw:z-index="520">
        <draw:text-box fo:min-height="0.7291in">
          <text:p text:style-name="P18"/>
        </draw:text-box>
      </draw:frame>
      <draw:frame draw:style-name="fr4" draw:name="Frame500" text:anchor-type="page" text:anchor-page-number="1" svg:x="0in" svg:y="0in" svg:width="0.0161in" draw:z-index="519">
        <draw:text-box fo:min-height="0.0161in">
          <text:p text:style-name="P18"/>
        </draw:text-box>
      </draw:frame>
      <draw:frame draw:style-name="fr4" draw:name="Frame495" text:anchor-type="page" text:anchor-page-number="1" svg:x="0in" svg:y="0in" svg:width="7.0835in" draw:z-index="518">
        <draw:text-box fo:min-height="0.0161in">
          <text:p text:style-name="P18"/>
        </draw:text-box>
      </draw:frame>
      <draw:frame draw:style-name="fr4" draw:name="Frame493" text:anchor-type="page" text:anchor-page-number="1" svg:x="0in" svg:y="0in" svg:width="0.0161in" draw:z-index="516">
        <draw:text-box fo:min-height="0.0161in">
          <text:p text:style-name="P18"><draw:frame draw:style-name="fr3" draw:name="Frame494" text:anchor-type="char" svg:width="7.0835in" draw:z-index="517"><draw:text-box fo:min-height="0.2917in"><text:p text:style-name="P20"><text:span text:style-name="T4">   </text:span><text:span text:style-name="T7">zoo_paths </text:span><text:span text:style-name="T13">=</text:span><text:span text:style-name="T7"> </text:span><text:span text:style-name="T13">[</text:span><text:span text:style-name="T7">MERGED_ZOO_PATH</text:span><text:span text:style-name="T13">]</text:span><text:span text:style-name="T7"> </text:span><text:span text:style-name="T13">+</text:span><text:span text:style-name="T7"> </text:span><text:span text:style-name="T19">sorted</text:span><text:span text:style-name="T13">(</text:span><text:span text:style-name="T7">ZOO_DIR</text:span><text:span text:style-name="T13">.</text:span><text:span text:style-name="T14">glob</text:span><text:span text:style-name="T13">(</text:span><text:span text:style-name="T16">"*.csv"</text:span><text:span text:style-name="T13">))</text:span></text:p></draw:text-box></draw:frame></text:p>
        </draw:text-box>
      </draw:frame>
      <draw:frame draw:style-name="fr4" draw:name="Frame490" text:anchor-type="page" text:anchor-page-number="1" svg:x="0in" svg:y="0in" svg:width="0.0161in" draw:z-index="515">
        <draw:text-box fo:min-height="0.2917in">
          <text:p text:style-name="P18"/>
        </draw:text-box>
      </draw:frame>
      <draw:frame draw:style-name="fr4" draw:name="Frame489" text:anchor-type="page" text:anchor-page-number="1" svg:x="0in" svg:y="0in" svg:width="0.0161in" draw:z-index="514">
        <draw:text-box fo:min-height="0.0161in">
          <text:p text:style-name="P18"/>
        </draw:text-box>
      </draw:frame>
      <draw:frame draw:style-name="fr4" draw:name="Frame484" text:anchor-type="page" text:anchor-page-number="1" svg:x="0in" svg:y="0in" svg:width="7.0835in" draw:z-index="513">
        <draw:text-box fo:min-height="0.0161in">
          <text:p text:style-name="P18"/>
        </draw:text-box>
      </draw:frame>
      <draw:frame draw:style-name="fr4" draw:name="Frame482" text:anchor-type="page" text:anchor-page-number="1" svg:x="0in" svg:y="0in" svg:width="0.0161in" draw:z-index="511">
        <draw:text-box fo:min-height="0.0161in">
          <text:p text:style-name="P18"><draw:frame draw:style-name="fr3" draw:name="Frame483" text:anchor-type="char" svg:width="7.0835in" draw:z-index="512"><draw:text-box fo:min-height="5.2917in"><text:p text:style-name="P24">"""09_weight_correlation_heatmaps.ipynb</text:p><text:p text:style-name="P24">Goal</text:p><text:p text:style-name="P25"><text:span text:style-name="T5">- Load `Merged zoo.csv` and the additional zoo CSVs (same schema).</text:span></text:p><text:p text:style-name="P24">- Compute correlation matrices between:</text:p><text:p text:style-name="P20"><text:span text:style-name="T5">    </text:span><text:span text:style-name="T16">- per-parameter weights (columns 17:-2 in the existing setup), and</text:span></text:p><text:p text:style-name="P20"><text:span text:style-name="T5">    </text:span><text:span text:style-name="T16">- meta columns like `Accuracy`, `epoch`, and activation indicator columns.</text:span></text:p><text:p text:style-name="P25"><text:span text:style-name="T5">- Generate and save correlation heatmaps similar to the existing progress report figure.</text:span></text:p><text:p text:style-name="P25"><text:span text:style-name="T5">- Generalize across multiple zoos and (optionally) across layers/blocks of parameters.</text:span></text:p><text:p text:style-name="P24">Outputs</text:p><text:p text:style-name="P25"><text:span text:style-name="T5">- Figures saved to `../notebooks_sandbox/figures/` with systematic naming.</text:span></text:p><text:p text:style-name="P24">"""</text:p><text:p text:style-name="P25"><text:span text:style-name="T20">import</text:span><text:span text:style-name="T4"> os</text:span></text:p><text:p text:style-name="P25"><text:span text:style-name="T20">from</text:span><text:span text:style-name="T4"> pathlib </text:span><text:span text:style-name="T20">import</text:span><text:span text:style-name="T4"> Path</text:span></text:p><text:p text:style-name="P25"><text:span text:style-name="T20">import</text:span><text:span text:style-name="T4"> numpy </text:span><text:span text:style-name="T20">as</text:span><text:span text:style-name="T4"> np</text:span></text:p><text:p text:style-name="P25"><text:span text:style-name="T20">import</text:span><text:span text:style-name="T4"> pandas </text:span><text:span text:style-name="T20">as</text:span><text:span text:style-name="T4"> pd</text:span></text:p><text:p text:style-name="P25"><text:span text:style-name="T20">import</text:span><text:span text:style-name="T4"> seaborn </text:span><text:span text:style-name="T20">as</text:span><text:span text:style-name="T4"> sns</text:span></text:p><text:p text:style-name="P25"><text:span text:style-name="T20">import</text:span><text:span text:style-name="T4"> matplotlib</text:span><text:span text:style-name="T21">.</text:span><text:span text:style-name="T4">pyplot </text:span><text:span text:style-name="T20">as</text:span><text:span text:style-name="T4"> plt</text:span></text:p><text:p text:style-name="P25"><text:span text:style-name="T4">ROOT </text:span><text:span text:style-name="T21">=</text:span><text:span text:style-name="T4"> </text:span><text:span text:style-name="T22">Path</text:span><text:span text:style-name="T21">(</text:span><text:span text:style-name="T5">".."</text:span><text:span text:style-name="T21">).</text:span><text:span text:style-name="T22">resolve</text:span><text:span text:style-name="T21">()</text:span></text:p><text:p text:style-name="P25"><text:span text:style-name="T4">DATA_DIR </text:span><text:span text:style-name="T21">=</text:span><text:span text:style-name="T4"> ROOT </text:span><text:span text:style-name="T21">/</text:span><text:span text:style-name="T4"> </text:span><text:span text:style-name="T5">"data"</text:span></text:p><text:p text:style-name="P25"><text:span text:style-name="T4">ZOO_DIR </text:span><text:span text:style-name="T21">=</text:span><text:span text:style-name="T4"> DATA_DIR </text:span><text:span text:style-name="T21">/</text:span><text:span text:style-name="T4"> </text:span><text:span text:style-name="T5">"generated_zoos"</text:span><text:span text:style-name="T4">  </text:span><text:span text:style-name="T23"># plus the original Merged zoo</text:span></text:p><text:p text:style-name="P25"><text:span text:style-name="T4">FIG_DIR </text:span><text:span text:style-name="T21">=</text:span><text:span text:style-name="T4"> ROOT </text:span><text:span text:style-name="T21">/</text:span><text:span text:style-name="T4"> </text:span><text:span text:style-name="T5">"notebooks_sandbox"</text:span><text:span text:style-name="T4"> </text:span><text:span text:style-name="T21">/</text:span><text:span text:style-name="T4"> </text:span><text:span text:style-name="T5">"figures"</text:span></text:p><text:p text:style-name="P25"><text:span text:style-name="T4">FIG_DIR</text:span><text:span text:style-name="T21">.</text:span><text:span text:style-name="T22">mkdir</text:span><text:span text:style-name="T21">(</text:span><text:span text:style-name="T24">parents</text:span><text:span text:style-name="T21">=</text:span><text:span text:style-name="T4">True</text:span><text:span text:style-name="T21">,</text:span><text:span text:style-name="T4"> </text:span><text:span text:style-name="T24">exist_ok</text:span><text:span text:style-name="T21">=</text:span><text:span text:style-name="T4">True</text:span><text:span text:style-name="T21">)</text:span></text:p><text:p text:style-name="P25"><text:span text:style-name="T4">MERGED_ZOO_PATH </text:span><text:span text:style-name="T21">=</text:span><text:span text:style-name="T4"> DATA_DIR </text:span><text:span text:style-name="T21">/</text:span><text:span text:style-name="T4"> </text:span><text:span text:style-name="T5">"Merged zoo.csv"</text:span></text:p><text:p text:style-name="P25"><text:span text:style-name="T4">MERGED_ZOO_PATH</text:span><text:span text:style-name="T21">,</text:span><text:span text:style-name="T4"> ZOO_DIR</text:span><text:span text:style-name="T21">,</text:span><text:span text:style-name="T4"> FIG_DIR</text:span></text:p></draw:text-box></draw:frame></text:p>
        </draw:text-box>
      </draw:frame>
      <draw:frame draw:style-name="fr4" draw:name="Frame479" text:anchor-type="page" text:anchor-page-number="1" svg:x="0in" svg:y="0in" svg:width="0.0161in" draw:z-index="510">
        <draw:text-box fo:min-height="5.2917in">
          <text:p text:style-name="P18"/>
        </draw:text-box>
      </draw:frame>
      <draw:frame draw:style-name="fr4" draw:name="Frame478" text:anchor-type="page" text:anchor-page-number="1" svg:x="0in" svg:y="0in" svg:width="0.0161in" draw:z-index="509">
        <draw:text-box fo:min-height="0.0161in">
          <text:p text:style-name="P18"/>
        </draw:text-box>
      </draw:frame>
      <draw:frame draw:style-name="fr4" draw:name="Frame473" text:anchor-type="page" text:anchor-page-number="1" svg:x="0in" svg:y="0in" svg:width="7.0835in" draw:z-index="508">
        <draw:text-box fo:min-height="0.0161in">
          <text:p text:style-name="P18"/>
        </draw:text-box>
      </draw:frame>
      <draw:frame draw:style-name="fr4" draw:name="Frame471" text:anchor-type="page" text:anchor-page-number="1" svg:x="0in" svg:y="0in" svg:width="0.0161in" draw:z-index="506">
        <draw:text-box fo:min-height="0.0161in">
          <text:p text:style-name="P18"><draw:frame draw:style-name="fr3" draw:name="Frame472" text:anchor-type="char" svg:width="7.0835in" draw:z-index="507"><draw:text-box fo:min-height="2.4583in"><text:p text:style-name="P25"><text:span text:style-name="T25">class</text:span><text:span text:style-name="T4"> </text:span><text:span text:style-name="T26">GatedSelfAttention</text:span><text:span text:style-name="T4">(</text:span><text:span text:style-name="T3">nn</text:span><text:span text:style-name="T21">.</text:span><text:span text:style-name="T3">Module</text:span><text:span text:style-name="T4">):</text:span></text:p><text:p text:style-name="P20"><text:span text:style-name="T4">    </text:span><text:span text:style-name="T6">def</text:span><text:span text:style-name="T7"> </text:span><text:span text:style-name="T19">__init__</text:span><text:span text:style-name="T7">(</text:span><text:span text:style-name="T27">self</text:span><text:span text:style-name="T7">, </text:span><text:span text:style-name="T28">d_model</text:span><text:span text:style-name="T7">, </text:span><text:span text:style-name="T28">n_heads</text:span><text:span text:style-name="T7">):</text:span></text:p><text:p text:style-name="P20"><text:span text:style-name="T4">        </text:span><text:span text:style-name="T6">super</text:span><text:span text:style-name="T13">().</text:span><text:span text:style-name="T19">__init__</text:span><text:span text:style-name="T13">()</text:span></text:p><text:p text:style-name="P20"><text:span text:style-name="T4">        </text:span><text:span text:style-name="T29">self</text:span><text:span text:style-name="T13">.</text:span><text:span text:style-name="T7">attn </text:span><text:span text:style-name="T13">=</text:span><text:span text:style-name="T7"> nn</text:span><text:span text:style-name="T13">.</text:span><text:span text:style-name="T14">MultiheadAttention</text:span><text:span text:style-name="T13">(</text:span><text:span text:style-name="T7">d_model</text:span><text:span text:style-name="T13">,</text:span><text:span text:style-name="T7"> n_heads</text:span><text:span text:style-name="T13">,</text:span><text:span text:style-name="T7"> </text:span><text:span text:style-name="T15">batch_first</text:span><text:span text:style-name="T13">=</text:span><text:span text:style-name="T7">True</text:span><text:span text:style-name="T13">)</text:span></text:p><text:p text:style-name="P20"><text:span text:style-name="T4">        </text:span><text:span text:style-name="T29">self</text:span><text:span text:style-name="T13">.</text:span><text:span text:style-name="T7">gate </text:span><text:span text:style-name="T13">=</text:span><text:span text:style-name="T7"> nn</text:span><text:span text:style-name="T13">.</text:span><text:span text:style-name="T14">Sequential</text:span><text:span text:style-name="T13">(</text:span></text:p><text:p text:style-name="P20"><text:span text:style-name="T4">            </text:span><text:span text:style-name="T7">nn</text:span><text:span text:style-name="T13">.</text:span><text:span text:style-name="T14">Linear</text:span><text:span text:style-name="T13">(</text:span><text:span text:style-name="T7">d_model</text:span><text:span text:style-name="T13">,</text:span><text:span text:style-name="T7"> d_model</text:span><text:span text:style-name="T13">),</text:span></text:p><text:p text:style-name="P20"><text:span text:style-name="T4">            </text:span><text:span text:style-name="T7">nn</text:span><text:span text:style-name="T13">.</text:span><text:span text:style-name="T14">Sigmoid</text:span><text:span text:style-name="T13">()</text:span></text:p><text:p text:style-name="P20"><text:span text:style-name="T4">        </text:span><text:span text:style-name="T13">)</text:span></text:p><text:p text:style-name="P20"><text:span text:style-name="T4">    </text:span><text:span text:style-name="T6">def</text:span><text:span text:style-name="T7"> </text:span><text:span text:style-name="T19">forward</text:span><text:span text:style-name="T7">(</text:span><text:span text:style-name="T27">self</text:span><text:span text:style-name="T7">, </text:span><text:span text:style-name="T28">x</text:span><text:span text:style-name="T7">):</text:span></text:p><text:p text:style-name="P20"><text:span text:style-name="T4">        </text:span><text:span text:style-name="T7">attn_out</text:span><text:span text:style-name="T13">,</text:span><text:span text:style-name="T7"> _ </text:span><text:span text:style-name="T13">=</text:span><text:span text:style-name="T7"> </text:span><text:span text:style-name="T29">self</text:span><text:span text:style-name="T13">.</text:span><text:span text:style-name="T14">attn</text:span><text:span text:style-name="T13">(</text:span><text:span text:style-name="T7">x</text:span><text:span text:style-name="T13">,</text:span><text:span text:style-name="T7"> x</text:span><text:span text:style-name="T13">,</text:span><text:span text:style-name="T7"> x</text:span><text:span text:style-name="T13">)</text:span></text:p><text:p text:style-name="P20"><text:span text:style-name="T4">        </text:span><text:span text:style-name="T7">gate </text:span><text:span text:style-name="T13">=</text:span><text:span text:style-name="T7"> </text:span><text:span text:style-name="T29">self</text:span><text:span text:style-name="T13">.</text:span><text:span text:style-name="T14">gate</text:span><text:span text:style-name="T13">(</text:span><text:span text:style-name="T7">x</text:span><text:span text:style-name="T13">)</text:span><text:span text:style-name="T7">           </text:span><text:span text:style-name="T18"># query-dependent</text:span></text:p><text:p text:style-name="P20"><text:span text:style-name="T4">        </text:span><text:span text:style-name="T7">gated </text:span><text:span text:style-name="T13">=</text:span><text:span text:style-name="T7"> attn_out </text:span><text:span text:style-name="T13">*</text:span><text:span text:style-name="T7"> gate       </text:span><text:span text:style-name="T18"># elementwise G1-gating</text:span></text:p><text:p text:style-name="P20"><text:span text:style-name="T4">        </text:span><text:span text:style-name="T30">return</text:span><text:span text:style-name="T7"> gated</text:span></text:p></draw:text-box></draw:frame></text:p>
        </draw:text-box>
      </draw:frame>
      <draw:frame draw:style-name="fr4" draw:name="Frame468" text:anchor-type="page" text:anchor-page-number="1" svg:x="0in" svg:y="0in" svg:width="0.0161in" draw:z-index="505">
        <draw:text-box fo:min-height="2.4583in">
          <text:p text:style-name="P18"/>
        </draw:text-box>
      </draw:frame>
      <draw:frame draw:style-name="fr4" draw:name="Frame467" text:anchor-type="page" text:anchor-page-number="1" svg:x="0in" svg:y="0in" svg:width="0.0161in" draw:z-index="504">
        <draw:text-box fo:min-height="0.0161in">
          <text:p text:style-name="P18"/>
        </draw:text-box>
      </draw:frame>
      <draw:frame draw:style-name="fr4" draw:name="Frame462" text:anchor-type="page" text:anchor-page-number="1" svg:x="0in" svg:y="0in" svg:width="7.0835in" draw:z-index="503">
        <draw:text-box fo:min-height="0.0161in">
          <text:p text:style-name="P18"/>
        </draw:text-box>
      </draw:frame>
      <draw:frame draw:style-name="fr4" draw:name="Frame460" text:anchor-type="page" text:anchor-page-number="1" svg:x="0in" svg:y="0in" svg:width="0.0161in" draw:z-index="501">
        <draw:text-box fo:min-height="0.0161in">
          <text:p text:style-name="P18"><draw:frame draw:style-name="fr3" draw:name="Frame461" text:anchor-type="char" svg:width="7.0835in" draw:z-index="502"><draw:text-box fo:min-height="3.9583in"><text:p text:style-name="P20"><text:span text:style-name="T4">   </text:span><text:span text:style-name="T7">rows </text:span><text:span text:style-name="T13">=</text:span><text:span text:style-name="T7"> </text:span><text:span text:style-name="T13">[]</text:span></text:p><text:p text:style-name="P20"><text:span text:style-name="T4">   </text:span><text:span text:style-name="T30">for</text:span><text:span text:style-name="T7"> ckpt </text:span><text:span text:style-name="T30">in</text:span><text:span text:style-name="T7"> ckpts:</text:span></text:p><text:p text:style-name="P20"><text:span text:style-name="T4">       </text:span><text:span text:style-name="T30">try</text:span><text:span text:style-name="T7">:</text:span></text:p><text:p text:style-name="P20"><text:span text:style-name="T4">           </text:span><text:span text:style-name="T18"># build model, load state_dict, run eval, compute metrics</text:span></text:p><text:p text:style-name="P20"><text:span text:style-name="T4">           </text:span><text:span text:style-name="T7">row </text:span><text:span text:style-name="T13">=</text:span><text:span text:style-name="T7"> {</text:span></text:p><text:p text:style-name="P20"><text:span text:style-name="T4">               </text:span><text:span text:style-name="T16">"checkpoint"</text:span><text:span text:style-name="T7">: </text:span><text:span text:style-name="T6">str</text:span><text:span text:style-name="T13">(</text:span><text:span text:style-name="T7">ckpt</text:span><text:span text:style-name="T13">.</text:span><text:span text:style-name="T14">relative_to</text:span><text:span text:style-name="T13">(</text:span><text:span text:style-name="T7">EXP_DIR</text:span><text:span text:style-name="T13">)),</text:span></text:p><text:p text:style-name="P20"><text:span text:style-name="T4">               </text:span><text:span text:style-name="T16">"d_model"</text:span><text:span text:style-name="T7">: d_model</text:span><text:span text:style-name="T13">,</text:span></text:p><text:p text:style-name="P20"><text:span text:style-name="T4">               </text:span><text:span text:style-name="T16">"n_heads"</text:span><text:span text:style-name="T7">: n_heads</text:span><text:span text:style-name="T13">,</text:span></text:p><text:p text:style-name="P20"><text:span text:style-name="T4">               </text:span><text:span text:style-name="T16">"ff_dim"</text:span><text:span text:style-name="T7">: ff_dim</text:span><text:span text:style-name="T13">,</text:span></text:p><text:p text:style-name="P20"><text:span text:style-name="T4">               </text:span><text:span text:style-name="T16">"WS"</text:span><text:span text:style-name="T7">: ws_value</text:span><text:span text:style-name="T13">,</text:span></text:p><text:p text:style-name="P20"><text:span text:style-name="T4">               </text:span><text:span text:style-name="T16">"KL"</text:span><text:span text:style-name="T7">: kl_value</text:span><text:span text:style-name="T13">,</text:span></text:p><text:p text:style-name="P20"><text:span text:style-name="T4">               </text:span><text:span text:style-name="T18"># ...</text:span></text:p><text:p text:style-name="P128">           <text:span text:style-name="T31">}</text:span></text:p><text:p text:style-name="P20"><text:span text:style-name="T4">       </text:span><text:span text:style-name="T30">except</text:span><text:span text:style-name="T7"> Exception </text:span><text:span text:style-name="T30">as</text:span><text:span text:style-name="T7"> e:</text:span></text:p><text:p text:style-name="P20"><text:span text:style-name="T4">           </text:span><text:span text:style-name="T7">row </text:span><text:span text:style-name="T13">=</text:span><text:span text:style-name="T7"> {</text:span><text:span text:style-name="T16">"checkpoint"</text:span><text:span text:style-name="T7">: </text:span><text:span text:style-name="T6">str</text:span><text:span text:style-name="T13">(</text:span><text:span text:style-name="T7">ckpt</text:span><text:span text:style-name="T13">.</text:span><text:span text:style-name="T14">relative_to</text:span><text:span text:style-name="T13">(</text:span><text:span text:style-name="T7">EXP_DIR</text:span><text:span text:style-name="T13">)),</text:span><text:span text:style-name="T7"> </text:span><text:span text:style-name="T16">"error"</text:span><text:span text:style-name="T7">: </text:span><text:span text:style-name="T19">repr</text:span><text:span text:style-name="T13">(</text:span><text:span text:style-name="T7">e</text:span><text:span text:style-name="T13">)</text:span><text:span text:style-name="T7">}</text:span></text:p><text:p text:style-name="P20"><text:span text:style-name="T4">       </text:span><text:span text:style-name="T7">rows</text:span><text:span text:style-name="T13">.</text:span><text:span text:style-name="T14">append</text:span><text:span text:style-name="T13">(</text:span><text:span text:style-name="T7">row</text:span><text:span text:style-name="T13">)</text:span></text:p><text:p text:style-name="P20"><text:span text:style-name="T4">   </text:span><text:span text:style-name="T7">df_res </text:span><text:span text:style-name="T13">=</text:span><text:span text:style-name="T7"> pd</text:span><text:span text:style-name="T13">.</text:span><text:span text:style-name="T14">DataFrame</text:span><text:span text:style-name="T13">(</text:span><text:span text:style-name="T7">rows</text:span><text:span text:style-name="T13">)</text:span></text:p><text:p text:style-name="P20"><text:span text:style-name="T4">   </text:span><text:span text:style-name="T7">df_res</text:span><text:span text:style-name="T13">.</text:span><text:span text:style-name="T14">to_csv</text:span><text:span text:style-name="T13">(</text:span><text:span text:style-name="T7">RESULTS_CSV</text:span><text:span text:style-name="T13">,</text:span><text:span text:style-name="T7"> </text:span><text:span text:style-name="T15">index</text:span><text:span text:style-name="T13">=</text:span><text:span text:style-name="T7">False</text:span><text:span text:style-name="T13">)</text:span></text:p><text:p text:style-name="P20"><text:span text:style-name="T4">   </text:span><text:span text:style-name="T18"># Markdown table for your report</text:span></text:p><text:p text:style-name="P20"><text:span text:style-name="T4">   </text:span><text:span text:style-name="T19">print</text:span><text:span text:style-name="T13">(</text:span><text:span text:style-name="T7">df_res</text:span><text:span text:style-name="T13">.</text:span><text:span text:style-name="T14">to_markdown</text:span><text:span text:style-name="T13">(</text:span><text:span text:style-name="T15">index</text:span><text:span text:style-name="T13">=</text:span><text:span text:style-name="T7">False</text:span><text:span text:style-name="T13">))</text:span></text:p></draw:text-box></draw:frame></text:p>
        </draw:text-box>
      </draw:frame>
      <draw:frame draw:style-name="fr4" draw:name="Frame457" text:anchor-type="page" text:anchor-page-number="1" svg:x="0in" svg:y="0in" svg:width="0.0161in" draw:z-index="500">
        <draw:text-box fo:min-height="3.9583in">
          <text:p text:style-name="P18"/>
        </draw:text-box>
      </draw:frame>
      <draw:frame draw:style-name="fr4" draw:name="Frame456" text:anchor-type="page" text:anchor-page-number="1" svg:x="0in" svg:y="0in" svg:width="0.0161in" draw:z-index="499">
        <draw:text-box fo:min-height="0.0161in">
          <text:p text:style-name="P18"/>
        </draw:text-box>
      </draw:frame>
      <draw:frame draw:style-name="fr4" draw:name="Frame451" text:anchor-type="page" text:anchor-page-number="1" svg:x="0in" svg:y="0in" svg:width="7.0835in" draw:z-index="498">
        <draw:text-box fo:min-height="0.0161in">
          <text:p text:style-name="P18"/>
        </draw:text-box>
      </draw:frame>
      <draw:frame draw:style-name="fr4" draw:name="Frame449" text:anchor-type="page" text:anchor-page-number="1" svg:x="0in" svg:y="0in" svg:width="0.0161in" draw:z-index="496">
        <draw:text-box fo:min-height="0.0161in">
          <text:p text:style-name="P18"><draw:frame draw:style-name="fr3" draw:name="Frame450" text:anchor-type="char" svg:width="7.0835in" draw:z-index="497"><draw:text-box fo:min-height="0.2917in"><text:p text:style-name="P20"><text:span text:style-name="T4">   </text:span><text:span text:style-name="T7">ckpts </text:span><text:span text:style-name="T13">=</text:span><text:span text:style-name="T7"> </text:span><text:span text:style-name="T19">sorted</text:span><text:span text:style-name="T13">(</text:span><text:span text:style-name="T7">EXP_DIR</text:span><text:span text:style-name="T13">.</text:span><text:span text:style-name="T14">rglob</text:span><text:span text:style-name="T13">(</text:span><text:span text:style-name="T16">"*.pth"</text:span><text:span text:style-name="T13">))</text:span></text:p></draw:text-box></draw:frame></text:p>
        </draw:text-box>
      </draw:frame>
      <draw:frame draw:style-name="fr4" draw:name="Frame446" text:anchor-type="page" text:anchor-page-number="1" svg:x="0in" svg:y="0in" svg:width="0.0161in" draw:z-index="495">
        <draw:text-box fo:min-height="0.2917in">
          <text:p text:style-name="P18"/>
        </draw:text-box>
      </draw:frame>
      <draw:frame draw:style-name="fr4" draw:name="Frame445" text:anchor-type="page" text:anchor-page-number="1" svg:x="0in" svg:y="0in" svg:width="0.0161in" draw:z-index="494">
        <draw:text-box fo:min-height="0.0161in">
          <text:p text:style-name="P18"/>
        </draw:text-box>
      </draw:frame>
      <draw:frame draw:style-name="fr4" draw:name="Frame440" text:anchor-type="page" text:anchor-page-number="1" svg:x="0in" svg:y="0in" svg:width="7.0835in" draw:z-index="493">
        <draw:text-box fo:min-height="0.0161in">
          <text:p text:style-name="P18"/>
        </draw:text-box>
      </draw:frame>
      <draw:frame draw:style-name="fr4" draw:name="Frame439" text:anchor-type="page" text:anchor-page-number="1" svg:x="0in" svg:y="0in" svg:width="7.0835in" draw:z-index="492">
        <draw:text-box fo:min-height="0.0626in">
          <text:p text:style-name="P18"/>
        </draw:text-box>
      </draw:frame>
      <draw:frame draw:style-name="fr4" draw:name="Frame435" text:anchor-type="page" text:anchor-page-number="1" svg:x="0in" svg:y="-0.1043in" svg:width="0.0161in" draw:z-index="490">
        <draw:text-box fo:min-height="0.0161in">
          <text:p text:style-name="P18"><draw:frame draw:style-name="fr3" draw:name="Frame436" text:anchor-type="char" svg:width="10.7189in" draw:z-index="491"><draw:text-box fo:min-height="5.0626in"><text:p text:style-name="P24">"""03_checkpoint_eval_and_metrics.ipynb</text:p><text:p text:style-name="P24">Goal</text:p><text:p text:style-name="P25"><text:span text:style-name="T5">- Iterate over all `.pth` checkpoints under `./Experiments` (and possibly baseline `AE epoch initial original -1.pth`).</text:span></text:p><text:p text:style-name="P24">- For each checkpoint:</text:p><text:p text:style-name="P20"><text:span text:style-name="T5">    </text:span><text:span text:style-name="T16">- Infer transformer hyperparameters (d_model, n_heads, ff_dim, etc.) from the saved `state_dict` (and/or any config in the checkpoint).</text:span></text:p><text:p text:style-name="P20"><text:span text:style-name="T5">    </text:span><text:span text:style-name="T16">- Reconstruct the appropriate transformer model class and load the weights.</text:span></text:p><text:p text:style-name="P20"><text:span text:style-name="T5">    </text:span><text:span text:style-name="T16">- Run the same test forward pass as `meta.ipynb` (import or re-use helper functions instead of modifying them).</text:span></text:p><text:p text:style-name="P20"><text:span text:style-name="T5">    </text:span><text:span text:style-name="T16">- Compute all metrics used in training (WS distance, KL divergence, etc.; via the existing `update_metrics` logic where possible).</text:span></text:p><text:p text:style-name="P20"><text:span text:style-name="T5">    </text:span><text:span text:style-name="T16">- Also compute metrics for any </text:span><text:span text:style-name="T13">\"</text:span><text:span text:style-name="T16">finetuned weights</text:span><text:span text:style-name="T13">\"</text:span><text:span text:style-name="T16"> that exist in the per-experiment CSVs.</text:span></text:p><text:p text:style-name="P25"><text:span text:style-name="T5">- Aggregate all results into a single pandas DataFrame and emit a markdown table summarizing metrics per checkpoint.</text:span></text:p><text:p text:style-name="P24">Constraints</text:p><text:p text:style-name="P25"><text:span text:style-name="T5">- Do not alter existing checkpoints or code; this is a pure evaluation notebook.</text:span></text:p><text:p text:style-name="P25"><text:span text:style-name="T5">- Be robust to dimension mismatches and degenerate checkpoints; log failures and continue.</text:span></text:p><text:p text:style-name="P24">"""</text:p><text:p text:style-name="P25"><text:span text:style-name="T20">from</text:span><text:span text:style-name="T4"> pathlib </text:span><text:span text:style-name="T20">import</text:span><text:span text:style-name="T4"> Path</text:span></text:p><text:p text:style-name="P25"><text:span text:style-name="T20">import</text:span><text:span text:style-name="T4"> re</text:span></text:p><text:p text:style-name="P25"><text:span text:style-name="T20">import</text:span><text:span text:style-name="T4"> torch</text:span></text:p><text:p text:style-name="P25"><text:span text:style-name="T20">import</text:span><text:span text:style-name="T4"> pandas </text:span><text:span text:style-name="T20">as</text:span><text:span text:style-name="T4"> pd</text:span></text:p><text:p text:style-name="P25"><text:span text:style-name="T4">ROOT </text:span><text:span text:style-name="T21">=</text:span><text:span text:style-name="T4"> </text:span><text:span text:style-name="T22">Path</text:span><text:span text:style-name="T21">(</text:span><text:span text:style-name="T5">".."</text:span><text:span text:style-name="T21">).</text:span><text:span text:style-name="T22">resolve</text:span><text:span text:style-name="T21">()</text:span></text:p><text:p text:style-name="P25"><text:span text:style-name="T4">EXP_DIR </text:span><text:span text:style-name="T21">=</text:span><text:span text:style-name="T4"> ROOT </text:span><text:span text:style-name="T21">/</text:span><text:span text:style-name="T4"> </text:span><text:span text:style-name="T5">"Experiments"</text:span></text:p><text:p text:style-name="P25"><text:span text:style-name="T4">DATA_DIR </text:span><text:span text:style-name="T21">=</text:span><text:span text:style-name="T4"> ROOT </text:span><text:span text:style-name="T21">/</text:span><text:span text:style-name="T4"> </text:span><text:span text:style-name="T5">"data"</text:span></text:p><text:p text:style-name="P25"><text:span text:style-name="T4">RESULTS_CSV </text:span><text:span text:style-name="T21">=</text:span><text:span text:style-name="T4"> ROOT </text:span><text:span text:style-name="T21">/</text:span><text:span text:style-name="T4"> </text:span><text:span text:style-name="T5">"notebooks_sandbox"</text:span><text:span text:style-name="T4"> </text:span><text:span text:style-name="T21">/</text:span><text:span text:style-name="T4"> </text:span><text:span text:style-name="T5">"checkpoint_eval_results.csv"</text:span></text:p><text:p text:style-name="P25"><text:span text:style-name="T4">ROOT</text:span><text:span text:style-name="T21">,</text:span><text:span text:style-name="T4"> EXP_DIR</text:span><text:span text:style-name="T21">,</text:span><text:span text:style-name="T4"> DATA_DIR</text:span><text:span text:style-name="T21">,</text:span><text:span text:style-name="T4"> RESULTS_CSV</text:span></text:p></draw:text-box></draw:frame></text:p>
        </draw:text-box>
      </draw:frame>
      <draw:frame draw:style-name="fr4" draw:name="Frame432" text:anchor-type="page" text:anchor-page-number="1" svg:x="0in" svg:y="0in" svg:width="0.0161in" draw:z-index="489">
        <draw:text-box fo:min-height="5.0626in">
          <text:p text:style-name="P18"/>
        </draw:text-box>
      </draw:frame>
      <draw:frame draw:style-name="fr4" draw:name="Frame431" text:anchor-type="page" text:anchor-page-number="1" svg:x="0in" svg:y="0in" svg:width="0.0161in" draw:z-index="488">
        <draw:text-box fo:min-height="0.0161in">
          <text:p text:style-name="P18"/>
        </draw:text-box>
      </draw:frame>
      <draw:frame draw:style-name="fr4" draw:name="Frame426" text:anchor-type="page" text:anchor-page-number="1" svg:x="0in" svg:y="0in" svg:width="7.0835in" draw:z-index="485">
        <draw:text-box fo:min-height="0.0161in">
          <text:p text:style-name="P18"/>
        </draw:text-box>
      </draw:frame>
      <draw:frame draw:style-name="fr4" draw:name="Frame424" text:anchor-type="page" text:anchor-page-number="1" svg:x="0in" svg:y="0in" svg:width="0.0161in" draw:z-index="421">
        <draw:text-box fo:min-height="0.0161in">
          <text:p text:style-name="P18"><draw:frame draw:style-name="fr3" draw:name="Frame425" text:anchor-type="char" svg:width="7.0835in" draw:z-index="428"><draw:text-box fo:min-height="5.7917in"><text:p text:style-name="P20"><text:span text:style-name="T4">   </text:span><text:span text:style-name="T7">saved </text:span><text:span text:style-name="T13">=</text:span><text:span text:style-name="T7"> torch</text:span><text:span text:style-name="T13">.</text:span><text:span text:style-name="T14">load</text:span><text:span text:style-name="T13">(</text:span><text:span text:style-name="T7">TENSOR_DIR </text:span><text:span text:style-name="T13">/</text:span><text:span text:style-name="T7"> </text:span><text:span text:style-name="T16">"epoch0_batches.pt"</text:span><text:span text:style-name="T13">)</text:span></text:p><text:p text:style-name="P20"><text:span text:style-name="T4">   </text:span><text:span text:style-name="T7">loaded_tensor </text:span><text:span text:style-name="T13">=</text:span><text:span text:style-name="T7"> saved</text:span><text:span text:style-name="T13">[</text:span><text:span text:style-name="T16">"loaded"</text:span><text:span text:style-name="T13">]</text:span></text:p><text:p text:style-name="P20"><text:span text:style-name="T4">   </text:span><text:span text:style-name="T7">tensor_ds </text:span><text:span text:style-name="T13">=</text:span><text:span text:style-name="T7"> </text:span><text:span text:style-name="T14">TensorDataset</text:span><text:span text:style-name="T13">(</text:span><text:span text:style-name="T7">loaded_tensor</text:span><text:span text:style-name="T13">)</text:span><text:span text:style-name="T7">  </text:span><text:span text:style-name="T18"># if you only need weights</text:span></text:p><text:p text:style-name="P20"><text:span text:style-name="T4">   </text:span><text:span text:style-name="T7">tensor_loader </text:span><text:span text:style-name="T13">=</text:span><text:span text:style-name="T7"> </text:span><text:span text:style-name="T14">DataLoader</text:span><text:span text:style-name="T13">(</text:span><text:span text:style-name="T7">tensor_ds</text:span><text:span text:style-name="T13">,</text:span><text:span text:style-name="T7"> </text:span><text:span text:style-name="T15">batch_size</text:span><text:span text:style-name="T13">=</text:span><text:span text:style-name="T7">ds</text:span><text:span text:style-name="T13">.</text:span><text:span text:style-name="T7">batch_size</text:span><text:span text:style-name="T13">,</text:span><text:span text:style-name="T7"> </text:span><text:span text:style-name="T15">shuffle</text:span><text:span text:style-name="T13">=</text:span><text:span text:style-name="T7">True</text:span><text:span text:style-name="T13">)</text:span></text:p><text:p text:style-name="P20"><text:span text:style-name="T4">   </text:span><text:span text:style-name="T18"># Minimal transformer imported from your code or redefined here</text:span></text:p><text:p text:style-name="P20"><text:span text:style-name="T4">   </text:span><text:span text:style-name="T30">from</text:span><text:span text:style-name="T7"> Double_input_transformer </text:span><text:span text:style-name="T30">import</text:span><text:span text:style-name="T7"> TransformerModel  </text:span><text:span text:style-name="T18"># adjust to your class name</text:span></text:p><text:p text:style-name="P20"><text:span text:style-name="T4">   </text:span><text:span text:style-name="T7">model </text:span><text:span text:style-name="T13">=</text:span><text:span text:style-name="T7"> </text:span><text:span text:style-name="T14">TransformerModel</text:span><text:span text:style-name="T13">(</text:span><text:span text:style-name="T32">...</text:span><text:span text:style-name="T13">)</text:span></text:p><text:p text:style-name="P20"><text:span text:style-name="T4">   </text:span><text:span text:style-name="T7">model</text:span><text:span text:style-name="T13">.</text:span><text:span text:style-name="T14">to</text:span><text:span text:style-name="T13">(</text:span><text:span text:style-name="T16">"cuda"</text:span><text:span text:style-name="T7"> </text:span><text:span text:style-name="T30">if</text:span><text:span text:style-name="T7"> torch</text:span><text:span text:style-name="T13">.</text:span><text:span text:style-name="T7">cuda</text:span><text:span text:style-name="T13">.</text:span><text:span text:style-name="T14">is_available</text:span><text:span text:style-name="T13">()</text:span><text:span text:style-name="T7"> </text:span><text:span text:style-name="T30">else</text:span><text:span text:style-name="T7"> </text:span><text:span text:style-name="T16">"cpu"</text:span><text:span text:style-name="T13">)</text:span></text:p><text:p text:style-name="P20"><text:span text:style-name="T4">   </text:span><text:span text:style-name="T7">opt </text:span><text:span text:style-name="T13">=</text:span><text:span text:style-name="T7"> torch</text:span><text:span text:style-name="T13">.</text:span><text:span text:style-name="T7">optim</text:span><text:span text:style-name="T13">.</text:span><text:span text:style-name="T14">Adam</text:span><text:span text:style-name="T13">(</text:span><text:span text:style-name="T7">model</text:span><text:span text:style-name="T13">.</text:span><text:span text:style-name="T14">parameters</text:span><text:span text:style-name="T13">(),</text:span><text:span text:style-name="T7"> </text:span><text:span text:style-name="T15">lr</text:span><text:span text:style-name="T13">=</text:span><text:span text:style-name="T8">1e-4</text:span><text:span text:style-name="T13">)</text:span></text:p><text:p text:style-name="P20"><text:span text:style-name="T4">   </text:span><text:span text:style-name="T6">def</text:span><text:span text:style-name="T7"> </text:span><text:span text:style-name="T19">train_loop</text:span><text:span text:style-name="T7">(</text:span><text:span text:style-name="T28">loader</text:span><text:span text:style-name="T7">, </text:span><text:span text:style-name="T28">n_steps</text:span><text:span text:style-name="T13">=</text:span><text:span text:style-name="T8">50</text:span><text:span text:style-name="T7">):</text:span></text:p><text:p text:style-name="P20"><text:span text:style-name="T4">       </text:span><text:span text:style-name="T7">start </text:span><text:span text:style-name="T13">=</text:span><text:span text:style-name="T7"> time</text:span><text:span text:style-name="T13">.</text:span><text:span text:style-name="T14">time</text:span><text:span text:style-name="T13">()</text:span></text:p><text:p text:style-name="P20"><text:span text:style-name="T4">       </text:span><text:span text:style-name="T30">for</text:span><text:span text:style-name="T7"> step</text:span><text:span text:style-name="T13">,</text:span><text:span text:style-name="T7"> </text:span><text:span text:style-name="T13">(</text:span><text:span text:style-name="T7">x</text:span><text:span text:style-name="T13">,)</text:span><text:span text:style-name="T7"> </text:span><text:span text:style-name="T30">in</text:span><text:span text:style-name="T7"> </text:span><text:span text:style-name="T19">enumerate</text:span><text:span text:style-name="T13">(</text:span><text:span text:style-name="T7">loader</text:span><text:span text:style-name="T13">)</text:span><text:span text:style-name="T7">:</text:span></text:p><text:p text:style-name="P20"><text:span text:style-name="T4">           </text:span><text:span text:style-name="T30">if</text:span><text:span text:style-name="T7"> step </text:span><text:span text:style-name="T13">&gt;=</text:span><text:span text:style-name="T7"> n_steps:</text:span></text:p><text:p text:style-name="P20"><text:span text:style-name="T4">               </text:span><text:span text:style-name="T30">break</text:span></text:p><text:p text:style-name="P20"><text:span text:style-name="T4">           </text:span><text:span text:style-name="T7">x </text:span><text:span text:style-name="T13">=</text:span><text:span text:style-name="T7"> x</text:span><text:span text:style-name="T13">.</text:span><text:span text:style-name="T14">to</text:span><text:span text:style-name="T13">(</text:span><text:span text:style-name="T7">model</text:span><text:span text:style-name="T13">.</text:span><text:span text:style-name="T7">device</text:span><text:span text:style-name="T13">)</text:span></text:p><text:p text:style-name="P20"><text:span text:style-name="T4">           </text:span><text:span text:style-name="T7">out </text:span><text:span text:style-name="T13">=</text:span><text:span text:style-name="T7"> </text:span><text:span text:style-name="T14">model</text:span><text:span text:style-name="T13">(</text:span><text:span text:style-name="T7">x</text:span><text:span text:style-name="T13">)</text:span></text:p><text:p text:style-name="P20"><text:span text:style-name="T4">           </text:span><text:span text:style-name="T7">loss </text:span><text:span text:style-name="T13">=</text:span><text:span text:style-name="T7"> </text:span><text:span text:style-name="T32">...</text:span><text:span text:style-name="T7">  </text:span><text:span text:style-name="T18"># simple surrogate</text:span></text:p><text:p text:style-name="P20"><text:span text:style-name="T4">           </text:span><text:span text:style-name="T7">opt</text:span><text:span text:style-name="T13">.</text:span><text:span text:style-name="T14">zero_grad</text:span><text:span text:style-name="T13">()</text:span></text:p><text:p text:style-name="P20"><text:span text:style-name="T4">           </text:span><text:span text:style-name="T7">loss</text:span><text:span text:style-name="T13">.</text:span><text:span text:style-name="T14">backward</text:span><text:span text:style-name="T13">()</text:span></text:p><text:p text:style-name="P20"><text:span text:style-name="T4">           </text:span><text:span text:style-name="T7">opt</text:span><text:span text:style-name="T13">.</text:span><text:span text:style-name="T14">step</text:span><text:span text:style-name="T13">()</text:span></text:p><text:p text:style-name="P20"><text:span text:style-name="T4">       </text:span><text:span text:style-name="T30">return</text:span><text:span text:style-name="T7"> time</text:span><text:span text:style-name="T13">.</text:span><text:span text:style-name="T14">time</text:span><text:span text:style-name="T13">()</text:span><text:span text:style-name="T7"> </text:span><text:span text:style-name="T13">-</text:span><text:span text:style-name="T7"> start</text:span></text:p><text:p text:style-name="P20"><text:span text:style-name="T4">   </text:span><text:span text:style-name="T18"># Benchmark</text:span></text:p><text:p text:style-name="P20"><text:span text:style-name="T4">   </text:span><text:span text:style-name="T7">t_tensor </text:span><text:span text:style-name="T13">=</text:span><text:span text:style-name="T7"> </text:span><text:span text:style-name="T14">train_loop</text:span><text:span text:style-name="T13">(</text:span><text:span text:style-name="T7">tensor_loader</text:span><text:span text:style-name="T13">)</text:span></text:p><text:p text:style-name="P20"><text:span text:style-name="T4">   </text:span><text:span text:style-name="T19">print</text:span><text:span text:style-name="T13">(</text:span><text:span text:style-name="T16">"TensorDataset loop seconds:"</text:span><text:span text:style-name="T13">,</text:span><text:span text:style-name="T7"> t_tensor</text:span><text:span text:style-name="T13">)</text:span></text:p><text:p text:style-name="P20"><text:span text:style-name="T4">   </text:span><text:span text:style-name="T18"># Compare to original CustomDataset + DataLoader</text:span></text:p><text:p text:style-name="P20"><text:span text:style-name="T4">   </text:span><text:span text:style-name="T7">orig_loader </text:span><text:span text:style-name="T13">=</text:span><text:span text:style-name="T7"> </text:span><text:span text:style-name="T14">DataLoader</text:span><text:span text:style-name="T13">(</text:span><text:span text:style-name="T7">ds</text:span><text:span text:style-name="T13">,</text:span><text:span text:style-name="T7"> </text:span><text:span text:style-name="T15">batch_size</text:span><text:span text:style-name="T13">=</text:span><text:span text:style-name="T8">1</text:span><text:span text:style-name="T13">,</text:span><text:span text:style-name="T7"> </text:span><text:span text:style-name="T15">shuffle</text:span><text:span text:style-name="T13">=</text:span><text:span text:style-name="T7">True</text:span><text:span text:style-name="T13">)</text:span></text:p><text:p text:style-name="P20"><text:span text:style-name="T4">   </text:span><text:span text:style-name="T7">t_orig </text:span><text:span text:style-name="T13">=</text:span><text:span text:style-name="T7"> </text:span><text:span text:style-name="T14">train_loop</text:span><text:span text:style-name="T13">(</text:span><text:span text:style-name="T7">orig_loader</text:span><text:span text:style-name="T13">)</text:span></text:p><text:p text:style-name="P20"><text:span text:style-name="T4">   </text:span><text:span text:style-name="T19">print</text:span><text:span text:style-name="T13">(</text:span><text:span text:style-name="T16">"Original dataset loop seconds:"</text:span><text:span text:style-name="T13">,</text:span><text:span text:style-name="T7"> t_orig</text:span><text:span text:style-name="T13">)</text:span></text:p></draw:text-box></draw:frame></text:p>
        </draw:text-box>
      </draw:frame>
      <draw:frame draw:style-name="fr4" draw:name="Frame421" text:anchor-type="page" text:anchor-page-number="1" svg:x="0in" svg:y="0in" svg:width="0.0161in" draw:z-index="420">
        <draw:text-box fo:min-height="5.7917in">
          <text:p text:style-name="P18"/>
        </draw:text-box>
      </draw:frame>
      <draw:frame draw:style-name="fr4" draw:name="Frame420" text:anchor-type="page" text:anchor-page-number="1" svg:x="0in" svg:y="0in" svg:width="0.0161in" draw:z-index="417">
        <draw:text-box fo:min-height="0.0161in">
          <text:p text:style-name="P18"/>
        </draw:text-box>
      </draw:frame>
      <draw:frame draw:style-name="fr4" draw:name="Frame415" text:anchor-type="page" text:anchor-page-number="1" svg:x="0in" svg:y="0in" svg:width="7.0835in" draw:z-index="412">
        <draw:text-box fo:min-height="0.0161in">
          <text:p text:style-name="P18"/>
        </draw:text-box>
      </draw:frame>
      <draw:frame draw:style-name="fr4" draw:name="Frame414" text:anchor-type="page" text:anchor-page-number="1" svg:x="0in" svg:y="0in" svg:width="7.0835in" draw:z-index="411">
        <draw:text-box fo:min-height="0.0626in">
          <text:p text:style-name="P18"/>
        </draw:text-box>
      </draw:frame>
      <draw:frame draw:style-name="fr4" draw:name="Frame410" text:anchor-type="page" text:anchor-page-number="1" svg:x="0in" svg:y="-0.1043in" svg:width="0.0161in" draw:z-index="409">
        <draw:text-box fo:min-height="0.0161in">
          <text:p text:style-name="P18"><draw:frame draw:style-name="fr3" draw:name="Frame411" text:anchor-type="char" svg:width="7.198in" draw:z-index="410"><draw:text-box fo:min-height="1.8957in"><text:p text:style-name="P20"><text:span text:style-name="T4">   </text:span><text:span text:style-name="T7">all_loaded </text:span><text:span text:style-name="T13">=</text:span><text:span text:style-name="T7"> </text:span><text:span text:style-name="T13">[]</text:span></text:p><text:p text:style-name="P20"><text:span text:style-name="T4">   </text:span><text:span text:style-name="T7">all_meta </text:span><text:span text:style-name="T13">=</text:span><text:span text:style-name="T7"> </text:span><text:span text:style-name="T13">[]</text:span></text:p><text:p text:style-name="P20"><text:span text:style-name="T4">   </text:span><text:span text:style-name="T30">for</text:span><text:span text:style-name="T7"> i </text:span><text:span text:style-name="T30">in</text:span><text:span text:style-name="T7"> </text:span><text:span text:style-name="T19">range</text:span><text:span text:style-name="T13">(</text:span><text:span text:style-name="T19">len</text:span><text:span text:style-name="T13">(</text:span><text:span text:style-name="T7">ds</text:span><text:span text:style-name="T13">))</text:span><text:span text:style-name="T7">:</text:span></text:p><text:p text:style-name="P20"><text:span text:style-name="T4">       </text:span><text:span text:style-name="T7">loaded</text:span><text:span text:style-name="T13">,</text:span><text:span text:style-name="T7"> batch</text:span><text:span text:style-name="T13">,</text:span><text:span text:style-name="T7"> L_ACC</text:span><text:span text:style-name="T13">,</text:span><text:span text:style-name="T7"> L_idx </text:span><text:span text:style-name="T13">=</text:span><text:span text:style-name="T7"> ds</text:span><text:span text:style-name="T13">[</text:span><text:span text:style-name="T7">i</text:span><text:span text:style-name="T13">]</text:span></text:p><text:p text:style-name="P20"><text:span text:style-name="T4">       </text:span><text:span text:style-name="T7">all_loaded</text:span><text:span text:style-name="T13">.</text:span><text:span text:style-name="T14">append</text:span><text:span text:style-name="T13">(</text:span><text:span text:style-name="T7">loaded</text:span><text:span text:style-name="T13">)</text:span><text:span text:style-name="T7">  </text:span><text:span text:style-name="T18"># shape: [batch, 3, seq_len]</text:span></text:p><text:p text:style-name="P20"><text:span text:style-name="T4">       </text:span><text:span text:style-name="T7">all_meta</text:span><text:span text:style-name="T13">.</text:span><text:span text:style-name="T14">append</text:span><text:span text:style-name="T13">((</text:span><text:span text:style-name="T7">batch</text:span><text:span text:style-name="T13">,</text:span><text:span text:style-name="T7"> L_ACC</text:span><text:span text:style-name="T13">,</text:span><text:span text:style-name="T7"> L_idx</text:span><text:span text:style-name="T13">))</text:span></text:p><text:p text:style-name="P20"><text:span text:style-name="T4">   </text:span><text:span text:style-name="T7">loaded_tensor </text:span><text:span text:style-name="T13">=</text:span><text:span text:style-name="T7"> torch</text:span><text:span text:style-name="T13">.</text:span><text:span text:style-name="T14">cat</text:span><text:span text:style-name="T13">(</text:span><text:span text:style-name="T7">all_loaded</text:span><text:span text:style-name="T13">,</text:span><text:span text:style-name="T7"> </text:span><text:span text:style-name="T15">dim</text:span><text:span text:style-name="T13">=</text:span><text:span text:style-name="T8">0</text:span><text:span text:style-name="T13">)</text:span></text:p><text:p text:style-name="P20"><text:span text:style-name="T4">   </text:span><text:span text:style-name="T7">torch</text:span><text:span text:style-name="T13">.</text:span><text:span text:style-name="T14">save</text:span><text:span text:style-name="T13">(</text:span><text:span text:style-name="T7">{</text:span><text:span text:style-name="T16">"loaded"</text:span><text:span text:style-name="T7">: loaded_tensor</text:span><text:span text:style-name="T13">,</text:span><text:span text:style-name="T7"> </text:span><text:span text:style-name="T16">"meta"</text:span><text:span text:style-name="T7">: all_meta}</text:span><text:span text:style-name="T13">,</text:span><text:span text:style-name="T7"> TENSOR_DIR </text:span><text:span text:style-name="T13">/</text:span><text:span text:style-name="T7"> </text:span><text:span text:style-name="T16">"epoch0_batches.pt"</text:span><text:span text:style-name="T13">)</text:span></text:p></draw:text-box></draw:frame></text:p>
        </draw:text-box>
      </draw:frame>
      <draw:frame draw:style-name="fr4" draw:name="Frame407" text:anchor-type="page" text:anchor-page-number="1" svg:x="0in" svg:y="0in" svg:width="0.0161in" draw:z-index="406">
        <draw:text-box fo:min-height="1.8957in">
          <text:p text:style-name="P18"/>
        </draw:text-box>
      </draw:frame>
      <draw:frame draw:style-name="fr4" draw:name="Frame406" text:anchor-type="page" text:anchor-page-number="1" svg:x="0in" svg:y="0in" svg:width="0.0161in" draw:z-index="405">
        <draw:text-box fo:min-height="0.0161in">
          <text:p text:style-name="P18"/>
        </draw:text-box>
      </draw:frame>
      <draw:frame draw:style-name="fr4" draw:name="Frame401" text:anchor-type="page" text:anchor-page-number="1" svg:x="0in" svg:y="0in" svg:width="7.0835in" draw:z-index="400">
        <draw:text-box fo:min-height="0.0161in">
          <text:p text:style-name="P18"/>
        </draw:text-box>
      </draw:frame>
      <draw:frame draw:style-name="fr4" draw:name="Frame400" text:anchor-type="page" text:anchor-page-number="1" svg:x="0in" svg:y="0in" svg:width="7.0835in" draw:z-index="399">
        <draw:text-box fo:min-height="0.0626in">
          <text:p text:style-name="P18"/>
        </draw:text-box>
      </draw:frame>
      <draw:frame draw:style-name="fr4" draw:name="Frame396" text:anchor-type="page" text:anchor-page-number="1" svg:x="0in" svg:y="-0.1043in" svg:width="0.0161in" draw:z-index="395">
        <draw:text-box fo:min-height="0.0161in">
          <text:p text:style-name="P18"><draw:frame draw:style-name="fr3" draw:name="Frame397" text:anchor-type="char" svg:width="8.5417in" draw:z-index="396"><draw:text-box fo:min-height="0.8957in"><text:p text:style-name="P20"><text:span text:style-name="T4">   </text:span><text:span text:style-name="T18"># Example: fake L_exp, replace with real generation logic from meta.ipynb</text:span></text:p><text:p text:style-name="P20"><text:span text:style-name="T4">   </text:span><text:span text:style-name="T7">L_exp </text:span><text:span text:style-name="T13">=</text:span><text:span text:style-name="T7"> </text:span><text:span text:style-name="T13">[</text:span><text:span text:style-name="T32">...</text:span><text:span text:style-name="T13">]</text:span><text:span text:style-name="T7">  </text:span><text:span text:style-name="T18"># list of (label1, label2, epoch_key, activ_key)</text:span></text:p><text:p text:style-name="P20"><text:span text:style-name="T4">   </text:span><text:span text:style-name="T7">ds </text:span><text:span text:style-name="T13">=</text:span><text:span text:style-name="T7"> </text:span><text:span text:style-name="T14">CustomDataset</text:span><text:span text:style-name="T13">(</text:span><text:span text:style-name="T15">L_exp</text:span><text:span text:style-name="T13">=</text:span><text:span text:style-name="T7">L_exp</text:span><text:span text:style-name="T13">,</text:span><text:span text:style-name="T7"> </text:span><text:span text:style-name="T15">batch_size</text:span><text:span text:style-name="T13">=</text:span><text:span text:style-name="T8">20</text:span><text:span text:style-name="T13">,</text:span><text:span text:style-name="T7"> </text:span><text:span text:style-name="T15">batch_limit</text:span><text:span text:style-name="T13">=</text:span><text:span text:style-name="T19">len</text:span><text:span text:style-name="T13">(</text:span><text:span text:style-name="T7">L_exp</text:span><text:span text:style-name="T13">)//</text:span><text:span text:style-name="T8">20</text:span><text:span text:style-name="T13">,</text:span><text:span text:style-name="T7"> </text:span><text:span text:style-name="T15">df_path</text:span><text:span text:style-name="T13">=</text:span><text:span text:style-name="T16">"./data/Merged zoo.csv"</text:span><text:span text:style-name="T13">)</text:span></text:p></draw:text-box></draw:frame></text:p>
        </draw:text-box>
      </draw:frame>
      <draw:frame draw:style-name="fr4" draw:name="Frame393" text:anchor-type="page" text:anchor-page-number="1" svg:x="0in" svg:y="0in" svg:width="0.0161in" draw:z-index="392">
        <draw:text-box fo:min-height="0.8957in">
          <text:p text:style-name="P18"/>
        </draw:text-box>
      </draw:frame>
      <draw:frame draw:style-name="fr4" draw:name="Frame392" text:anchor-type="page" text:anchor-page-number="1" svg:x="0in" svg:y="0in" svg:width="0.0161in" draw:z-index="391">
        <draw:text-box fo:min-height="0.0161in">
          <text:p text:style-name="P18"/>
        </draw:text-box>
      </draw:frame>
      <draw:frame draw:style-name="fr4" draw:name="Frame387" text:anchor-type="page" text:anchor-page-number="1" svg:x="0in" svg:y="0in" svg:width="7.0835in" draw:z-index="386">
        <draw:text-box fo:min-height="0.0161in">
          <text:p text:style-name="P18"/>
        </draw:text-box>
      </draw:frame>
      <draw:frame draw:style-name="fr4" draw:name="Frame385" text:anchor-type="page" text:anchor-page-number="1" svg:x="0in" svg:y="0in" svg:width="0.0161in" draw:z-index="384">
        <draw:text-box fo:min-height="0.0161in">
          <text:p text:style-name="P18"><draw:frame draw:style-name="fr3" draw:name="Frame386" text:anchor-type="char" svg:width="7.0835in" draw:z-index="385"><draw:text-box fo:min-height="0.7917in"><text:p text:style-name="P20"><text:span text:style-name="T4">   </text:span><text:span text:style-name="T30">import</text:span><text:span text:style-name="T7"> importlib</text:span></text:p><text:p text:style-name="P20"><text:span text:style-name="T4">   </text:span><text:span text:style-name="T7">dd </text:span><text:span text:style-name="T13">=</text:span><text:span text:style-name="T7"> importlib</text:span><text:span text:style-name="T13">.</text:span><text:span text:style-name="T14">import_module</text:span><text:span text:style-name="T13">(</text:span><text:span text:style-name="T16">"Double_input_transformer"</text:span><text:span text:style-name="T13">)</text:span></text:p><text:p text:style-name="P20"><text:span text:style-name="T4">   </text:span><text:span text:style-name="T7">CustomDataset </text:span><text:span text:style-name="T13">=</text:span><text:span text:style-name="T7"> dd</text:span><text:span text:style-name="T13">.</text:span><text:span text:style-name="T7">CustomDataset</text:span></text:p></draw:text-box></draw:frame></text:p>
        </draw:text-box>
      </draw:frame>
      <draw:frame draw:style-name="fr4" draw:name="Frame382" text:anchor-type="page" text:anchor-page-number="1" svg:x="0in" svg:y="0in" svg:width="0.0161in" draw:z-index="381">
        <draw:text-box fo:min-height="0.7917in">
          <text:p text:style-name="P18"/>
        </draw:text-box>
      </draw:frame>
      <draw:frame draw:style-name="fr4" draw:name="Frame381" text:anchor-type="page" text:anchor-page-number="1" svg:x="0in" svg:y="0in" svg:width="0.0161in" draw:z-index="380">
        <draw:text-box fo:min-height="0.0161in">
          <text:p text:style-name="P18"/>
        </draw:text-box>
      </draw:frame>
      <draw:frame draw:style-name="fr4" draw:name="Frame376" text:anchor-type="page" text:anchor-page-number="1" svg:x="0in" svg:y="0in" svg:width="7.0835in" draw:z-index="375">
        <draw:text-box fo:min-height="0.0161in">
          <text:p text:style-name="P18"/>
        </draw:text-box>
      </draw:frame>
      <draw:frame draw:style-name="fr4" draw:name="Frame375" text:anchor-type="page" text:anchor-page-number="1" svg:x="0in" svg:y="0in" svg:width="7.0835in" draw:z-index="374">
        <draw:text-box fo:min-height="0.0626in">
          <text:p text:style-name="P18"/>
        </draw:text-box>
      </draw:frame>
      <draw:frame draw:style-name="fr4" draw:name="Frame371" text:anchor-type="page" text:anchor-page-number="1" svg:x="0in" svg:y="-0.1043in" svg:width="0.0161in" draw:z-index="370">
        <draw:text-box fo:min-height="0.0161in">
          <text:p text:style-name="P18"><draw:frame draw:style-name="fr3" draw:name="Frame372" text:anchor-type="char" svg:width="9.448in" draw:z-index="371"><draw:text-box fo:min-height="5.2291in"><text:p text:style-name="P24">"""02_batch_tensors_and_benchmark.ipynb</text:p><text:p text:style-name="P24">Goal</text:p><text:p text:style-name="P25"><text:span text:style-name="T5">- Reuse the existing search/batching logic that feeds `CustomDataset` in `Double_input_transformer.py`.</text:span></text:p><text:p text:style-name="P25"><text:span text:style-name="T5">- For a given epoch worth of training, materialize the sequence of batches into `.pt` (or `.h5`) files:</text:span></text:p><text:p text:style-name="P20"><text:span text:style-name="T5">    </text:span><text:span text:style-name="T16">- each file will contain tensors shaped like the `loaded` tensor currently returned by `CustomDataset`.</text:span></text:p><text:p text:style-name="P20"><text:span text:style-name="T5">    </text:span><text:span text:style-name="T16">- also store the accompanying metadata needed for later analysis (e.g. labels, ACC triples, row indices).</text:span></text:p><text:p text:style-name="P25"><text:span text:style-name="T5">- Build a `TensorDataset`-based dataloader from these saved tensors and run a miniature training loop for the transformer.</text:span></text:p><text:p text:style-name="P25"><text:span text:style-name="T5">- Compare wall-clock speed versus using the current on-the-fly dataset.</text:span></text:p><text:p text:style-name="P24">Constraints</text:p><text:p text:style-name="P25"><text:span text:style-name="T5">- Do not modify `meta.ipynb` or `Double_input_transformer.py`; import and reuse.</text:span></text:p><text:p text:style-name="P25"><text:span text:style-name="T5">- This notebook is a self-contained export + benchmark tool.</text:span></text:p><text:p text:style-name="P24">"""</text:p><text:p text:style-name="P25"><text:span text:style-name="T20">from</text:span><text:span text:style-name="T4"> pathlib </text:span><text:span text:style-name="T20">import</text:span><text:span text:style-name="T4"> Path</text:span></text:p><text:p text:style-name="P25"><text:span text:style-name="T20">import</text:span><text:span text:style-name="T4"> time</text:span></text:p><text:p text:style-name="P25"><text:span text:style-name="T20">import</text:span><text:span text:style-name="T4"> torch</text:span></text:p><text:p text:style-name="P25"><text:span text:style-name="T20">from</text:span><text:span text:style-name="T4"> torch</text:span><text:span text:style-name="T21">.</text:span><text:span text:style-name="T4">utils</text:span><text:span text:style-name="T21">.</text:span><text:span text:style-name="T4">data </text:span><text:span text:style-name="T20">import</text:span><text:span text:style-name="T4"> TensorDataset</text:span><text:span text:style-name="T21">,</text:span><text:span text:style-name="T4"> DataLoader</text:span></text:p><text:p text:style-name="P25"><text:span text:style-name="T20">import</text:span><text:span text:style-name="T4"> pandas </text:span><text:span text:style-name="T20">as</text:span><text:span text:style-name="T4"> pd</text:span></text:p><text:p text:style-name="P129"># Paths</text:p><text:p text:style-name="P25"><text:span text:style-name="T4">ROOT </text:span><text:span text:style-name="T21">=</text:span><text:span text:style-name="T4"> </text:span><text:span text:style-name="T22">Path</text:span><text:span text:style-name="T21">(</text:span><text:span text:style-name="T5">".."</text:span><text:span text:style-name="T21">).</text:span><text:span text:style-name="T22">resolve</text:span><text:span text:style-name="T21">()</text:span></text:p><text:p text:style-name="P25"><text:span text:style-name="T4">DATA_DIR </text:span><text:span text:style-name="T21">=</text:span><text:span text:style-name="T4"> ROOT </text:span><text:span text:style-name="T21">/</text:span><text:span text:style-name="T4"> </text:span><text:span text:style-name="T5">"data"</text:span></text:p><text:p text:style-name="P25"><text:span text:style-name="T4">TENSOR_DIR </text:span><text:span text:style-name="T21">=</text:span><text:span text:style-name="T4"> ROOT </text:span><text:span text:style-name="T21">/</text:span><text:span text:style-name="T4"> </text:span><text:span text:style-name="T5">"notebooks_sandbox"</text:span><text:span text:style-name="T4"> </text:span><text:span text:style-name="T21">/</text:span><text:span text:style-name="T4"> </text:span><text:span text:style-name="T5">"tensor_batches"</text:span></text:p><text:p text:style-name="P25"><text:span text:style-name="T4">TENSOR_DIR</text:span><text:span text:style-name="T21">.</text:span><text:span text:style-name="T22">mkdir</text:span><text:span text:style-name="T21">(</text:span><text:span text:style-name="T24">parents</text:span><text:span text:style-name="T21">=</text:span><text:span text:style-name="T4">True</text:span><text:span text:style-name="T21">,</text:span><text:span text:style-name="T4"> </text:span><text:span text:style-name="T24">exist_ok</text:span><text:span text:style-name="T21">=</text:span><text:span text:style-name="T4">True</text:span><text:span text:style-name="T21">)</text:span></text:p><text:p text:style-name="P25"><text:span text:style-name="T4">ROOT</text:span><text:span text:style-name="T21">,</text:span><text:span text:style-name="T4"> DATA_DIR</text:span><text:span text:style-name="T21">,</text:span><text:span text:style-name="T4"> TENSOR_DIR</text:span></text:p></draw:text-box></draw:frame></text:p>
        </draw:text-box>
      </draw:frame>
      <draw:frame draw:style-name="fr4" draw:name="Frame368" text:anchor-type="page" text:anchor-page-number="1" svg:x="0in" svg:y="0in" svg:width="0.0161in" draw:z-index="367">
        <draw:text-box fo:min-height="5.2291in">
          <text:p text:style-name="P18"/>
        </draw:text-box>
      </draw:frame>
      <draw:frame draw:style-name="fr4" draw:name="Frame367" text:anchor-type="page" text:anchor-page-number="1" svg:x="0in" svg:y="0in" svg:width="0.0161in" draw:z-index="366">
        <draw:text-box fo:min-height="0.0161in">
          <text:p text:style-name="P18"/>
        </draw:text-box>
      </draw:frame>
      <draw:frame draw:style-name="fr4" draw:name="Frame362" text:anchor-type="page" text:anchor-page-number="1" svg:x="0in" svg:y="0in" svg:width="7.0835in" draw:z-index="361">
        <draw:text-box fo:min-height="0.0161in">
          <text:p text:style-name="P18"/>
        </draw:text-box>
      </draw:frame>
      <draw:frame draw:style-name="fr4" draw:name="Frame361" text:anchor-type="page" text:anchor-page-number="1" svg:x="0in" svg:y="0in" svg:width="7.0835in" draw:z-index="360">
        <draw:text-box fo:min-height="0.0626in">
          <text:p text:style-name="P18"/>
        </draw:text-box>
      </draw:frame>
      <draw:frame draw:style-name="fr4" draw:name="Frame357" text:anchor-type="page" text:anchor-page-number="1" svg:x="0in" svg:y="-0.1043in" svg:width="0.0161in" draw:z-index="356">
        <draw:text-box fo:min-height="0.0161in">
          <text:p text:style-name="P18"><draw:frame draw:style-name="fr3" draw:name="Frame358" text:anchor-type="char" svg:width="9.3646in" draw:z-index="357"><draw:text-box fo:min-height="2.3957in"><text:p text:style-name="P20"><text:span text:style-name="T4">   </text:span><text:span text:style-name="T18"># Pseudocode: build separate DataFrames by init type</text:span></text:p><text:p text:style-name="P20"><text:span text:style-name="T4">   </text:span><text:span text:style-name="T7">dfs_by_init </text:span><text:span text:style-name="T13">=</text:span><text:span text:style-name="T7"> {init_name: </text:span><text:span text:style-name="T13">[]</text:span><text:span text:style-name="T7"> </text:span><text:span text:style-name="T30">for</text:span><text:span text:style-name="T7"> init_name </text:span><text:span text:style-name="T30">in</text:span><text:span text:style-name="T7"> </text:span><text:span text:style-name="T13">[</text:span><text:span text:style-name="T16">"xavier_uniform"</text:span><text:span text:style-name="T13">,</text:span><text:span text:style-name="T7"> </text:span><text:span text:style-name="T16">"uniform"</text:span><text:span text:style-name="T13">,</text:span><text:span text:style-name="T16">"kaiming_normal"</text:span><text:span text:style-name="T13">,</text:span><text:span text:style-name="T16">"xavier_normal"</text:span><text:span text:style-name="T13">,</text:span><text:span text:style-name="T16">"normal"</text:span><text:span text:style-name="T13">]</text:span><text:span text:style-name="T7">}</text:span></text:p><text:p text:style-name="P20"><text:span text:style-name="T4">   </text:span><text:span text:style-name="T30">for</text:span><text:span text:style-name="T7"> ckpt_path </text:span><text:span text:style-name="T30">in</text:span><text:span text:style-name="T7"> paths:</text:span></text:p><text:p text:style-name="P20"><text:span text:style-name="T4">       </text:span><text:span text:style-name="T18"># parse subset, activ, init</text:span></text:p><text:p text:style-name="P20"><text:span text:style-name="T4">       </text:span><text:span text:style-name="T18"># load state_dict, flatten</text:span></text:p><text:p text:style-name="P20"><text:span text:style-name="T4">       </text:span><text:span text:style-name="T18"># construct row dict with meta+weights</text:span></text:p><text:p text:style-name="P20"><text:span text:style-name="T4">       </text:span><text:span text:style-name="T7">dfs_by_init</text:span><text:span text:style-name="T13">[</text:span><text:span text:style-name="T7">init_name</text:span><text:span text:style-name="T13">].</text:span><text:span text:style-name="T14">append</text:span><text:span text:style-name="T13">(</text:span><text:span text:style-name="T7">row_dict</text:span><text:span text:style-name="T13">)</text:span></text:p><text:p text:style-name="P20"><text:span text:style-name="T4">   </text:span><text:span text:style-name="T30">for</text:span><text:span text:style-name="T7"> init_name</text:span><text:span text:style-name="T13">,</text:span><text:span text:style-name="T7"> rows </text:span><text:span text:style-name="T30">in</text:span><text:span text:style-name="T7"> dfs_by_init</text:span><text:span text:style-name="T13">.</text:span><text:span text:style-name="T14">items</text:span><text:span text:style-name="T13">()</text:span><text:span text:style-name="T7">:</text:span></text:p><text:p text:style-name="P20"><text:span text:style-name="T4">       </text:span><text:span text:style-name="T7">df_new </text:span><text:span text:style-name="T13">=</text:span><text:span text:style-name="T7"> pd</text:span><text:span text:style-name="T13">.</text:span><text:span text:style-name="T14">DataFrame</text:span><text:span text:style-name="T13">(</text:span><text:span text:style-name="T7">rows</text:span><text:span text:style-name="T13">,</text:span><text:span text:style-name="T7"> </text:span><text:span text:style-name="T15">columns</text:span><text:span text:style-name="T13">=</text:span><text:span text:style-name="T7">df_merged</text:span><text:span text:style-name="T13">.</text:span><text:span text:style-name="T7">columns</text:span><text:span text:style-name="T13">)</text:span></text:p><text:p text:style-name="P20"><text:span text:style-name="T4">       </text:span><text:span text:style-name="T7">out_path </text:span><text:span text:style-name="T13">=</text:span><text:span text:style-name="T7"> OUTPUT_DIR </text:span><text:span text:style-name="T13">/</text:span><text:span text:style-name="T7"> </text:span><text:span text:style-name="T6">f</text:span><text:span text:style-name="T16">"Merged_zoo_</text:span><text:span text:style-name="T17">{</text:span><text:span text:style-name="T7">init_name</text:span><text:span text:style-name="T17">}</text:span><text:span text:style-name="T16">.csv"</text:span></text:p><text:p text:style-name="P20"><text:span text:style-name="T4">       </text:span><text:span text:style-name="T7">df_new</text:span><text:span text:style-name="T13">.</text:span><text:span text:style-name="T14">to_csv</text:span><text:span text:style-name="T13">(</text:span><text:span text:style-name="T7">out_path</text:span><text:span text:style-name="T13">,</text:span><text:span text:style-name="T7"> </text:span><text:span text:style-name="T15">index</text:span><text:span text:style-name="T13">=</text:span><text:span text:style-name="T7">False</text:span><text:span text:style-name="T13">)</text:span></text:p></draw:text-box></draw:frame></text:p>
        </draw:text-box>
      </draw:frame>
      <draw:frame draw:style-name="fr4" draw:name="Frame354" text:anchor-type="page" text:anchor-page-number="1" svg:x="0in" svg:y="0in" svg:width="0.0161in" draw:z-index="353">
        <draw:text-box fo:min-height="2.3957in">
          <text:p text:style-name="P18"/>
        </draw:text-box>
      </draw:frame>
      <draw:frame draw:style-name="fr4" draw:name="Frame353" text:anchor-type="page" text:anchor-page-number="1" svg:x="0in" svg:y="0in" svg:width="0.0161in" draw:z-index="352">
        <draw:text-box fo:min-height="0.0161in">
          <text:p text:style-name="P18"/>
        </draw:text-box>
      </draw:frame>
      <draw:frame draw:style-name="fr4" draw:name="Frame348" text:anchor-type="page" text:anchor-page-number="1" svg:x="0in" svg:y="0in" svg:width="7.0835in" draw:z-index="347">
        <draw:text-box fo:min-height="0.0161in">
          <text:p text:style-name="P18"/>
        </draw:text-box>
      </draw:frame>
      <draw:frame draw:style-name="fr4" draw:name="Frame346" text:anchor-type="page" text:anchor-page-number="1" svg:x="0in" svg:y="0in" svg:width="0.0161in" draw:z-index="345">
        <draw:text-box fo:min-height="0.0161in">
          <text:p text:style-name="P18"><draw:frame draw:style-name="fr3" draw:name="Frame347" text:anchor-type="char" svg:width="7.0835in" draw:z-index="346"><draw:text-box fo:min-height="1.9583in"><text:p text:style-name="P20"><text:span text:style-name="T4">     </text:span><text:span text:style-name="T30">from</text:span><text:span text:style-name="T7"> useful</text:span><text:span text:style-name="T13">.</text:span><text:span text:style-name="T7">Silu </text:span><text:span text:style-name="T30">import</text:span><text:span text:style-name="T7"> CNN  </text:span><text:span text:style-name="T18"># or replicate the class definition in the notebook</text:span></text:p><text:p text:style-name="P20"><text:span text:style-name="T4">     </text:span><text:span text:style-name="T6">def</text:span><text:span text:style-name="T7"> </text:span><text:span text:style-name="T19">flatten_cnn_weights</text:span><text:span text:style-name="T7">(</text:span><text:span text:style-name="T28">state_dict</text:span><text:span text:style-name="T7">, </text:span><text:span text:style-name="T28">params_template</text:span><text:span text:style-name="T7">):</text:span></text:p><text:p text:style-name="P20"><text:span text:style-name="T4">         </text:span><text:span text:style-name="T18"># Use state_dict ordering to build a vector; you can use the</text:span></text:p><text:p text:style-name="P20"><text:span text:style-name="T4">         </text:span><text:span text:style-name="T18"># same order as in Merged zoo.df_merged[params_cols].</text:span></text:p><text:p text:style-name="P20"><text:span text:style-name="T4">         </text:span><text:span text:style-name="T7">w </text:span><text:span text:style-name="T13">=</text:span><text:span text:style-name="T7"> </text:span><text:span text:style-name="T13">[]</text:span></text:p><text:p text:style-name="P20"><text:span text:style-name="T4">         </text:span><text:span text:style-name="T30">for</text:span><text:span text:style-name="T7"> col </text:span><text:span text:style-name="T30">in</text:span><text:span text:style-name="T7"> params_template:</text:span></text:p><text:p text:style-name="P20"><text:span text:style-name="T4">             </text:span><text:span text:style-name="T18"># Columns probably correspond to named parameters in some fixed order</text:span></text:p><text:p text:style-name="P20"><text:span text:style-name="T4">             </text:span><text:span text:style-name="T18"># If needed, load a mapping dict from an example row in Merged zoo.</text:span></text:p><text:p text:style-name="P20"><text:span text:style-name="T4">             </text:span><text:span text:style-name="T32">...</text:span></text:p><text:p text:style-name="P20"><text:span text:style-name="T4">         </text:span><text:span text:style-name="T30">return</text:span><text:span text:style-name="T7"> np</text:span><text:span text:style-name="T13">.</text:span><text:span text:style-name="T14">array</text:span><text:span text:style-name="T13">(</text:span><text:span text:style-name="T7">w</text:span><text:span text:style-name="T13">,</text:span><text:span text:style-name="T7"> </text:span><text:span text:style-name="T15">dtype</text:span><text:span text:style-name="T13">=</text:span><text:span text:style-name="T7">np</text:span><text:span text:style-name="T13">.</text:span><text:span text:style-name="T7">float32</text:span><text:span text:style-name="T13">)</text:span></text:p></draw:text-box></draw:frame></text:p>
        </draw:text-box>
      </draw:frame>
      <draw:frame draw:style-name="fr4" draw:name="Frame343" text:anchor-type="page" text:anchor-page-number="1" svg:x="0in" svg:y="0in" svg:width="0.0161in" draw:z-index="342">
        <draw:text-box fo:min-height="1.9583in">
          <text:p text:style-name="P18"/>
        </draw:text-box>
      </draw:frame>
      <draw:frame draw:style-name="fr4" draw:name="Frame342" text:anchor-type="page" text:anchor-page-number="1" svg:x="0in" svg:y="0in" svg:width="0.0161in" draw:z-index="341">
        <draw:text-box fo:min-height="0.0161in">
          <text:p text:style-name="P18"/>
        </draw:text-box>
      </draw:frame>
      <draw:frame draw:style-name="fr4" draw:name="Frame337" text:anchor-type="page" text:anchor-page-number="1" svg:x="0in" svg:y="0in" svg:width="7.0835in" draw:z-index="336">
        <draw:text-box fo:min-height="0.0161in">
          <text:p text:style-name="P18"/>
        </draw:text-box>
      </draw:frame>
      <draw:frame draw:style-name="fr4" draw:name="Frame335" text:anchor-type="page" text:anchor-page-number="1" svg:x="0in" svg:y="0in" svg:width="0.0161in" draw:z-index="334">
        <draw:text-box fo:min-height="0.0161in">
          <text:p text:style-name="P18"><draw:frame draw:style-name="fr3" draw:name="Frame336" text:anchor-type="char" svg:width="7.0835in" draw:z-index="335"><draw:text-box fo:min-height="0.2917in"><text:p text:style-name="P20"><text:span text:style-name="T4">     </text:span><text:span text:style-name="T7">paths </text:span><text:span text:style-name="T13">=</text:span><text:span text:style-name="T7"> </text:span><text:span text:style-name="T19">sorted</text:span><text:span text:style-name="T13">(</text:span><text:span text:style-name="T7">CHECKPOINTS_DIR</text:span><text:span text:style-name="T13">.</text:span><text:span text:style-name="T14">glob</text:span><text:span text:style-name="T13">(</text:span><text:span text:style-name="T16">"*/*/*/checkpoint.pth"</text:span><text:span text:style-name="T13">))</text:span></text:p></draw:text-box></draw:frame></text:p>
        </draw:text-box>
      </draw:frame>
      <draw:frame draw:style-name="fr4" draw:name="Frame332" text:anchor-type="page" text:anchor-page-number="1" svg:x="0in" svg:y="0in" svg:width="0.0161in" draw:z-index="331">
        <draw:text-box fo:min-height="0.2917in">
          <text:p text:style-name="P18"/>
        </draw:text-box>
      </draw:frame>
      <draw:frame draw:style-name="fr4" draw:name="Frame331" text:anchor-type="page" text:anchor-page-number="1" svg:x="0in" svg:y="0in" svg:width="0.0161in" draw:z-index="330">
        <draw:text-box fo:min-height="0.0161in">
          <text:p text:style-name="P18"/>
        </draw:text-box>
      </draw:frame>
      <draw:frame draw:style-name="fr4" draw:name="Frame326" text:anchor-type="page" text:anchor-page-number="1" svg:x="0in" svg:y="0in" svg:width="7.0835in" draw:z-index="325">
        <draw:text-box fo:min-height="0.0161in">
          <text:p text:style-name="P18"/>
        </draw:text-box>
      </draw:frame>
      <draw:frame draw:style-name="fr4" draw:name="Frame324" text:anchor-type="page" text:anchor-page-number="1" svg:x="0in" svg:y="0in" svg:width="0.0161in" draw:z-index="323">
        <draw:text-box fo:min-height="0.0161in">
          <text:p text:style-name="P18"><draw:frame draw:style-name="fr3" draw:name="Frame325" text:anchor-type="char" svg:width="7.0835in" draw:z-index="324"><draw:text-box fo:min-height="0.2917in"><text:p text:style-name="P20"><text:span text:style-name="T4">     </text:span><text:span text:style-name="T7">./checkpoints/{classes_subset}/{activation}/{init}/checkpoint.pth</text:span></text:p></draw:text-box></draw:frame></text:p>
        </draw:text-box>
      </draw:frame>
      <draw:frame draw:style-name="fr4" draw:name="Frame321" text:anchor-type="page" text:anchor-page-number="1" svg:x="0in" svg:y="0in" svg:width="0.0161in" draw:z-index="320">
        <draw:text-box fo:min-height="0.2917in">
          <text:p text:style-name="P18"/>
        </draw:text-box>
      </draw:frame>
      <draw:frame draw:style-name="fr4" draw:name="Frame320" text:anchor-type="page" text:anchor-page-number="1" svg:x="0in" svg:y="0in" svg:width="0.0161in" draw:z-index="319">
        <draw:text-box fo:min-height="0.0161in">
          <text:p text:style-name="P18"/>
        </draw:text-box>
      </draw:frame>
      <draw:frame draw:style-name="fr4" draw:name="Frame315" text:anchor-type="page" text:anchor-page-number="1" svg:x="0in" svg:y="0in" svg:width="7.0835in" draw:z-index="314">
        <draw:text-box fo:min-height="0.0161in">
          <text:p text:style-name="P18"/>
        </draw:text-box>
      </draw:frame>
      <draw:frame draw:style-name="fr4" draw:name="Frame313" text:anchor-type="page" text:anchor-page-number="1" svg:x="0in" svg:y="0in" svg:width="0.0161in" draw:z-index="312">
        <draw:text-box fo:min-height="0.0161in">
          <text:p text:style-name="P18"><draw:frame draw:style-name="fr3" draw:name="Frame314" text:anchor-type="char" svg:width="7.0835in" draw:z-index="313"><draw:text-box fo:min-height="0.9583in"><text:p text:style-name="P20"><text:span text:style-name="T4">   </text:span><text:span text:style-name="T7">df_merged </text:span><text:span text:style-name="T13">=</text:span><text:span text:style-name="T7"> pd</text:span><text:span text:style-name="T13">.</text:span><text:span text:style-name="T14">read_csv</text:span><text:span text:style-name="T13">(</text:span><text:span text:style-name="T7">MERGED_ZOO_PATH</text:span><text:span text:style-name="T13">)</text:span></text:p><text:p text:style-name="P20"><text:span text:style-name="T4">   </text:span><text:span text:style-name="T7">df_merged</text:span><text:span text:style-name="T13">.</text:span><text:span text:style-name="T14">head</text:span><text:span text:style-name="T13">(</text:span><text:span text:style-name="T8">3</text:span><text:span text:style-name="T13">)</text:span><text:span text:style-name="T7">      </text:span><text:span text:style-name="T18"># column names + first rows</text:span></text:p><text:p text:style-name="P20"><text:span text:style-name="T4">   </text:span><text:span text:style-name="T7">df_merged</text:span><text:span text:style-name="T13">.</text:span><text:span text:style-name="T7">columns      </text:span><text:span text:style-name="T18"># inspect all columns</text:span></text:p><text:p text:style-name="P20"><text:span text:style-name="T4">   </text:span><text:span text:style-name="T7">params_cols </text:span><text:span text:style-name="T13">=</text:span><text:span text:style-name="T7"> df_merged</text:span><text:span text:style-name="T13">.</text:span><text:span text:style-name="T7">columns</text:span><text:span text:style-name="T13">[</text:span><text:span text:style-name="T8">17</text:span><text:span text:style-name="T7">:</text:span><text:span text:style-name="T13">-</text:span><text:span text:style-name="T8">2</text:span><text:span text:style-name="T13">]</text:span></text:p><text:p text:style-name="P20"><text:span text:style-name="T4">   </text:span><text:span text:style-name="T7">meta_cols </text:span><text:span text:style-name="T13">=</text:span><text:span text:style-name="T7"> df_merged</text:span><text:span text:style-name="T13">.</text:span><text:span text:style-name="T7">columns</text:span><text:span text:style-name="T13">[</text:span><text:span text:style-name="T7">:</text:span><text:span text:style-name="T8">17</text:span><text:span text:style-name="T13">].</text:span><text:span text:style-name="T14">tolist</text:span><text:span text:style-name="T13">()</text:span><text:span text:style-name="T7"> </text:span><text:span text:style-name="T13">+</text:span><text:span text:style-name="T7"> df_merged</text:span><text:span text:style-name="T13">.</text:span><text:span text:style-name="T7">columns</text:span><text:span text:style-name="T13">[-</text:span><text:span text:style-name="T8">2</text:span><text:span text:style-name="T7">:</text:span><text:span text:style-name="T13">].</text:span><text:span text:style-name="T14">tolist</text:span><text:span text:style-name="T13">()</text:span></text:p></draw:text-box></draw:frame></text:p>
        </draw:text-box>
      </draw:frame>
      <draw:frame draw:style-name="fr4" draw:name="Frame310" text:anchor-type="page" text:anchor-page-number="1" svg:x="0in" svg:y="0in" svg:width="0.0161in" draw:z-index="309">
        <draw:text-box fo:min-height="0.9583in">
          <text:p text:style-name="P18"/>
        </draw:text-box>
      </draw:frame>
      <draw:frame draw:style-name="fr4" draw:name="Frame309" text:anchor-type="page" text:anchor-page-number="1" svg:x="0in" svg:y="0in" svg:width="0.0161in" draw:z-index="308">
        <draw:text-box fo:min-height="0.0161in">
          <text:p text:style-name="P18"/>
        </draw:text-box>
      </draw:frame>
      <draw:frame draw:style-name="fr4" draw:name="Frame304" text:anchor-type="page" text:anchor-page-number="1" svg:x="0in" svg:y="0in" svg:width="7.0835in" draw:z-index="303">
        <draw:text-box fo:min-height="0.0161in">
          <text:p text:style-name="P18"/>
        </draw:text-box>
      </draw:frame>
      <draw:frame draw:style-name="fr4" draw:name="Frame303" text:anchor-type="page" text:anchor-page-number="1" svg:x="0in" svg:y="0in" svg:width="7.0835in" draw:z-index="302">
        <draw:text-box fo:min-height="0.0626in">
          <text:p text:style-name="P18"/>
        </draw:text-box>
      </draw:frame>
      <draw:frame draw:style-name="fr4" draw:name="Frame299" text:anchor-type="page" text:anchor-page-number="1" svg:x="0in" svg:y="-0.1043in" svg:width="0.0161in" draw:z-index="298">
        <draw:text-box fo:min-height="0.0161in">
          <text:p text:style-name="P18"><draw:frame draw:style-name="fr3" draw:name="Frame300" text:anchor-type="char" svg:width="12.5209in" draw:z-index="299"><draw:text-box fo:min-height="5.5626in"><text:p text:style-name="P24">"""01_generate_additional_zoos.ipynb</text:p><text:p text:style-name="P24">Goal</text:p><text:p text:style-name="P25"><text:span text:style-name="T5">- Inspect `./data/Merged zoo.csv` (columns + a few rows).</text:span></text:p><text:p text:style-name="P25"><text:span text:style-name="T5">- Using the existing CNN zoo checkpoints in `./checkpoints`, build additional zoo CSVs for other initializations so they share the same schema as `Merged zoo.csv`.</text:span></text:p><text:p text:style-name="P25"><text:span text:style-name="T5">- We DO NOT modify existing data/code; this notebook only reads and writes new CSVs.</text:span></text:p><text:p text:style-name="P24">Notes</text:p><text:p text:style-name="P25"><text:span text:style-name="T5">- The current CNN zoo generator is in `useful/Silu.py`.</text:span></text:p><text:p text:style-name="P24">- `Double_input_transformer.CustomDataset` uses:</text:p><text:p text:style-name="P130">    <text:span text:style-name="T31">- `df = pd.read_csv('./data/Merged zoo.csv')`</text:span></text:p><text:p text:style-name="P20"><text:span text:style-name="T5">    </text:span><text:span text:style-name="T16">- `params_cols = df.columns[17:-2]` as weight columns.</text:span></text:p><text:p text:style-name="P25"><text:span text:style-name="T5">- We will reproduce the same layout for new CSVs to keep `CustomDataset` and the rest of the pipeline usable.</text:span></text:p><text:p text:style-name="P24">"""</text:p><text:p text:style-name="P25"><text:span text:style-name="T20">import</text:span><text:span text:style-name="T4"> os</text:span></text:p><text:p text:style-name="P25"><text:span text:style-name="T20">from</text:span><text:span text:style-name="T4"> pathlib </text:span><text:span text:style-name="T20">import</text:span><text:span text:style-name="T4"> Path</text:span></text:p><text:p text:style-name="P25"><text:span text:style-name="T20">import</text:span><text:span text:style-name="T4"> numpy </text:span><text:span text:style-name="T20">as</text:span><text:span text:style-name="T4"> np</text:span></text:p><text:p text:style-name="P25"><text:span text:style-name="T20">import</text:span><text:span text:style-name="T4"> pandas </text:span><text:span text:style-name="T20">as</text:span><text:span text:style-name="T4"> pd</text:span></text:p><text:p text:style-name="P25"><text:span text:style-name="T20">import</text:span><text:span text:style-name="T4"> torch</text:span></text:p><text:p text:style-name="P25"><text:span text:style-name="T23"># Project root (assumes notebook is one-level under repo root)</text:span></text:p><text:p text:style-name="P25"><text:span text:style-name="T4">ROOT </text:span><text:span text:style-name="T21">=</text:span><text:span text:style-name="T4"> </text:span><text:span text:style-name="T22">Path</text:span><text:span text:style-name="T21">(</text:span><text:span text:style-name="T5">".."</text:span><text:span text:style-name="T21">).</text:span><text:span text:style-name="T22">resolve</text:span><text:span text:style-name="T21">()</text:span></text:p><text:p text:style-name="P25"><text:span text:style-name="T4">DATA_DIR </text:span><text:span text:style-name="T21">=</text:span><text:span text:style-name="T4"> ROOT </text:span><text:span text:style-name="T21">/</text:span><text:span text:style-name="T4"> </text:span><text:span text:style-name="T5">"data"</text:span></text:p><text:p text:style-name="P25"><text:span text:style-name="T4">CHECKPOINTS_DIR </text:span><text:span text:style-name="T21">=</text:span><text:span text:style-name="T4"> ROOT </text:span><text:span text:style-name="T21">/</text:span><text:span text:style-name="T4"> </text:span><text:span text:style-name="T5">"checkpoints"</text:span></text:p><text:p text:style-name="P25"><text:span text:style-name="T4">OUTPUT_DIR </text:span><text:span text:style-name="T21">=</text:span><text:span text:style-name="T4"> DATA_DIR </text:span><text:span text:style-name="T21">/</text:span><text:span text:style-name="T4"> </text:span><text:span text:style-name="T5">"generated_zoos"</text:span></text:p><text:p text:style-name="P25"><text:span text:style-name="T4">OUTPUT_DIR</text:span><text:span text:style-name="T21">.</text:span><text:span text:style-name="T22">mkdir</text:span><text:span text:style-name="T21">(</text:span><text:span text:style-name="T24">parents</text:span><text:span text:style-name="T21">=</text:span><text:span text:style-name="T4">True</text:span><text:span text:style-name="T21">,</text:span><text:span text:style-name="T4"> </text:span><text:span text:style-name="T24">exist_ok</text:span><text:span text:style-name="T21">=</text:span><text:span text:style-name="T4">True</text:span><text:span text:style-name="T21">)</text:span></text:p><text:p text:style-name="P25"><text:span text:style-name="T4">MERGED_ZOO_PATH </text:span><text:span text:style-name="T21">=</text:span><text:span text:style-name="T4"> DATA_DIR </text:span><text:span text:style-name="T21">/</text:span><text:span text:style-name="T4"> </text:span><text:span text:style-name="T5">"Merged zoo.csv"</text:span></text:p><text:p text:style-name="P25"><text:span text:style-name="T4">MERGED_ZOO_PATH</text:span><text:span text:style-name="T21">,</text:span><text:span text:style-name="T4"> CHECKPOINTS_DIR</text:span><text:span text:style-name="T21">,</text:span><text:span text:style-name="T4"> OUTPUT_DIR</text:span></text:p></draw:text-box></draw:frame></text:p>
        </draw:text-box>
      </draw:frame>
      <draw:frame draw:style-name="fr4" draw:name="Frame296" text:anchor-type="page" text:anchor-page-number="1" svg:x="0in" svg:y="0in" svg:width="0.0161in" draw:z-index="295">
        <draw:text-box fo:min-height="5.5626in">
          <text:p text:style-name="P18"/>
        </draw:text-box>
      </draw:frame>
      <draw:frame draw:style-name="fr4" draw:name="Frame295" text:anchor-type="page" text:anchor-page-number="1" svg:x="0in" svg:y="0in" svg:width="0.0161in" draw:z-index="294">
        <draw:text-box fo:min-height="0.0161in">
          <text:p text:style-name="P18"/>
        </draw:text-box>
      </draw:frame>
      <text:p text:style-name="Standard">This repo is about a Transformer model that takes as input the weights of 2 CNN models having operated on 2 subsets of the MNIST dataset (so spliMNIST) , the goal output is a model that merges their knowledge into the weights of a third model.This has failed in it's current iteration. We will never touch this code or data or adjust it , it exists as context to draw inspiration from for analysis and later tasks . the first task is to read the column names and a couple rows of the ./data/Merged zoo.csv file as it operated on kaiming uniform and 6 different activations of the same CNN zoo and it stores the classes and the weighst that came out of the training of said classes . an example of such training is in ./useful/Silu.py . My request is you create a new folder in this project and create a jupyter notebook that yields the other zoo partitions with the other initializations . the desired output 5 .csv files will all have the same format so that we can run the same code as what's on Merged zoo.csv on them given the "checkpoints" folder. the second task is about optimizing future training procedure , the meta.ipynb is the main code that runs experiments , we will not touch this or any other piece of code for changes but we'd like to focus on the custom dataset class called during training .As it stands , the data batchs follow the output of search queries on classes determined in ./data/Scenario , currently we only use 0 overlap subsets of MNIST to make the task as difficult as possible then we inten to ease it a bit . My request is to create a folder that stores .h5 or .pt pytorch tensors of the training batchs of an epoch so that it's easier to create a pytorch TensorDataset for my 2 flattened sequence of weights-input-transformer which is arguably faster for training but we lose the ACC EXP Index objects , this isn't a problem for training as long as the .pt are created correctly . Create a notebook that makes these batches when ran and also does a miniature version of training on them as a benchmark of speed The 3rd task is about optimizing the checkpointing and testing procedure : for replication we store a "AE epoch initial original -1.pth" checkpoint that we can always start training with different losses/methods on . In the Experiments folderwe have multiple models trained with different losses (a full list of their declaration is in meta.ipynb) but we also had to try and adjust multiple hyperparameters for the transformer like hidden layer dimension and attention head numbers and neck dimension/ff_dimension so now we have inconsistent checkpoints and we'd like to do a comprehensive test of all of them . checkpoints in pytorch has Ordered_dict for the brain key but the order_dict key value depends of the the dimension chosen and hence the value of the hyper parameter . My request is to create a way to iterate over all .pth checkpoints and find the appropriate dimension and load the model for inference . once loaded ,each model will do a forward pass on the testset the way meta.ipynb does it and note all sorts of metrics like WS distance , KL divergence ... (the full list is under the update metrics method called for training) the current way is ineffecient and creates /home/aymen/Documents/GitHub/Federated-Continual-learning-/New/Experiments/overlapping 0 [0, 1, 2, 3, 4, 5, 6, 7, 8, 9] 11 gelu/sinkhorn/Tracking/AE epoch sinkhorn 0.csv row by row using cuML rapidS. create the notebook for this task and a markdown table to fill with the results of all checkpoints on all metrics (of the weights after the forward pass and the ground truth ones) You might find the already existing .csv files to have "finetuned weights" which are the predicted weights plus 3-5 epochs of training on real data , measure those metrics on those as well . The 4th task addresses a limitation that might cause errors with the 3rd , the transformer architecture is very sensitive to the learning rates chosen and so gradients have exploded /attention sinking happened and we end up after random attention heatmaps with uniform ones . My request is to create minimal adaptation of the method mentioned in https://arxiv.org/pdf/2505.06708 that could solve this problem in the future . Create the toy notebook and adjust the previous one to consider cases where the weights can be duplicated regardless of input and so some metrics that rely on clustering can't work because there aren't enough unique values in the dataframe . the 5th task is to look and browse the https://davidlapous.github.io/multipers/ package and find metrics/create ones from existing peristance diagrams/tools with the goal of disentangling the classes of each ground truth input model through topological analysis of the model that trained on it . you can do operation on weights or operations between weights in matrix form and images (wasserstein distance ) , you can compare H0 with bottleneck or WS or you can compare H1 and above . If possible we try to make explicit the learned filtration function . even if this fails as a notebook , create a markdown of possible ideas <text:soft-page-break/>or direction to pull from the package the 6th task , https://github.com/RMT-TheoryAndPractice/RMT described RMT , we wish to reimpliment the entire repo in python notebooks and in as little notebooks as possible with potentially added explination on the theory . once done , a small demo can be done on the ground truth real data like the one in Merged zoo.csv the 7th task is the same but we want a small demo of https://arxiv.org/pdf/1912.13053 approach and method and a toy example on some of the models we have flattened in Merged_csv. the 8th task , is also a small demo that showacses the oscillatory nature of the training of these CNNs by amplifying gradients through fourrier transform , this is similar to the work in https://arxiv.org/pdf/2405.20233 that operates on LLM .a notebook that iplements that and this systematic ommission/enforced sparsity like this https://arxiv.org/pdf/2411.07191 would be appreciated the 9th task , is to create correlation heatmaps like /home/aymen/Documents/GitHub/Federated-Continual-learning-/New/Progress Report/figures/3.4 Statistical Analysis between the weights of model in merged_zoo variants and the other couple of columns like accuracy and epoch and activation . we detect some patterns and wish to generalize across multiple zoos and layers within a zoo . save them and their associated notebook seperatly . This task is easier and has a higher priority than 6th,7th,8th tasks . Again as advised all these tasks will be self contained in a seperate folder and will not touch the current code or data nor delete it . all we're doing is parsing and adding in a sandbox of notebooks</text:p>
      <text:p text:style-name="Standard"/>
      <text:p text:style-name="Standard"/>
      <text:p text:style-name="Standard"/>
      <text:p text:style-name="Standard"/>
      <text:p text:style-name="Standard"/>
      <text:p text:style-name="P1">'ll first inspect the repo structure and key files (<text:span text:style-name="T1">Merged zoo.csv</text:span>, <text:span text:style-name="T1">Silu.py</text:span>, <text:span text:style-name="T2">meta.ipynb</text:span>, scenarios, checkpoints/experiments), then set up a new sandbox folder and start scaffolding the notebooks for tasks 1–3 and 9, since those are most critical. After that I'll sketch and partially implement notebooks for tasks 4–8.</text:p>
      <text:section text:style-name="Sect1" text:name="bubble-be557ad9ebd0">
        <text:list text:style-name="L1">
          <text:list-item>
            <text:p text:style-name="P2"><text:bookmark text:name="todo-task1_zoo_partitions"/>Create sandbox folder and notebook to inspect Merged zoo.csv and generate additional zoo CSVs for other initializations from checkpoints.</text:p>
          </text:list-item>
        </text:list>
        <text:list text:style-name="L2">
          <text:list-item>
            <text:p text:style-name="P3"><text:bookmark text:name="todo-task2_batch_tensors"/>Create notebook to materialize epoch training batches into .pt/.h5 tensors and benchmark training with TensorDataset vs current pipeline.</text:p>
          </text:list-item>
        </text:list>
        <text:list text:style-name="L3">
          <text:list-item>
            <text:p text:style-name="P4"><text:bookmark text:name="todo-task3_checkpoint_eval"/>Create notebook to iterate over all .pth checkpoints, infer transformer dims, run test forward passes, compute metrics, and aggregate into a markdown-ready results table.</text:p>
          </text:list-item>
        </text:list>
        <text:list text:style-name="L4">
          <text:list-item>
            <text:p text:style-name="P5"><text:bookmark text:name="todo-task4_gated_attention_stability"/>Create toy notebook implementing gated attention per arxiv 2505.06708 and update checkpoint-eval logic to handle degenerate weight distributions.</text:p>
          </text:list-item>
        </text:list>
        <text:list text:style-name="L5">
          <text:list-item>
            <text:p text:style-name="P6"><text:bookmark text:name="todo-task5_multipers_topology"/>Explore multipers package and design/attempt topological metrics on model weights; document ideas in markdown even if code is partial.</text:p>
          </text:list-item>
        </text:list>
        <text:list text:style-name="L6">
          <text:list-item>
            <text:p text:style-name="P7"><text:bookmark text:name="todo-task6_rmt_reimplementation"/>Reimplement RMT-TheoryAndPractice MATLAB scripts in minimal number of Python notebooks with added theory explanations and small demo on zoo data.</text:p>
          </text:list-item>
        </text:list>
        <text:list text:style-name="L7">
          <text:list-item>
            <text:p text:style-name="P8"><text:bookmark text:name="todo-task7_ntk_trainability_demo"/>Implement a small demo of NTK-based trainability/generalization analysis per arxiv 1912.13053 on flattened model representations.</text:p>
          </text:list-item>
        </text:list>
        <text:list text:style-name="L8">
          <text:list-item>
            <text:p text:style-name="P9"><text:bookmark text:name="todo-task8_freq_grad_grokfast_superweights"/>Implement gradient Fourier amplification and sparsity/super-weight inspired methods (arxiv 2405.20233 and 2411.07191) on small CNN training as a demo.</text:p>
          </text:list-item>
        </text:list>
        <text:list text:style-name="L9">
          <text:list-item>
            <text:p text:style-name="P10"><text:bookmark text:name="todo-task9_correlation_heatmaps"/>Create notebook to compute correlation matrices/heatmaps between weights and meta columns (accuracy, epoch, activation) across multiple zoo CSVs and save figures.</text:p>
          </text:list-item>
        </text:list>
      </text:section>
      <text:section text:style-name="Sect1" text:name="bubble-a7d5576afbcd">
        <text:p text:style-name="P11">I'll inspect the transformer/dataset implementation next, then create a dedicated <text:span text:style-name="T1">notebooks</text:span> sandbox folder and scaffold the main notebooks for tasks 1–3 and 9 so you can start running them locally.</text:p>
      </text:section>
      <text:section text:style-name="Sect1" text:name="bubble-7c1dae87dab1">
        <text:p text:style-name="P12"/>
      </text:section>
      <text:section text:style-name="Sect1" text:name="bubble-59a39c7cd42f">
        <text:p text:style-name="P12"/>
      </text:section>
      <text:section text:style-name="Sect1" text:name="bubble-2a263ae56776">
        <text:p text:style-name="P11">I’ve located the CNN zoo generator (<text:span text:style-name="T1">Silu.py</text:span>) and the transformer <text:span text:style-name="T1">CustomDataset</text:span> that uses <text:span text:style-name="T1">Merged zoo.csv</text:span>. Next I’ll create a dedicated <text:span text:style-name="T1">notebooks</text:span> sandbox folder and scaffold the main notebooks for zoo generation, batch tensor export, checkpoint evaluation, and correlation heatmaps.</text:p>
      </text:section>
      <text:section text:style-name="Sect1" text:name="bubble-896c0d3375d0">
        <text:p text:style-name="P13"><text:soft-page-break/><text:span text:style-name="T3">cd</text:span><text:span text:style-name="T4"> </text:span><text:span text:style-name="T5">/</text:span><text:span text:style-name="T4"> &amp;&amp; </text:span><text:span text:style-name="T3">mkdir</text:span><text:span text:style-name="T4"> </text:span><text:span text:style-name="T5">-p</text:span><text:span text:style-name="T4"> </text:span><text:span text:style-name="T5">notebooks_sandbox</text:span><text:span text:style-name="T4"> </text:span><text:span text:style-name="T5">notebooks_sandbox/</text:span></text:p>
      </text:section>
      <text:section text:style-name="Sect1" text:name="bubble-95176a7e42f6">
        <text:p text:style-name="P11">Sandbox folders are created. I’ll now create and scaffold the key notebooks for tasks 1–3 and 9 inside <text:span text:style-name="T1">notebooks_sandbox</text:span>, with code that uses your existing checkpoints, <text:span text:style-name="T1">Merged zoo.csv</text:span>, and <text:span text:style-name="T1">CustomDataset</text:span> logic without modifying any existing files.</text:p>
      </text:section>
      <text:section text:style-name="Sect1" text:name="bubble-5bde6cd980a8">
        <text:p text:style-name="P12"/>
      </text:section>
      <text:section text:style-name="Sect1" text:name="bubble-5cb00341ea18">
        <text:p text:style-name="P14">The sandbox folders exist; the notebook creation failed due to using an absolute path. I’ll recreate the first notebook using a workspace-relative path instead.</text:p>
      </text:section>
      <text:section text:style-name="Sect1" text:name="bubble-c17796e499b9">
        <text:p text:style-name="P11">The notebook tool can’t create a brand new file directly, so I’ll first add a minimal <text:span text:style-name="T1">.ipynb</text:span> skeleton with a patch, then populate its first cell.</text:p>
      </text:section>
      <text:section text:style-name="Sect1" text:name="bubble-93d73ac658c3">
        <text:p text:style-name="P15">01_generate_additional_zoos.ipynb</text:p>
        <text:p text:style-name="P16">+8</text:p>
        <text:p text:style-name="P17"><draw:frame draw:style-name="fr1" draw:name="Frame7" text:anchor-type="char" svg:x="0in" svg:width="7.1874in" draw:z-index="6"><draw:text-box fo:min-height="0.9374in"><draw:frame draw:style-name="fr2" draw:name="Frame9" text:anchor-type="frame" svg:x="0in" svg:y="0in" svg:width="0.0161in" draw:z-index="7"><draw:text-box fo:min-height="0.0161in"><text:p text:style-name="P18"><draw:frame draw:style-name="fr3" draw:name="Frame20" text:anchor-type="char" svg:width="7.0835in" draw:z-index="20"><draw:text-box fo:min-height="0.0161in"><text:p text:style-name="P18"/></draw:text-box></draw:frame><draw:frame draw:style-name="fr1" draw:name="Frame19" text:anchor-type="char" svg:x="0in" svg:width="1.5in" draw:z-index="19"><draw:text-box fo:min-height="0.1665in"><text:p text:style-name="P18"/></draw:text-box></draw:frame><draw:frame draw:style-name="fr1" draw:name="Frame18" text:anchor-type="char" svg:x="0in" svg:width="7.0835in" draw:z-index="18"><draw:text-box fo:min-height="0.1665in"><text:p text:style-name="P18"/></draw:text-box></draw:frame><draw:frame draw:style-name="fr1" draw:name="Frame17" text:anchor-type="char" svg:x="0in" svg:width="7.0835in" draw:z-index="17"><draw:text-box fo:min-height="0.1665in"><text:p text:style-name="P18"/></draw:text-box></draw:frame><draw:frame draw:style-name="fr1" draw:name="Frame16" text:anchor-type="char" svg:x="0in" svg:width="7.0835in" draw:z-index="16"><draw:text-box fo:min-height="0.1665in"><text:p text:style-name="P18"/></draw:text-box></draw:frame><draw:frame draw:style-name="fr1" draw:name="Frame15" text:anchor-type="char" svg:x="0in" svg:width="7.0835in" draw:z-index="15"><draw:text-box fo:min-height="0.1665in"><text:p text:style-name="P18"/></draw:text-box></draw:frame><draw:frame draw:style-name="fr1" draw:name="Frame14" text:anchor-type="char" svg:x="0in" svg:width="7.0835in" draw:z-index="14"><draw:text-box fo:min-height="0.1665in"><text:p text:style-name="P18"/></draw:text-box></draw:frame><draw:frame draw:style-name="fr1" draw:name="Frame13" text:anchor-type="char" svg:x="0in" svg:width="7.0835in" draw:z-index="13"><draw:text-box fo:min-height="0.1665in"><text:p text:style-name="P18"/></draw:text-box></draw:frame><draw:frame draw:style-name="fr1" draw:name="Frame12" text:anchor-type="char" svg:x="0in" svg:width="7.0835in" draw:z-index="12"><draw:text-box fo:min-height="0.1665in"><text:p text:style-name="P18"/></draw:text-box></draw:frame><draw:frame draw:style-name="fr1" draw:name="Frame11" text:anchor-type="char" svg:x="0in" svg:width="7.0835in" draw:z-index="11"><draw:text-box fo:min-height="0.1665in"><text:p text:style-name="P18"/></draw:text-box></draw:frame><draw:frame draw:style-name="fr1" draw:name="Frame10" text:anchor-type="char" svg:x="0in" svg:width="7.0835in" draw:z-index="10"><draw:text-box fo:min-height="0.1665in"><text:p text:style-name="P18"/></draw:text-box></draw:frame><draw:frame draw:style-name="fr3" draw:name="Frame21" text:anchor-type="char" svg:width="7.0835in" draw:z-index="9"><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8" text:anchor-type="char" svg:width="0.1043in" draw:z-index="8"><draw:text-box fo:min-height="0.0161in"><text:p text:style-name="P18"/></draw:text-box></draw:frame></text:p></draw:text-box></draw:frame><draw:frame draw:style-name="fr1" draw:name="Frame1" text:anchor-type="char" svg:x="0in" svg:width="0.0161in" draw:z-index="0"><draw:text-box fo:min-height="0.9374in"><draw:frame draw:style-name="fr2" draw:name="Frame2" text:anchor-type="frame" svg:x="0in" svg:y="0in" svg:width="0.0161in" draw:z-index="1"><draw:text-box fo:min-height="0.0161in"><text:p text:style-name="P18"><draw:frame draw:style-name="fr3" draw:name="Frame5" text:anchor-type="char" svg:width="0.302in" draw:z-index="5"><draw:text-box fo:min-height="0.0161in"><text:p text:style-name="P18"/></draw:text-box></draw:frame><draw:frame draw:style-name="fr1" draw:name="Frame4" text:anchor-type="char" svg:x="0in" svg:width="0.0161in" draw:z-index="4"><draw:text-box fo:min-height="0.1665in"><text:p text:style-name="P18"/></draw:text-box></draw:frame><draw:frame draw:style-name="fr1" draw:name="Frame3" text:anchor-type="char" svg:x="0in" svg:width="0.302in" draw:z-index="3"><draw:text-box fo:min-height="0.1665in"><text:p text:style-name="P18"/></draw:text-box></draw:frame><draw:frame draw:style-name="fr3" draw:name="Frame6" text:anchor-type="char" svg:width="0.302in" draw:z-index="2"><draw:text-box fo:min-height="1.6252in"><text:p text:style-name="P18"/></draw:text-box></draw:frame></text:p></draw:text-box></draw:frame><text:p text:style-name="P18"/></draw:text-box></draw:frame></text:p>
      </text:section>
      <text:section text:style-name="Sect1" text:name="bubble-37837556eb85">
        <text:p text:style-name="P21"/>
      </text:section>
      <text:section text:style-name="Sect1" text:name="bubble-00493d7af9a6">
        <text:p text:style-name="P22">01_generate_additional_zoos.ipynb</text:p>
        <text:p text:style-name="P23"><text:span text:style-name="T9">+32</text:span><text:span text:style-name="T10">-1</text:span></text:p>
        <text:p text:style-name="P17"><draw:frame draw:style-name="fr1" draw:name="Frame28" text:anchor-type="char" svg:x="0in" svg:width="7.1874in" draw:z-index="27"><draw:text-box fo:min-height="0.9374in"><draw:frame draw:style-name="fr2" draw:name="Frame30" text:anchor-type="frame" svg:x="0in" svg:y="0in" svg:width="0.0161in" draw:z-index="28"><draw:text-box fo:min-height="0.0161in"><text:p text:style-name="P18"><draw:frame draw:style-name="fr3" draw:name="Frame41" text:anchor-type="char" svg:width="12.5209in" draw:z-index="41"><draw:text-box fo:min-height="0.0161in"><text:p text:style-name="P18"/></draw:text-box></draw:frame><draw:frame draw:style-name="fr1" draw:name="Frame40" text:anchor-type="char" svg:x="0in" svg:width="12.2291in" draw:z-index="40"><draw:text-box fo:min-height="0.1665in"><text:p text:style-name="P18"/></draw:text-box></draw:frame><draw:frame draw:style-name="fr1" draw:name="Frame39" text:anchor-type="char" svg:x="0in" svg:width="12.5209in" draw:z-index="39"><draw:text-box fo:min-height="0.1665in"><text:p text:style-name="P18"/></draw:text-box></draw:frame><draw:frame draw:style-name="fr1" draw:name="Frame38" text:anchor-type="char" svg:x="0in" svg:width="12.5209in" draw:z-index="38"><draw:text-box fo:min-height="0.1665in"><text:p text:style-name="P18"/></draw:text-box></draw:frame><draw:frame draw:style-name="fr1" draw:name="Frame37" text:anchor-type="char" svg:x="0in" svg:width="12.5209in" draw:z-index="37"><draw:text-box fo:min-height="0.1665in"><text:p text:style-name="P18"/></draw:text-box></draw:frame><draw:frame draw:style-name="fr1" draw:name="Frame36" text:anchor-type="char" svg:x="0in" svg:width="12.5209in" draw:z-index="36"><draw:text-box fo:min-height="0.1665in"><text:p text:style-name="P18"/></draw:text-box></draw:frame><draw:frame draw:style-name="fr1" draw:name="Frame35" text:anchor-type="char" svg:x="0in" svg:width="12.5209in" draw:z-index="35"><draw:text-box fo:min-height="0.1665in"><text:p text:style-name="P18"/></draw:text-box></draw:frame><draw:frame draw:style-name="fr1" draw:name="Frame34" text:anchor-type="char" svg:x="0in" svg:width="12.5209in" draw:z-index="34"><draw:text-box fo:min-height="0.1665in"><text:p text:style-name="P18"/></draw:text-box></draw:frame><draw:frame draw:style-name="fr1" draw:name="Frame33" text:anchor-type="char" svg:x="0in" svg:width="12.5209in" draw:z-index="33"><draw:text-box fo:min-height="0.1665in"><text:p text:style-name="P18"/></draw:text-box></draw:frame><draw:frame draw:style-name="fr1" draw:name="Frame32" text:anchor-type="char" svg:x="0in" svg:width="12.5209in" draw:z-index="32"><draw:text-box fo:min-height="0.1665in"><text:p text:style-name="P18"/></draw:text-box></draw:frame><draw:frame draw:style-name="fr1" draw:name="Frame31" text:anchor-type="char" svg:x="0in" svg:width="12.5209in" draw:z-index="31"><draw:text-box fo:min-height="0.1665in"><text:p text:style-name="P18"/></draw:text-box></draw:frame><draw:frame draw:style-name="fr3" draw:name="Frame42" text:anchor-type="char" svg:width="12.5209in" draw:z-index="30"><draw:text-box fo:min-height="5.6252in"><text:p text:style-name="P24">"""01_generate_additional_zoos.ipynb</text:p><text:p text:style-name="P24">Goal</text:p><text:p text:style-name="P25"><text:span text:style-name="T5">- Inspect `./data/Merged zoo.csv` (columns + a few rows).</text:span></text:p><text:p text:style-name="P25"><text:span text:style-name="T5">- Using the existing CNN zoo checkpoints in `./checkpoints`, build additional zoo CSVs for other initializations so they share the same schema as `Merged zoo.csv`.</text:span></text:p></draw:text-box></draw:frame></text:p></draw:text-box></draw:frame><text:p text:style-name="P18"><draw:frame draw:style-name="fr3" draw:name="Frame29" text:anchor-type="char" svg:width="0.1043in" draw:z-index="29"><draw:text-box fo:min-height="0.0161in"><text:p text:style-name="P18"/></draw:text-box></draw:frame></text:p></draw:text-box></draw:frame><draw:frame draw:style-name="fr1" draw:name="Frame22" text:anchor-type="char" svg:x="0in" svg:width="0.0161in" draw:z-index="21"><draw:text-box fo:min-height="0.9374in"><draw:frame draw:style-name="fr2" draw:name="Frame23" text:anchor-type="frame" svg:x="0in" svg:y="0in" svg:width="0.0161in" draw:z-index="22"><draw:text-box fo:min-height="0.0161in"><text:p text:style-name="P18"><draw:frame draw:style-name="fr3" draw:name="Frame26" text:anchor-type="char" svg:width="0.302in" draw:z-index="26"><draw:text-box fo:min-height="0.0161in"><text:p text:style-name="P18"/></draw:text-box></draw:frame><draw:frame draw:style-name="fr1" draw:name="Frame25" text:anchor-type="char" svg:x="0in" svg:width="0.0161in" draw:z-index="25"><draw:text-box fo:min-height="0.1665in"><text:p text:style-name="P18"/></draw:text-box></draw:frame><draw:frame draw:style-name="fr1" draw:name="Frame24" text:anchor-type="char" svg:x="0in" svg:width="0.302in" draw:z-index="24"><draw:text-box fo:min-height="0.1665in"><text:p text:style-name="P18"/></draw:text-box></draw:frame><draw:frame draw:style-name="fr3" draw:name="Frame27" text:anchor-type="char" svg:width="0.302in" draw:z-index="23"><draw:text-box fo:min-height="5.6252in"><text:p text:style-name="P18"/></draw:text-box></draw:frame></text:p></draw:text-box></draw:frame><text:p text:style-name="P18"/></draw:text-box></draw:frame></text:p>
      </text:section>
      <text:section text:style-name="Sect1" text:name="bubble-c9117c5b006a">
        <text:p text:style-name="P21"/>
      </text:section>
      <text:section text:style-name="Sect1" text:name="bubble-6af931330e3d">
        <text:p text:style-name="P22">02_batch_tensors_and_benchmark.ipynb</text:p>
        <text:p text:style-name="P26">+8</text:p>
        <text:p text:style-name="P17"><draw:frame draw:style-name="fr1" draw:name="Frame49" text:anchor-type="char" svg:x="0in" svg:width="7.1874in" draw:z-index="48"><draw:text-box fo:min-height="0.9374in"><draw:frame draw:style-name="fr2" draw:name="Frame51" text:anchor-type="frame" svg:x="0in" svg:y="0in" svg:width="0.0161in" draw:z-index="49"><draw:text-box fo:min-height="0.0161in"><text:p text:style-name="P18"><draw:frame draw:style-name="fr3" draw:name="Frame62" text:anchor-type="char" svg:width="7.0835in" draw:z-index="62"><draw:text-box fo:min-height="0.0161in"><text:p text:style-name="P18"/></draw:text-box></draw:frame><draw:frame draw:style-name="fr1" draw:name="Frame61" text:anchor-type="char" svg:x="0in" svg:width="1.5in" draw:z-index="61"><draw:text-box fo:min-height="0.1665in"><text:p text:style-name="P18"/></draw:text-box></draw:frame><draw:frame draw:style-name="fr1" draw:name="Frame60" text:anchor-type="char" svg:x="0in" svg:width="7.0835in" draw:z-index="60"><draw:text-box fo:min-height="0.1665in"><text:p text:style-name="P18"/></draw:text-box></draw:frame><draw:frame draw:style-name="fr1" draw:name="Frame59" text:anchor-type="char" svg:x="0in" svg:width="7.0835in" draw:z-index="59"><draw:text-box fo:min-height="0.1665in"><text:p text:style-name="P18"/></draw:text-box></draw:frame><draw:frame draw:style-name="fr1" draw:name="Frame58" text:anchor-type="char" svg:x="0in" svg:width="7.0835in" draw:z-index="58"><draw:text-box fo:min-height="0.1665in"><text:p text:style-name="P18"/></draw:text-box></draw:frame><draw:frame draw:style-name="fr1" draw:name="Frame57" text:anchor-type="char" svg:x="0in" svg:width="7.0835in" draw:z-index="57"><draw:text-box fo:min-height="0.1665in"><text:p text:style-name="P18"/></draw:text-box></draw:frame><draw:frame draw:style-name="fr1" draw:name="Frame56" text:anchor-type="char" svg:x="0in" svg:width="7.0835in" draw:z-index="56"><draw:text-box fo:min-height="0.1665in"><text:p text:style-name="P18"/></draw:text-box></draw:frame><draw:frame draw:style-name="fr1" draw:name="Frame55" text:anchor-type="char" svg:x="0in" svg:width="7.0835in" draw:z-index="55"><draw:text-box fo:min-height="0.1665in"><text:p text:style-name="P18"/></draw:text-box></draw:frame><draw:frame draw:style-name="fr1" draw:name="Frame54" text:anchor-type="char" svg:x="0in" svg:width="7.0835in" draw:z-index="54"><draw:text-box fo:min-height="0.1665in"><text:p text:style-name="P18"/></draw:text-box></draw:frame><draw:frame draw:style-name="fr1" draw:name="Frame53" text:anchor-type="char" svg:x="0in" svg:width="7.0835in" draw:z-index="53"><draw:text-box fo:min-height="0.1665in"><text:p text:style-name="P18"/></draw:text-box></draw:frame><draw:frame draw:style-name="fr1" draw:name="Frame52" text:anchor-type="char" svg:x="0in" svg:width="7.0835in" draw:z-index="52"><draw:text-box fo:min-height="0.1665in"><text:p text:style-name="P18"/></draw:text-box></draw:frame><draw:frame draw:style-name="fr3" draw:name="Frame63" text:anchor-type="char" svg:width="7.0835in" draw:z-index="51"><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50" text:anchor-type="char" svg:width="0.1043in" draw:z-index="50"><draw:text-box fo:min-height="0.0161in"><text:p text:style-name="P18"/></draw:text-box></draw:frame></text:p></draw:text-box></draw:frame><draw:frame draw:style-name="fr1" draw:name="Frame43" text:anchor-type="char" svg:x="0in" svg:width="0.0161in" draw:z-index="42"><draw:text-box fo:min-height="0.9374in"><draw:frame draw:style-name="fr2" draw:name="Frame44" text:anchor-type="frame" svg:x="0in" svg:y="0in" svg:width="0.0161in" draw:z-index="43"><draw:text-box fo:min-height="0.0161in"><text:p text:style-name="P18"><draw:frame draw:style-name="fr3" draw:name="Frame47" text:anchor-type="char" svg:width="0.302in" draw:z-index="47"><draw:text-box fo:min-height="0.0161in"><text:p text:style-name="P18"/></draw:text-box></draw:frame><draw:frame draw:style-name="fr1" draw:name="Frame46" text:anchor-type="char" svg:x="0in" svg:width="0.0161in" draw:z-index="46"><draw:text-box fo:min-height="0.1665in"><text:p text:style-name="P18"/></draw:text-box></draw:frame><draw:frame draw:style-name="fr1" draw:name="Frame45" text:anchor-type="char" svg:x="0in" svg:width="0.302in" draw:z-index="45"><draw:text-box fo:min-height="0.1665in"><text:p text:style-name="P18"/></draw:text-box></draw:frame><draw:frame draw:style-name="fr3" draw:name="Frame48" text:anchor-type="char" svg:width="0.302in" draw:z-index="44"><draw:text-box fo:min-height="1.6252in"><text:p text:style-name="P18"/></draw:text-box></draw:frame></text:p></draw:text-box></draw:frame><text:p text:style-name="P18"/></draw:text-box></draw:frame></text:p>
      </text:section>
      <text:section text:style-name="Sect1" text:name="bubble-a7263e7b5e3c">
        <text:p text:style-name="P22">03_checkpoint_eval_and_metrics.ipynb</text:p>
        <text:p text:style-name="P26">+8</text:p>
        <text:p text:style-name="P17"><draw:frame draw:style-name="fr1" draw:name="Frame70" text:anchor-type="char" svg:x="0in" svg:width="7.1874in" draw:z-index="69"><draw:text-box fo:min-height="0.9374in"><draw:frame draw:style-name="fr2" draw:name="Frame72" text:anchor-type="frame" svg:x="0in" svg:y="0in" svg:width="0.0161in" draw:z-index="70"><draw:text-box fo:min-height="0.0161in"><text:p text:style-name="P18"><draw:frame draw:style-name="fr3" draw:name="Frame83" text:anchor-type="char" svg:width="7.0835in" draw:z-index="83"><draw:text-box fo:min-height="0.0161in"><text:p text:style-name="P18"/></draw:text-box></draw:frame><draw:frame draw:style-name="fr1" draw:name="Frame82" text:anchor-type="char" svg:x="0in" svg:width="1.5in" draw:z-index="82"><draw:text-box fo:min-height="0.1665in"><text:p text:style-name="P18"/></draw:text-box></draw:frame><draw:frame draw:style-name="fr1" draw:name="Frame81" text:anchor-type="char" svg:x="0in" svg:width="7.0835in" draw:z-index="81"><draw:text-box fo:min-height="0.1665in"><text:p text:style-name="P18"/></draw:text-box></draw:frame><draw:frame draw:style-name="fr1" draw:name="Frame80" text:anchor-type="char" svg:x="0in" svg:width="7.0835in" draw:z-index="80"><draw:text-box fo:min-height="0.1665in"><text:p text:style-name="P18"/></draw:text-box></draw:frame><draw:frame draw:style-name="fr1" draw:name="Frame79" text:anchor-type="char" svg:x="0in" svg:width="7.0835in" draw:z-index="79"><draw:text-box fo:min-height="0.1665in"><text:p text:style-name="P18"/></draw:text-box></draw:frame><draw:frame draw:style-name="fr1" draw:name="Frame78" text:anchor-type="char" svg:x="0in" svg:width="7.0835in" draw:z-index="78"><draw:text-box fo:min-height="0.1665in"><text:p text:style-name="P18"/></draw:text-box></draw:frame><draw:frame draw:style-name="fr1" draw:name="Frame77" text:anchor-type="char" svg:x="0in" svg:width="7.0835in" draw:z-index="77"><draw:text-box fo:min-height="0.1665in"><text:p text:style-name="P18"/></draw:text-box></draw:frame><draw:frame draw:style-name="fr1" draw:name="Frame76" text:anchor-type="char" svg:x="0in" svg:width="7.0835in" draw:z-index="76"><draw:text-box fo:min-height="0.1665in"><text:p text:style-name="P18"/></draw:text-box></draw:frame><draw:frame draw:style-name="fr1" draw:name="Frame75" text:anchor-type="char" svg:x="0in" svg:width="7.0835in" draw:z-index="75"><draw:text-box fo:min-height="0.1665in"><text:p text:style-name="P18"/></draw:text-box></draw:frame><draw:frame draw:style-name="fr1" draw:name="Frame74" text:anchor-type="char" svg:x="0in" svg:width="7.0835in" draw:z-index="74"><draw:text-box fo:min-height="0.1665in"><text:p text:style-name="P18"/></draw:text-box></draw:frame><draw:frame draw:style-name="fr1" draw:name="Frame73" text:anchor-type="char" svg:x="0in" svg:width="7.0835in" draw:z-index="73"><draw:text-box fo:min-height="0.1665in"><text:p text:style-name="P18"/></draw:text-box></draw:frame><draw:frame draw:style-name="fr3" draw:name="Frame84" text:anchor-type="char" svg:width="7.0835in" draw:z-index="72"><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71" text:anchor-type="char" svg:width="0.1043in" draw:z-index="71"><draw:text-box fo:min-height="0.0161in"><text:p text:style-name="P18"/></draw:text-box></draw:frame></text:p></draw:text-box></draw:frame><draw:frame draw:style-name="fr1" draw:name="Frame64" text:anchor-type="char" svg:x="0in" svg:width="0.0161in" draw:z-index="63"><draw:text-box fo:min-height="0.9374in"><draw:frame draw:style-name="fr2" draw:name="Frame65" text:anchor-type="frame" svg:x="0in" svg:y="0in" svg:width="0.0161in" draw:z-index="64"><draw:text-box fo:min-height="0.0161in"><text:p text:style-name="P18"><draw:frame draw:style-name="fr3" draw:name="Frame68" text:anchor-type="char" svg:width="0.302in" draw:z-index="68"><draw:text-box fo:min-height="0.0161in"><text:p text:style-name="P18"/></draw:text-box></draw:frame><draw:frame draw:style-name="fr1" draw:name="Frame67" text:anchor-type="char" svg:x="0in" svg:width="0.0161in" draw:z-index="67"><draw:text-box fo:min-height="0.1665in"><text:p text:style-name="P18"/></draw:text-box></draw:frame><draw:frame draw:style-name="fr1" draw:name="Frame66" text:anchor-type="char" svg:x="0in" svg:width="0.302in" draw:z-index="66"><draw:text-box fo:min-height="0.1665in"><text:p text:style-name="P18"/></draw:text-box></draw:frame><draw:frame draw:style-name="fr3" draw:name="Frame69" text:anchor-type="char" svg:width="0.302in" draw:z-index="65"><draw:text-box fo:min-height="1.6252in"><text:p text:style-name="P18"/></draw:text-box></draw:frame></text:p></draw:text-box></draw:frame><text:p text:style-name="P18"/></draw:text-box></draw:frame></text:p>
      </text:section>
      <text:section text:style-name="Sect1" text:name="bubble-83114697fcfc">
        <text:p text:style-name="P22">04_gated_attention_and_robust_metrics.ipynb</text:p>
        <text:p text:style-name="P26">+8</text:p>
        <text:p text:style-name="P17"><draw:frame draw:style-name="fr1" draw:name="Frame91" text:anchor-type="char" svg:x="0in" svg:width="7.1874in" draw:z-index="90"><draw:text-box fo:min-height="0.9374in"><draw:frame draw:style-name="fr2" draw:name="Frame93" text:anchor-type="frame" svg:x="0in" svg:y="0in" svg:width="0.0161in" draw:z-index="91"><draw:text-box fo:min-height="0.0161in"><text:p text:style-name="P18"><draw:frame draw:style-name="fr3" draw:name="Frame104" text:anchor-type="char" svg:width="7.0835in" draw:z-index="104"><draw:text-box fo:min-height="0.0161in"><text:p text:style-name="P18"/></draw:text-box></draw:frame><draw:frame draw:style-name="fr1" draw:name="Frame103" text:anchor-type="char" svg:x="0in" svg:width="1.5in" draw:z-index="103"><draw:text-box fo:min-height="0.1665in"><text:p text:style-name="P18"/></draw:text-box></draw:frame><draw:frame draw:style-name="fr1" draw:name="Frame102" text:anchor-type="char" svg:x="0in" svg:width="7.0835in" draw:z-index="102"><draw:text-box fo:min-height="0.1665in"><text:p text:style-name="P18"/></draw:text-box></draw:frame><draw:frame draw:style-name="fr1" draw:name="Frame101" text:anchor-type="char" svg:x="0in" svg:width="7.0835in" draw:z-index="101"><draw:text-box fo:min-height="0.1665in"><text:p text:style-name="P18"/></draw:text-box></draw:frame><draw:frame draw:style-name="fr1" draw:name="Frame100" text:anchor-type="char" svg:x="0in" svg:width="7.0835in" draw:z-index="100"><draw:text-box fo:min-height="0.1665in"><text:p text:style-name="P18"/></draw:text-box></draw:frame><draw:frame draw:style-name="fr1" draw:name="Frame99" text:anchor-type="char" svg:x="0in" svg:width="7.0835in" draw:z-index="99"><draw:text-box fo:min-height="0.1665in"><text:p text:style-name="P18"/></draw:text-box></draw:frame><draw:frame draw:style-name="fr1" draw:name="Frame98" text:anchor-type="char" svg:x="0in" svg:width="7.0835in" draw:z-index="98"><draw:text-box fo:min-height="0.1665in"><text:p text:style-name="P18"/></draw:text-box></draw:frame><draw:frame draw:style-name="fr1" draw:name="Frame97" text:anchor-type="char" svg:x="0in" svg:width="7.0835in" draw:z-index="97"><draw:text-box fo:min-height="0.1665in"><text:p text:style-name="P18"/></draw:text-box></draw:frame><draw:frame draw:style-name="fr1" draw:name="Frame96" text:anchor-type="char" svg:x="0in" svg:width="7.0835in" draw:z-index="96"><draw:text-box fo:min-height="0.1665in"><text:p text:style-name="P18"/></draw:text-box></draw:frame><draw:frame draw:style-name="fr1" draw:name="Frame95" text:anchor-type="char" svg:x="0in" svg:width="7.0835in" draw:z-index="95"><draw:text-box fo:min-height="0.1665in"><text:p text:style-name="P18"/></draw:text-box></draw:frame><draw:frame draw:style-name="fr1" draw:name="Frame94" text:anchor-type="char" svg:x="0in" svg:width="7.0835in" draw:z-index="94"><draw:text-box fo:min-height="0.1665in"><text:p text:style-name="P18"/></draw:text-box></draw:frame><draw:frame draw:style-name="fr3" draw:name="Frame105" text:anchor-type="char" svg:width="7.0835in" draw:z-index="93"><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92" text:anchor-type="char" svg:width="0.1043in" draw:z-index="92"><draw:text-box fo:min-height="0.0161in"><text:p text:style-name="P18"/></draw:text-box></draw:frame></text:p></draw:text-box></draw:frame><draw:frame draw:style-name="fr1" draw:name="Frame85" text:anchor-type="char" svg:x="0in" svg:width="0.0161in" draw:z-index="84"><draw:text-box fo:min-height="0.9374in"><draw:frame draw:style-name="fr2" draw:name="Frame86" text:anchor-type="frame" svg:x="0in" svg:y="0in" svg:width="0.0161in" draw:z-index="85"><draw:text-box fo:min-height="0.0161in"><text:p text:style-name="P18"><draw:frame draw:style-name="fr3" draw:name="Frame89" text:anchor-type="char" svg:width="0.302in" draw:z-index="89"><draw:text-box fo:min-height="0.0161in"><text:p text:style-name="P18"/></draw:text-box></draw:frame><draw:frame draw:style-name="fr1" draw:name="Frame88" text:anchor-type="char" svg:x="0in" svg:width="0.0161in" draw:z-index="88"><draw:text-box fo:min-height="0.1665in"><text:p text:style-name="P18"/></draw:text-box></draw:frame><draw:frame draw:style-name="fr1" draw:name="Frame87" text:anchor-type="char" svg:x="0in" svg:width="0.302in" draw:z-index="87"><draw:text-box fo:min-height="0.1665in"><text:p text:style-name="P18"/></draw:text-box></draw:frame><draw:frame draw:style-name="fr3" draw:name="Frame90" text:anchor-type="char" svg:width="0.302in" draw:z-index="86"><draw:text-box fo:min-height="1.6252in"><text:p text:style-name="P18"/></draw:text-box></draw:frame></text:p></draw:text-box></draw:frame><text:p text:style-name="P18"/></draw:text-box></draw:frame></text:p>
      </text:section>
      <text:section text:style-name="Sect1" text:name="bubble-7203da475545">
        <text:p text:style-name="P22">05_topological_analysis_multipers.ipynb</text:p>
        <text:p text:style-name="P26">+8</text:p>
        <text:p text:style-name="P17"><draw:frame draw:style-name="fr1" draw:name="Frame112" text:anchor-type="char" svg:x="0in" svg:width="7.1874in" draw:z-index="111"><draw:text-box fo:min-height="0.9374in"><draw:frame draw:style-name="fr2" draw:name="Frame114" text:anchor-type="frame" svg:x="0in" svg:y="0in" svg:width="0.0161in" draw:z-index="112"><draw:text-box fo:min-height="0.0161in"><text:p text:style-name="P18"><draw:frame draw:style-name="fr3" draw:name="Frame125" text:anchor-type="char" svg:width="7.0835in" draw:z-index="125"><draw:text-box fo:min-height="0.0161in"><text:p text:style-name="P18"/></draw:text-box></draw:frame><draw:frame draw:style-name="fr1" draw:name="Frame124" text:anchor-type="char" svg:x="0in" svg:width="1.5in" draw:z-index="124"><draw:text-box fo:min-height="0.1665in"><text:p text:style-name="P18"/></draw:text-box></draw:frame><draw:frame draw:style-name="fr1" draw:name="Frame123" text:anchor-type="char" svg:x="0in" svg:width="7.0835in" draw:z-index="123"><draw:text-box fo:min-height="0.1665in"><text:p text:style-name="P18"/></draw:text-box></draw:frame><draw:frame draw:style-name="fr1" draw:name="Frame122" text:anchor-type="char" svg:x="0in" svg:width="7.0835in" draw:z-index="122"><draw:text-box fo:min-height="0.1665in"><text:p text:style-name="P18"/></draw:text-box></draw:frame><draw:frame draw:style-name="fr1" draw:name="Frame121" text:anchor-type="char" svg:x="0in" svg:width="7.0835in" draw:z-index="121"><draw:text-box fo:min-height="0.1665in"><text:p text:style-name="P18"/></draw:text-box></draw:frame><draw:frame draw:style-name="fr1" draw:name="Frame120" text:anchor-type="char" svg:x="0in" svg:width="7.0835in" draw:z-index="120"><draw:text-box fo:min-height="0.1665in"><text:p text:style-name="P18"/></draw:text-box></draw:frame><draw:frame draw:style-name="fr1" draw:name="Frame119" text:anchor-type="char" svg:x="0in" svg:width="7.0835in" draw:z-index="119"><draw:text-box fo:min-height="0.1665in"><text:p text:style-name="P18"/></draw:text-box></draw:frame><draw:frame draw:style-name="fr1" draw:name="Frame118" text:anchor-type="char" svg:x="0in" svg:width="7.0835in" draw:z-index="118"><draw:text-box fo:min-height="0.1665in"><text:p text:style-name="P18"/></draw:text-box></draw:frame><draw:frame draw:style-name="fr1" draw:name="Frame117" text:anchor-type="char" svg:x="0in" svg:width="7.0835in" draw:z-index="117"><draw:text-box fo:min-height="0.1665in"><text:p text:style-name="P18"/></draw:text-box></draw:frame><draw:frame draw:style-name="fr1" draw:name="Frame116" text:anchor-type="char" svg:x="0in" svg:width="7.0835in" draw:z-index="116"><draw:text-box fo:min-height="0.1665in"><text:p text:style-name="P18"/></draw:text-box></draw:frame><draw:frame draw:style-name="fr1" draw:name="Frame115" text:anchor-type="char" svg:x="0in" svg:width="7.0835in" draw:z-index="115"><draw:text-box fo:min-height="0.1665in"><text:p text:style-name="P18"/></draw:text-box></draw:frame><draw:frame draw:style-name="fr3" draw:name="Frame126" text:anchor-type="char" svg:width="7.0835in" draw:z-index="114"><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113" text:anchor-type="char" svg:width="0.1043in" draw:z-index="113"><draw:text-box fo:min-height="0.0161in"><text:p text:style-name="P18"/></draw:text-box></draw:frame></text:p></draw:text-box></draw:frame><draw:frame draw:style-name="fr1" draw:name="Frame106" text:anchor-type="char" svg:x="0in" svg:width="0.0161in" draw:z-index="105"><draw:text-box fo:min-height="0.9374in"><draw:frame draw:style-name="fr2" draw:name="Frame107" text:anchor-type="frame" svg:x="0in" svg:y="0in" svg:width="0.0161in" draw:z-index="106"><draw:text-box fo:min-height="0.0161in"><text:p text:style-name="P18"><draw:frame draw:style-name="fr3" draw:name="Frame110" text:anchor-type="char" svg:width="0.302in" draw:z-index="110"><draw:text-box fo:min-height="0.0161in"><text:p text:style-name="P18"/></draw:text-box></draw:frame><draw:frame draw:style-name="fr1" draw:name="Frame109" text:anchor-type="char" svg:x="0in" svg:width="0.0161in" draw:z-index="109"><draw:text-box fo:min-height="0.1665in"><text:p text:style-name="P18"/></draw:text-box></draw:frame><draw:frame draw:style-name="fr1" draw:name="Frame108" text:anchor-type="char" svg:x="0in" svg:width="0.302in" draw:z-index="108"><draw:text-box fo:min-height="0.1665in"><text:p text:style-name="P18"/></draw:text-box></draw:frame><draw:frame draw:style-name="fr3" draw:name="Frame111" text:anchor-type="char" svg:width="0.302in" draw:z-index="107"><draw:text-box fo:min-height="1.6252in"><text:p text:style-name="P18"/></draw:text-box></draw:frame></text:p></draw:text-box></draw:frame><text:p text:style-name="P18"/></draw:text-box></draw:frame></text:p>
      </text:section>
      <text:section text:style-name="Sect1" text:name="bubble-92e2991961ac">
        <text:p text:style-name="P22">06_rmt_python_reimplementation.ipynb</text:p>
        <text:p text:style-name="P26">+8</text:p>
        <text:p text:style-name="P17"><draw:frame draw:style-name="fr1" draw:name="Frame133" text:anchor-type="char" svg:x="0in" svg:width="7.1874in" draw:z-index="132"><draw:text-box fo:min-height="0.9374in"><draw:frame draw:style-name="fr2" draw:name="Frame135" text:anchor-type="frame" svg:x="0in" svg:y="0in" svg:width="0.0161in" draw:z-index="133"><draw:text-box fo:min-height="0.0161in"><text:p text:style-name="P18"><draw:frame draw:style-name="fr3" draw:name="Frame146" text:anchor-type="char" svg:width="7.0835in" draw:z-index="146"><draw:text-box fo:min-height="0.0161in"><text:p text:style-name="P18"/></draw:text-box></draw:frame><draw:frame draw:style-name="fr1" draw:name="Frame145" text:anchor-type="char" svg:x="0in" svg:width="1.5in" draw:z-index="145"><draw:text-box fo:min-height="0.1665in"><text:p text:style-name="P18"/></draw:text-box></draw:frame><draw:frame draw:style-name="fr1" draw:name="Frame144" text:anchor-type="char" svg:x="0in" svg:width="7.0835in" draw:z-index="144"><draw:text-box fo:min-height="0.1665in"><text:p text:style-name="P18"/></draw:text-box></draw:frame><draw:frame draw:style-name="fr1" draw:name="Frame143" text:anchor-type="char" svg:x="0in" svg:width="7.0835in" draw:z-index="143"><draw:text-box fo:min-height="0.1665in"><text:p text:style-name="P18"/></draw:text-box></draw:frame><draw:frame draw:style-name="fr1" draw:name="Frame142" text:anchor-type="char" svg:x="0in" svg:width="7.0835in" draw:z-index="142"><draw:text-box fo:min-height="0.1665in"><text:p text:style-name="P18"/></draw:text-box></draw:frame><draw:frame draw:style-name="fr1" draw:name="Frame141" text:anchor-type="char" svg:x="0in" svg:width="7.0835in" draw:z-index="141"><draw:text-box fo:min-height="0.1665in"><text:p text:style-name="P18"/></draw:text-box></draw:frame><draw:frame draw:style-name="fr1" draw:name="Frame140" text:anchor-type="char" svg:x="0in" svg:width="7.0835in" draw:z-index="140"><draw:text-box fo:min-height="0.1665in"><text:p text:style-name="P18"/></draw:text-box></draw:frame><draw:frame draw:style-name="fr1" draw:name="Frame139" text:anchor-type="char" svg:x="0in" svg:width="7.0835in" draw:z-index="139"><draw:text-box fo:min-height="0.1665in"><text:p text:style-name="P18"/></draw:text-box></draw:frame><draw:frame draw:style-name="fr1" draw:name="Frame138" text:anchor-type="char" svg:x="0in" svg:width="7.0835in" draw:z-index="138"><draw:text-box fo:min-height="0.1665in"><text:p text:style-name="P18"/></draw:text-box></draw:frame><draw:frame draw:style-name="fr1" draw:name="Frame137" text:anchor-type="char" svg:x="0in" svg:width="7.0835in" draw:z-index="137"><draw:text-box fo:min-height="0.1665in"><text:p text:style-name="P18"/></draw:text-box></draw:frame><draw:frame draw:style-name="fr1" draw:name="Frame136" text:anchor-type="char" svg:x="0in" svg:width="7.0835in" draw:z-index="136"><draw:text-box fo:min-height="0.1665in"><text:p text:style-name="P18"/></draw:text-box></draw:frame><draw:frame draw:style-name="fr3" draw:name="Frame147" text:anchor-type="char" svg:width="7.0835in" draw:z-index="135"><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134" text:anchor-type="char" svg:width="0.1043in" draw:z-index="134"><draw:text-box fo:min-height="0.0161in"><text:p text:style-name="P18"/></draw:text-box></draw:frame></text:p></draw:text-box></draw:frame><draw:frame draw:style-name="fr1" draw:name="Frame127" text:anchor-type="char" svg:x="0in" svg:width="0.0161in" draw:z-index="126"><draw:text-box fo:min-height="0.9374in"><draw:frame draw:style-name="fr2" draw:name="Frame128" text:anchor-type="frame" svg:x="0in" svg:y="0in" svg:width="0.0161in" draw:z-index="127"><draw:text-box fo:min-height="0.0161in"><text:p text:style-name="P18"><draw:frame draw:style-name="fr3" draw:name="Frame131" text:anchor-type="char" svg:width="0.302in" draw:z-index="131"><draw:text-box fo:min-height="0.0161in"><text:p text:style-name="P18"/></draw:text-box></draw:frame><draw:frame draw:style-name="fr1" draw:name="Frame130" text:anchor-type="char" svg:x="0in" svg:width="0.0161in" draw:z-index="130"><draw:text-box fo:min-height="0.1665in"><text:p text:style-name="P18"/></draw:text-box></draw:frame><draw:frame draw:style-name="fr1" draw:name="Frame129" text:anchor-type="char" svg:x="0in" svg:width="0.302in" draw:z-index="129"><draw:text-box fo:min-height="0.1665in"><text:p text:style-name="P18"/></draw:text-box></draw:frame><draw:frame draw:style-name="fr3" draw:name="Frame132" text:anchor-type="char" svg:width="0.302in" draw:z-index="128"><draw:text-box fo:min-height="1.6252in"><text:p text:style-name="P18"/></draw:text-box></draw:frame></text:p></draw:text-box></draw:frame><text:p text:style-name="P18"/></draw:text-box></draw:frame></text:p>
      </text:section>
      <text:section text:style-name="Sect1" text:name="bubble-1cb341e41af9">
        <text:p text:style-name="P22">07_ntk_trainability_demo.ipynb</text:p>
        <text:p text:style-name="P26">+8</text:p>
        <text:p text:style-name="P17"><draw:frame draw:style-name="fr1" draw:name="Frame154" text:anchor-type="char" svg:x="0in" svg:width="7.1874in" draw:z-index="153"><draw:text-box fo:min-height="0.9374in"><draw:frame draw:style-name="fr2" draw:name="Frame156" text:anchor-type="frame" svg:x="0in" svg:y="0in" svg:width="0.0161in" draw:z-index="154"><draw:text-box fo:min-height="0.0161in"><text:p text:style-name="P18"><draw:frame draw:style-name="fr3" draw:name="Frame167" text:anchor-type="char" svg:width="7.0835in" draw:z-index="167"><draw:text-box fo:min-height="0.0161in"><text:p text:style-name="P18"/></draw:text-box></draw:frame><draw:frame draw:style-name="fr1" draw:name="Frame166" text:anchor-type="char" svg:x="0in" svg:width="1.5in" draw:z-index="166"><draw:text-box fo:min-height="0.1665in"><text:p text:style-name="P18"/></draw:text-box></draw:frame><draw:frame draw:style-name="fr1" draw:name="Frame165" text:anchor-type="char" svg:x="0in" svg:width="7.0835in" draw:z-index="165"><draw:text-box fo:min-height="0.1665in"><text:p text:style-name="P18"/></draw:text-box></draw:frame><draw:frame draw:style-name="fr1" draw:name="Frame164" text:anchor-type="char" svg:x="0in" svg:width="7.0835in" draw:z-index="164"><draw:text-box fo:min-height="0.1665in"><text:p text:style-name="P18"/></draw:text-box></draw:frame><draw:frame draw:style-name="fr1" draw:name="Frame163" text:anchor-type="char" svg:x="0in" svg:width="7.0835in" draw:z-index="163"><draw:text-box fo:min-height="0.1665in"><text:p text:style-name="P18"/></draw:text-box></draw:frame><draw:frame draw:style-name="fr1" draw:name="Frame162" text:anchor-type="char" svg:x="0in" svg:width="7.0835in" draw:z-index="162"><draw:text-box fo:min-height="0.1665in"><text:p text:style-name="P18"/></draw:text-box></draw:frame><draw:frame draw:style-name="fr1" draw:name="Frame161" text:anchor-type="char" svg:x="0in" svg:width="7.0835in" draw:z-index="161"><draw:text-box fo:min-height="0.1665in"><text:p text:style-name="P18"/></draw:text-box></draw:frame><draw:frame draw:style-name="fr1" draw:name="Frame160" text:anchor-type="char" svg:x="0in" svg:width="7.0835in" draw:z-index="160"><draw:text-box fo:min-height="0.1665in"><text:p text:style-name="P18"/></draw:text-box></draw:frame><draw:frame draw:style-name="fr1" draw:name="Frame159" text:anchor-type="char" svg:x="0in" svg:width="7.0835in" draw:z-index="159"><draw:text-box fo:min-height="0.1665in"><text:p text:style-name="P18"/></draw:text-box></draw:frame><draw:frame draw:style-name="fr1" draw:name="Frame158" text:anchor-type="char" svg:x="0in" svg:width="7.0835in" draw:z-index="158"><draw:text-box fo:min-height="0.1665in"><text:p text:style-name="P18"/></draw:text-box></draw:frame><draw:frame draw:style-name="fr1" draw:name="Frame157" text:anchor-type="char" svg:x="0in" svg:width="7.0835in" draw:z-index="157"><draw:text-box fo:min-height="0.1665in"><text:p text:style-name="P18"/></draw:text-box></draw:frame><draw:frame draw:style-name="fr3" draw:name="Frame168" text:anchor-type="char" svg:width="7.0835in" draw:z-index="156"><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155" text:anchor-type="char" svg:width="0.1043in" draw:z-index="155"><draw:text-box fo:min-height="0.0161in"><text:p text:style-name="P18"/></draw:text-box></draw:frame></text:p></draw:text-box></draw:frame><draw:frame draw:style-name="fr1" draw:name="Frame148" text:anchor-type="char" svg:x="0in" svg:width="0.0161in" draw:z-index="147"><draw:text-box fo:min-height="0.9374in"><draw:frame draw:style-name="fr2" draw:name="Frame149" text:anchor-type="frame" svg:x="0in" svg:y="0in" svg:width="0.0161in" draw:z-index="148"><draw:text-box fo:min-height="0.0161in"><text:p text:style-name="P18"><draw:frame draw:style-name="fr3" draw:name="Frame152" text:anchor-type="char" svg:width="0.302in" draw:z-index="152"><draw:text-box fo:min-height="0.0161in"><text:p text:style-name="P18"/></draw:text-box></draw:frame><draw:frame draw:style-name="fr1" draw:name="Frame151" text:anchor-type="char" svg:x="0in" svg:width="0.0161in" draw:z-index="151"><draw:text-box fo:min-height="0.1665in"><text:p text:style-name="P18"/></draw:text-box></draw:frame><draw:frame draw:style-name="fr1" draw:name="Frame150" text:anchor-type="char" svg:x="0in" svg:width="0.302in" draw:z-index="150"><draw:text-box fo:min-height="0.1665in"><text:p text:style-name="P18"/></draw:text-box></draw:frame><draw:frame draw:style-name="fr3" draw:name="Frame153" text:anchor-type="char" svg:width="0.302in" draw:z-index="149"><draw:text-box fo:min-height="1.6252in"><text:p text:style-name="P18"/></draw:text-box></draw:frame></text:p></draw:text-box></draw:frame><text:p text:style-name="P18"/></draw:text-box></draw:frame></text:p>
      </text:section>
      <text:section text:style-name="Sect1" text:name="bubble-38ed44e82478">
        <text:p text:style-name="P22">08_gradient_frequency_and_superweights.ipynb</text:p>
        <text:p text:style-name="P26">+8</text:p>
        <text:p text:style-name="P17"><draw:frame draw:style-name="fr1" draw:name="Frame175" text:anchor-type="char" svg:x="0in" svg:width="7.1874in" draw:z-index="174"><draw:text-box fo:min-height="0.9374in"><draw:frame draw:style-name="fr2" draw:name="Frame177" text:anchor-type="frame" svg:x="0in" svg:y="0in" svg:width="0.0161in" draw:z-index="175"><draw:text-box fo:min-height="0.0161in"><text:p text:style-name="P18"><draw:frame draw:style-name="fr3" draw:name="Frame188" text:anchor-type="char" svg:width="7.0835in" draw:z-index="188"><draw:text-box fo:min-height="0.0161in"><text:p text:style-name="P18"/></draw:text-box></draw:frame><draw:frame draw:style-name="fr1" draw:name="Frame187" text:anchor-type="char" svg:x="0in" svg:width="1.5in" draw:z-index="187"><draw:text-box fo:min-height="0.1665in"><text:p text:style-name="P18"/></draw:text-box></draw:frame><draw:frame draw:style-name="fr1" draw:name="Frame186" text:anchor-type="char" svg:x="0in" svg:width="7.0835in" draw:z-index="186"><draw:text-box fo:min-height="0.1665in"><text:p text:style-name="P18"/></draw:text-box></draw:frame><draw:frame draw:style-name="fr1" draw:name="Frame185" text:anchor-type="char" svg:x="0in" svg:width="7.0835in" draw:z-index="185"><draw:text-box fo:min-height="0.1665in"><text:p text:style-name="P18"/></draw:text-box></draw:frame><draw:frame draw:style-name="fr1" draw:name="Frame184" text:anchor-type="char" svg:x="0in" svg:width="7.0835in" draw:z-index="184"><draw:text-box fo:min-height="0.1665in"><text:p text:style-name="P18"/></draw:text-box></draw:frame><draw:frame draw:style-name="fr1" draw:name="Frame183" text:anchor-type="char" svg:x="0in" svg:width="7.0835in" draw:z-index="183"><draw:text-box fo:min-height="0.1665in"><text:p text:style-name="P18"/></draw:text-box></draw:frame><draw:frame draw:style-name="fr1" draw:name="Frame182" text:anchor-type="char" svg:x="0in" svg:width="7.0835in" draw:z-index="182"><draw:text-box fo:min-height="0.1665in"><text:p text:style-name="P18"/></draw:text-box></draw:frame><draw:frame draw:style-name="fr1" draw:name="Frame181" text:anchor-type="char" svg:x="0in" svg:width="7.0835in" draw:z-index="181"><draw:text-box fo:min-height="0.1665in"><text:p text:style-name="P18"/></draw:text-box></draw:frame><draw:frame draw:style-name="fr1" draw:name="Frame180" text:anchor-type="char" svg:x="0in" svg:width="7.0835in" draw:z-index="180"><draw:text-box fo:min-height="0.1665in"><text:p text:style-name="P18"/></draw:text-box></draw:frame><draw:frame draw:style-name="fr1" draw:name="Frame179" text:anchor-type="char" svg:x="0in" svg:width="7.0835in" draw:z-index="179"><draw:text-box fo:min-height="0.1665in"><text:p text:style-name="P18"/></draw:text-box></draw:frame><draw:frame draw:style-name="fr1" draw:name="Frame178" text:anchor-type="char" svg:x="0in" svg:width="7.0835in" draw:z-index="178"><draw:text-box fo:min-height="0.1665in"><text:p text:style-name="P18"/></draw:text-box></draw:frame><draw:frame draw:style-name="fr3" draw:name="Frame189" text:anchor-type="char" svg:width="7.0835in" draw:z-index="177"><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176" text:anchor-type="char" svg:width="0.1043in" draw:z-index="176"><draw:text-box fo:min-height="0.0161in"><text:p text:style-name="P18"/></draw:text-box></draw:frame></text:p></draw:text-box></draw:frame><draw:frame draw:style-name="fr1" draw:name="Frame169" text:anchor-type="char" svg:x="0in" svg:width="0.0161in" draw:z-index="168"><draw:text-box fo:min-height="0.9374in"><draw:frame draw:style-name="fr2" draw:name="Frame170" text:anchor-type="frame" svg:x="0in" svg:y="0in" svg:width="0.0161in" draw:z-index="169"><draw:text-box fo:min-height="0.0161in"><text:p text:style-name="P18"><draw:frame draw:style-name="fr3" draw:name="Frame173" text:anchor-type="char" svg:width="0.302in" draw:z-index="173"><draw:text-box fo:min-height="0.0161in"><text:p text:style-name="P18"/></draw:text-box></draw:frame><draw:frame draw:style-name="fr1" draw:name="Frame172" text:anchor-type="char" svg:x="0in" svg:width="0.0161in" draw:z-index="172"><draw:text-box fo:min-height="0.1665in"><text:p text:style-name="P18"/></draw:text-box></draw:frame><draw:frame draw:style-name="fr1" draw:name="Frame171" text:anchor-type="char" svg:x="0in" svg:width="0.302in" draw:z-index="171"><draw:text-box fo:min-height="0.1665in"><text:p text:style-name="P18"/></draw:text-box></draw:frame><draw:frame draw:style-name="fr3" draw:name="Frame174" text:anchor-type="char" svg:width="0.302in" draw:z-index="170"><draw:text-box fo:min-height="1.6252in"><text:p text:style-name="P18"/></draw:text-box></draw:frame></text:p></draw:text-box></draw:frame><text:p text:style-name="P18"/></draw:text-box></draw:frame></text:p>
      </text:section>
      <text:section text:style-name="Sect1" text:name="bubble-db3a8a427ef8">
        <text:p text:style-name="P22">09_weight_correlation_heatmaps.ipynb</text:p>
        <text:p text:style-name="P26">+8</text:p>
        <text:p text:style-name="P17"><draw:frame draw:style-name="fr1" draw:name="Frame196" text:anchor-type="char" svg:x="0in" svg:width="7.1874in" draw:z-index="195"><draw:text-box fo:min-height="0.9374in"><draw:frame draw:style-name="fr2" draw:name="Frame198" text:anchor-type="frame" svg:x="0in" svg:y="0in" svg:width="0.0161in" draw:z-index="196"><draw:text-box fo:min-height="0.0161in"><text:p text:style-name="P18"><draw:frame draw:style-name="fr3" draw:name="Frame209" text:anchor-type="char" svg:width="7.0835in" draw:z-index="209"><draw:text-box fo:min-height="0.0161in"><text:p text:style-name="P18"/></draw:text-box></draw:frame><draw:frame draw:style-name="fr1" draw:name="Frame208" text:anchor-type="char" svg:x="0in" svg:width="1.5in" draw:z-index="208"><draw:text-box fo:min-height="0.1665in"><text:p text:style-name="P18"/></draw:text-box></draw:frame><draw:frame draw:style-name="fr1" draw:name="Frame207" text:anchor-type="char" svg:x="0in" svg:width="7.0835in" draw:z-index="207"><draw:text-box fo:min-height="0.1665in"><text:p text:style-name="P18"/></draw:text-box></draw:frame><draw:frame draw:style-name="fr1" draw:name="Frame206" text:anchor-type="char" svg:x="0in" svg:width="7.0835in" draw:z-index="206"><draw:text-box fo:min-height="0.1665in"><text:p text:style-name="P18"/></draw:text-box></draw:frame><draw:frame draw:style-name="fr1" draw:name="Frame205" text:anchor-type="char" svg:x="0in" svg:width="7.0835in" draw:z-index="205"><draw:text-box fo:min-height="0.1665in"><text:p text:style-name="P18"/></draw:text-box></draw:frame><draw:frame draw:style-name="fr1" draw:name="Frame204" text:anchor-type="char" svg:x="0in" svg:width="7.0835in" draw:z-index="204"><draw:text-box fo:min-height="0.1665in"><text:p text:style-name="P18"/></draw:text-box></draw:frame><draw:frame draw:style-name="fr1" draw:name="Frame203" text:anchor-type="char" svg:x="0in" svg:width="7.0835in" draw:z-index="203"><draw:text-box fo:min-height="0.1665in"><text:p text:style-name="P18"/></draw:text-box></draw:frame><draw:frame draw:style-name="fr1" draw:name="Frame202" text:anchor-type="char" svg:x="0in" svg:width="7.0835in" draw:z-index="202"><draw:text-box fo:min-height="0.1665in"><text:p text:style-name="P18"/></draw:text-box></draw:frame><draw:frame draw:style-name="fr1" draw:name="Frame201" text:anchor-type="char" svg:x="0in" svg:width="7.0835in" draw:z-index="201"><draw:text-box fo:min-height="0.1665in"><text:p text:style-name="P18"/></draw:text-box></draw:frame><draw:frame draw:style-name="fr1" draw:name="Frame200" text:anchor-type="char" svg:x="0in" svg:width="7.0835in" draw:z-index="200"><draw:text-box fo:min-height="0.1665in"><text:p text:style-name="P18"/></draw:text-box></draw:frame><draw:frame draw:style-name="fr1" draw:name="Frame199" text:anchor-type="char" svg:x="0in" svg:width="7.0835in" draw:z-index="199"><draw:text-box fo:min-height="0.1665in"><text:p text:style-name="P18"/></draw:text-box></draw:frame><draw:frame draw:style-name="fr3" draw:name="Frame210" text:anchor-type="char" svg:width="7.0835in" draw:z-index="198"><draw:text-box fo:min-height="1.6252in"><text:p text:style-name="P19">{</text:p><text:p text:style-name="P20"><text:span text:style-name="T4"> </text:span><text:span text:style-name="T6">"cells"</text:span><text:span text:style-name="T7">: [],</text:span></text:p><text:p text:style-name="P20"><text:span text:style-name="T4"> </text:span><text:span text:style-name="T6">"metadata"</text:span><text:span text:style-name="T7">: {},</text:span></text:p><text:p text:style-name="P20"><text:span text:style-name="T4"> </text:span><text:span text:style-name="T6">"nbformat"</text:span><text:span text:style-name="T7">: </text:span><text:span text:style-name="T8">4</text:span><text:span text:style-name="T7">,</text:span></text:p><text:p text:style-name="P20"><text:span text:style-name="T4"> </text:span><text:span text:style-name="T6">"nbformat_minor"</text:span><text:span text:style-name="T7">: </text:span><text:span text:style-name="T8">5</text:span></text:p></draw:text-box></draw:frame></text:p></draw:text-box></draw:frame><text:p text:style-name="P18"><draw:frame draw:style-name="fr3" draw:name="Frame197" text:anchor-type="char" svg:width="0.1043in" draw:z-index="197"><draw:text-box fo:min-height="0.0161in"><text:p text:style-name="P18"/></draw:text-box></draw:frame></text:p></draw:text-box></draw:frame><draw:frame draw:style-name="fr1" draw:name="Frame190" text:anchor-type="char" svg:x="0in" svg:width="0.0161in" draw:z-index="189"><draw:text-box fo:min-height="0.9374in"><draw:frame draw:style-name="fr2" draw:name="Frame191" text:anchor-type="frame" svg:x="0in" svg:y="0in" svg:width="0.0161in" draw:z-index="190"><draw:text-box fo:min-height="0.0161in"><text:p text:style-name="P18"><draw:frame draw:style-name="fr3" draw:name="Frame194" text:anchor-type="char" svg:width="0.302in" draw:z-index="194"><draw:text-box fo:min-height="0.0161in"><text:p text:style-name="P18"/></draw:text-box></draw:frame><draw:frame draw:style-name="fr1" draw:name="Frame193" text:anchor-type="char" svg:x="0in" svg:width="0.0161in" draw:z-index="193"><draw:text-box fo:min-height="0.1665in"><text:p text:style-name="P18"/></draw:text-box></draw:frame><draw:frame draw:style-name="fr1" draw:name="Frame192" text:anchor-type="char" svg:x="0in" svg:width="0.302in" draw:z-index="192"><draw:text-box fo:min-height="0.1665in"><text:p text:style-name="P18"/></draw:text-box></draw:frame><draw:frame draw:style-name="fr3" draw:name="Frame195" text:anchor-type="char" svg:width="0.302in" draw:z-index="191"><draw:text-box fo:min-height="1.6252in"><text:p text:style-name="P18"/></draw:text-box></draw:frame></text:p></draw:text-box></draw:frame><text:p text:style-name="P18"/></draw:text-box></draw:frame></text:p>
      </text:section>
      <text:section text:style-name="Sect1" text:name="bubble-b02bd6ee37a3">
        <text:p text:style-name="P22">09_weight_correlation_heatmaps.ipynb</text:p>
        <text:p text:style-name="P23"><text:span text:style-name="T9">+31</text:span><text:span text:style-name="T10">-1</text:span></text:p>
        <text:p text:style-name="P17"><draw:frame draw:style-name="fr1" draw:name="Frame217" text:anchor-type="char" svg:x="0in" svg:width="7.1874in" draw:z-index="216"><draw:text-box fo:min-height="0.9374in"><draw:frame draw:style-name="fr2" draw:name="Frame219" text:anchor-type="frame" svg:x="0in" svg:y="0in" svg:width="0.0161in" draw:z-index="217"><draw:text-box fo:min-height="0.0161in"><text:p text:style-name="P18"><draw:frame draw:style-name="fr3" draw:name="Frame230" text:anchor-type="char" svg:width="7.0835in" draw:z-index="230"><draw:text-box fo:min-height="0.0161in"><text:p text:style-name="P18"/></draw:text-box></draw:frame><draw:frame draw:style-name="fr1" draw:name="Frame229" text:anchor-type="char" svg:x="0in" svg:width="2.9272in" draw:z-index="229"><draw:text-box fo:min-height="0.1665in"><text:p text:style-name="P18"/></draw:text-box></draw:frame><draw:frame draw:style-name="fr1" draw:name="Frame228" text:anchor-type="char" svg:x="0in" svg:width="7.0835in" draw:z-index="228"><draw:text-box fo:min-height="0.1665in"><text:p text:style-name="P18"/></draw:text-box></draw:frame><draw:frame draw:style-name="fr1" draw:name="Frame227" text:anchor-type="char" svg:x="0in" svg:width="7.0835in" draw:z-index="227"><draw:text-box fo:min-height="0.1665in"><text:p text:style-name="P18"/></draw:text-box></draw:frame><draw:frame draw:style-name="fr1" draw:name="Frame226" text:anchor-type="char" svg:x="0in" svg:width="7.0835in" draw:z-index="226"><draw:text-box fo:min-height="0.1665in"><text:p text:style-name="P18"/></draw:text-box></draw:frame><draw:frame draw:style-name="fr1" draw:name="Frame225" text:anchor-type="char" svg:x="0in" svg:width="7.0835in" draw:z-index="225"><draw:text-box fo:min-height="0.1665in"><text:p text:style-name="P18"/></draw:text-box></draw:frame><draw:frame draw:style-name="fr1" draw:name="Frame224" text:anchor-type="char" svg:x="0in" svg:width="7.0835in" draw:z-index="224"><draw:text-box fo:min-height="0.1665in"><text:p text:style-name="P18"/></draw:text-box></draw:frame><draw:frame draw:style-name="fr1" draw:name="Frame223" text:anchor-type="char" svg:x="0in" svg:width="7.0835in" draw:z-index="223"><draw:text-box fo:min-height="0.1665in"><text:p text:style-name="P18"/></draw:text-box></draw:frame><draw:frame draw:style-name="fr1" draw:name="Frame222" text:anchor-type="char" svg:x="0in" svg:width="7.0835in" draw:z-index="222"><draw:text-box fo:min-height="0.1665in"><text:p text:style-name="P18"/></draw:text-box></draw:frame><draw:frame draw:style-name="fr1" draw:name="Frame221" text:anchor-type="char" svg:x="0in" svg:width="7.0835in" draw:z-index="221"><draw:text-box fo:min-height="0.1665in"><text:p text:style-name="P18"/></draw:text-box></draw:frame><draw:frame draw:style-name="fr1" draw:name="Frame220" text:anchor-type="char" svg:x="0in" svg:width="7.0835in" draw:z-index="220"><draw:text-box fo:min-height="0.1665in"><text:p text:style-name="P18"/></draw:text-box></draw:frame><draw:frame draw:style-name="fr3" draw:name="Frame231" text:anchor-type="char" svg:width="7.0835in" draw:z-index="219"><draw:text-box fo:min-height="5.4583in"><text:p text:style-name="P24">"""09_weight_correlation_heatmaps.ipynb</text:p><text:p text:style-name="P24">Goal</text:p><text:p text:style-name="P25"><text:span text:style-name="T5">- Load `Merged zoo.csv` and the additional zoo CSVs (same schema).</text:span></text:p><text:p text:style-name="P24">- Compute correlation matrices between:</text:p></draw:text-box></draw:frame></text:p></draw:text-box></draw:frame><text:p text:style-name="P18"><draw:frame draw:style-name="fr3" draw:name="Frame218" text:anchor-type="char" svg:width="0.1043in" draw:z-index="218"><draw:text-box fo:min-height="0.0161in"><text:p text:style-name="P18"/></draw:text-box></draw:frame></text:p></draw:text-box></draw:frame><draw:frame draw:style-name="fr1" draw:name="Frame211" text:anchor-type="char" svg:x="0in" svg:width="0.0161in" draw:z-index="210"><draw:text-box fo:min-height="0.9374in"><draw:frame draw:style-name="fr2" draw:name="Frame212" text:anchor-type="frame" svg:x="0in" svg:y="0in" svg:width="0.0161in" draw:z-index="211"><draw:text-box fo:min-height="0.0161in"><text:p text:style-name="P18"><draw:frame draw:style-name="fr3" draw:name="Frame215" text:anchor-type="char" svg:width="0.302in" draw:z-index="215"><draw:text-box fo:min-height="0.0161in"><text:p text:style-name="P18"/></draw:text-box></draw:frame><draw:frame draw:style-name="fr1" draw:name="Frame214" text:anchor-type="char" svg:x="0in" svg:width="0.0161in" draw:z-index="214"><draw:text-box fo:min-height="0.1665in"><text:p text:style-name="P18"/></draw:text-box></draw:frame><draw:frame draw:style-name="fr1" draw:name="Frame213" text:anchor-type="char" svg:x="0in" svg:width="0.302in" draw:z-index="213"><draw:text-box fo:min-height="0.1665in"><text:p text:style-name="P18"/></draw:text-box></draw:frame><draw:frame draw:style-name="fr3" draw:name="Frame216" text:anchor-type="char" svg:width="0.302in" draw:z-index="212"><draw:text-box fo:min-height="5.4583in"><text:p text:style-name="P18"/></draw:text-box></draw:frame></text:p></draw:text-box></draw:frame><text:p text:style-name="P18"/></draw:text-box></draw:frame></text:p>
      </text:section>
      <text:section text:style-name="Sect1" text:name="bubble-9bf07fa3cf1b">
        <text:p text:style-name="P22"><text:soft-page-break/>02_batch_tensors_and_benchmark.ipynb</text:p>
        <text:p text:style-name="P23"><text:span text:style-name="T9">+30</text:span><text:span text:style-name="T10">-1</text:span></text:p>
        <text:p text:style-name="P17"><draw:frame draw:style-name="fr1" draw:name="Frame238" text:anchor-type="char" svg:x="0in" svg:width="7.1874in" draw:z-index="237"><draw:text-box fo:min-height="0.9374in"><draw:frame draw:style-name="fr2" draw:name="Frame240" text:anchor-type="frame" svg:x="0in" svg:y="0in" svg:width="0.0161in" draw:z-index="238"><draw:text-box fo:min-height="0.0161in"><text:p text:style-name="P18"><draw:frame draw:style-name="fr3" draw:name="Frame251" text:anchor-type="char" svg:width="8.0209in" draw:z-index="251"><draw:text-box fo:min-height="0.0161in"><text:p text:style-name="P18"/></draw:text-box></draw:frame><draw:frame draw:style-name="fr1" draw:name="Frame250" text:anchor-type="char" svg:x="0in" svg:width="7.7291in" draw:z-index="250"><draw:text-box fo:min-height="0.1665in"><text:p text:style-name="P18"/></draw:text-box></draw:frame><draw:frame draw:style-name="fr1" draw:name="Frame249" text:anchor-type="char" svg:x="0in" svg:width="8.0209in" draw:z-index="249"><draw:text-box fo:min-height="0.1665in"><text:p text:style-name="P18"/></draw:text-box></draw:frame><draw:frame draw:style-name="fr1" draw:name="Frame248" text:anchor-type="char" svg:x="0in" svg:width="8.0209in" draw:z-index="248"><draw:text-box fo:min-height="0.1665in"><text:p text:style-name="P18"/></draw:text-box></draw:frame><draw:frame draw:style-name="fr1" draw:name="Frame247" text:anchor-type="char" svg:x="0in" svg:width="8.0209in" draw:z-index="247"><draw:text-box fo:min-height="0.1665in"><text:p text:style-name="P18"/></draw:text-box></draw:frame><draw:frame draw:style-name="fr1" draw:name="Frame246" text:anchor-type="char" svg:x="0in" svg:width="8.0209in" draw:z-index="246"><draw:text-box fo:min-height="0.1665in"><text:p text:style-name="P18"/></draw:text-box></draw:frame><draw:frame draw:style-name="fr1" draw:name="Frame245" text:anchor-type="char" svg:x="0in" svg:width="8.0209in" draw:z-index="245"><draw:text-box fo:min-height="0.1665in"><text:p text:style-name="P18"/></draw:text-box></draw:frame><draw:frame draw:style-name="fr1" draw:name="Frame244" text:anchor-type="char" svg:x="0in" svg:width="8.0209in" draw:z-index="244"><draw:text-box fo:min-height="0.1665in"><text:p text:style-name="P18"/></draw:text-box></draw:frame><draw:frame draw:style-name="fr1" draw:name="Frame243" text:anchor-type="char" svg:x="0in" svg:width="8.0209in" draw:z-index="243"><draw:text-box fo:min-height="0.1665in"><text:p text:style-name="P18"/></draw:text-box></draw:frame><draw:frame draw:style-name="fr1" draw:name="Frame242" text:anchor-type="char" svg:x="0in" svg:width="8.0209in" draw:z-index="242"><draw:text-box fo:min-height="0.1665in"><text:p text:style-name="P18"/></draw:text-box></draw:frame><draw:frame draw:style-name="fr1" draw:name="Frame241" text:anchor-type="char" svg:x="0in" svg:width="8.0209in" draw:z-index="241"><draw:text-box fo:min-height="0.1665in"><text:p text:style-name="P18"/></draw:text-box></draw:frame><draw:frame draw:style-name="fr3" draw:name="Frame252" text:anchor-type="char" svg:width="8.0209in" draw:z-index="240"><draw:text-box fo:min-height="5.2917in"><text:p text:style-name="P24">"""02_batch_tensors_and_benchmark.ipynb</text:p><text:p text:style-name="P24">Goal</text:p><text:p text:style-name="P25"><text:span text:style-name="T5">- Reuse the existing search/batching logic that feeds `CustomDataset` in `Double_input_transformer.py`.</text:span></text:p><text:p text:style-name="P25"><text:span text:style-name="T5">- For a given epoch worth of training, materialize the sequence of batches into `.pt` (or `.h5`) files:</text:span></text:p></draw:text-box></draw:frame></text:p></draw:text-box></draw:frame><text:p text:style-name="P18"><draw:frame draw:style-name="fr3" draw:name="Frame239" text:anchor-type="char" svg:width="0.1043in" draw:z-index="239"><draw:text-box fo:min-height="0.0161in"><text:p text:style-name="P18"/></draw:text-box></draw:frame></text:p></draw:text-box></draw:frame><draw:frame draw:style-name="fr1" draw:name="Frame232" text:anchor-type="char" svg:x="0in" svg:width="0.0161in" draw:z-index="231"><draw:text-box fo:min-height="0.9374in"><draw:frame draw:style-name="fr2" draw:name="Frame233" text:anchor-type="frame" svg:x="0in" svg:y="0in" svg:width="0.0161in" draw:z-index="232"><draw:text-box fo:min-height="0.0161in"><text:p text:style-name="P18"><draw:frame draw:style-name="fr3" draw:name="Frame236" text:anchor-type="char" svg:width="0.302in" draw:z-index="236"><draw:text-box fo:min-height="0.0161in"><text:p text:style-name="P18"/></draw:text-box></draw:frame><draw:frame draw:style-name="fr1" draw:name="Frame235" text:anchor-type="char" svg:x="0in" svg:width="0.0161in" draw:z-index="235"><draw:text-box fo:min-height="0.1665in"><text:p text:style-name="P18"/></draw:text-box></draw:frame><draw:frame draw:style-name="fr1" draw:name="Frame234" text:anchor-type="char" svg:x="0in" svg:width="0.302in" draw:z-index="234"><draw:text-box fo:min-height="0.1665in"><text:p text:style-name="P18"/></draw:text-box></draw:frame><draw:frame draw:style-name="fr3" draw:name="Frame237" text:anchor-type="char" svg:width="0.302in" draw:z-index="233"><draw:text-box fo:min-height="5.2917in"><text:p text:style-name="P18"/></draw:text-box></draw:frame></text:p></draw:text-box></draw:frame><text:p text:style-name="P18"/></draw:text-box></draw:frame></text:p>
      </text:section>
      <text:section text:style-name="Sect1" text:name="bubble-395e8ba97167">
        <text:p text:style-name="P22">03_checkpoint_eval_and_metrics.ipynb</text:p>
        <text:p text:style-name="P23"><text:span text:style-name="T9">+29</text:span><text:span text:style-name="T10">-1</text:span></text:p>
        <text:p text:style-name="P17"><draw:frame draw:style-name="fr1" draw:name="Frame259" text:anchor-type="char" svg:x="0in" svg:width="7.1874in" draw:z-index="258"><draw:text-box fo:min-height="0.9374in"><draw:frame draw:style-name="fr2" draw:name="Frame261" text:anchor-type="frame" svg:x="0in" svg:y="0in" svg:width="0.0161in" draw:z-index="259"><draw:text-box fo:min-height="0.0161in"><text:p text:style-name="P18"><draw:frame draw:style-name="fr3" draw:name="Frame272" text:anchor-type="char" svg:width="9.2189in" draw:z-index="272"><draw:text-box fo:min-height="0.0161in"><text:p text:style-name="P18"/></draw:text-box></draw:frame><draw:frame draw:style-name="fr1" draw:name="Frame271" text:anchor-type="char" svg:x="0in" svg:width="1.6457in" draw:z-index="271"><draw:text-box fo:min-height="0.1665in"><text:p text:style-name="P18"/></draw:text-box></draw:frame><draw:frame draw:style-name="fr1" draw:name="Frame270" text:anchor-type="char" svg:x="0in" svg:width="9.2189in" draw:z-index="270"><draw:text-box fo:min-height="0.1665in"><text:p text:style-name="P18"/></draw:text-box></draw:frame><draw:frame draw:style-name="fr1" draw:name="Frame269" text:anchor-type="char" svg:x="0in" svg:width="9.2189in" draw:z-index="269"><draw:text-box fo:min-height="0.1665in"><text:p text:style-name="P18"/></draw:text-box></draw:frame><draw:frame draw:style-name="fr1" draw:name="Frame268" text:anchor-type="char" svg:x="0in" svg:width="9.2189in" draw:z-index="268"><draw:text-box fo:min-height="0.1665in"><text:p text:style-name="P18"/></draw:text-box></draw:frame><draw:frame draw:style-name="fr1" draw:name="Frame267" text:anchor-type="char" svg:x="0in" svg:width="9.2189in" draw:z-index="267"><draw:text-box fo:min-height="0.1665in"><text:p text:style-name="P18"/></draw:text-box></draw:frame><draw:frame draw:style-name="fr1" draw:name="Frame266" text:anchor-type="char" svg:x="0in" svg:width="9.2189in" draw:z-index="266"><draw:text-box fo:min-height="0.1665in"><text:p text:style-name="P18"/></draw:text-box></draw:frame><draw:frame draw:style-name="fr1" draw:name="Frame265" text:anchor-type="char" svg:x="0in" svg:width="9.2189in" draw:z-index="265"><draw:text-box fo:min-height="0.1665in"><text:p text:style-name="P18"/></draw:text-box></draw:frame><draw:frame draw:style-name="fr1" draw:name="Frame264" text:anchor-type="char" svg:x="0in" svg:width="9.2189in" draw:z-index="264"><draw:text-box fo:min-height="0.1665in"><text:p text:style-name="P18"/></draw:text-box></draw:frame><draw:frame draw:style-name="fr1" draw:name="Frame263" text:anchor-type="char" svg:x="0in" svg:width="9.2189in" draw:z-index="263"><draw:text-box fo:min-height="0.1665in"><text:p text:style-name="P18"/></draw:text-box></draw:frame><draw:frame draw:style-name="fr1" draw:name="Frame262" text:anchor-type="char" svg:x="0in" svg:width="9.2189in" draw:z-index="262"><draw:text-box fo:min-height="0.1665in"><text:p text:style-name="P18"/></draw:text-box></draw:frame><draw:frame draw:style-name="fr3" draw:name="Frame273" text:anchor-type="char" svg:width="9.2189in" draw:z-index="261"><draw:text-box fo:min-height="5.1252in"><text:p text:style-name="P24">"""03_checkpoint_eval_and_metrics.ipynb</text:p><text:p text:style-name="P24">Goal</text:p><text:p text:style-name="P25"><text:span text:style-name="T5">- Iterate over all `.pth` checkpoints under `./Experiments` (and possibly baseline `AE epoch initial original -1.pth`).</text:span></text:p><text:p text:style-name="P24">- For each checkpoint:</text:p></draw:text-box></draw:frame></text:p></draw:text-box></draw:frame><text:p text:style-name="P18"><draw:frame draw:style-name="fr3" draw:name="Frame260" text:anchor-type="char" svg:width="0.1043in" draw:z-index="260"><draw:text-box fo:min-height="0.0161in"><text:p text:style-name="P18"/></draw:text-box></draw:frame></text:p></draw:text-box></draw:frame><draw:frame draw:style-name="fr1" draw:name="Frame253" text:anchor-type="char" svg:x="0in" svg:width="0.0161in" draw:z-index="252"><draw:text-box fo:min-height="0.9374in"><draw:frame draw:style-name="fr2" draw:name="Frame254" text:anchor-type="frame" svg:x="0in" svg:y="0in" svg:width="0.0161in" draw:z-index="253"><draw:text-box fo:min-height="0.0161in"><text:p text:style-name="P18"><draw:frame draw:style-name="fr3" draw:name="Frame257" text:anchor-type="char" svg:width="0.302in" draw:z-index="257"><draw:text-box fo:min-height="0.0161in"><text:p text:style-name="P18"/></draw:text-box></draw:frame><draw:frame draw:style-name="fr1" draw:name="Frame256" text:anchor-type="char" svg:x="0in" svg:width="0.0161in" draw:z-index="256"><draw:text-box fo:min-height="0.1665in"><text:p text:style-name="P18"/></draw:text-box></draw:frame><draw:frame draw:style-name="fr1" draw:name="Frame255" text:anchor-type="char" svg:x="0in" svg:width="0.302in" draw:z-index="255"><draw:text-box fo:min-height="0.1665in"><text:p text:style-name="P18"/></draw:text-box></draw:frame><draw:frame draw:style-name="fr3" draw:name="Frame258" text:anchor-type="char" svg:width="0.302in" draw:z-index="254"><draw:text-box fo:min-height="5.1252in"><text:p text:style-name="P18"/></draw:text-box></draw:frame></text:p></draw:text-box></draw:frame><text:p text:style-name="P18"/></draw:text-box></draw:frame></text:p>
      </text:section>
      <text:section text:style-name="Sect1" text:name="bubble-a8aa3fd282bf">
        <text:p text:style-name="P22">04_gated_attention_and_robust_metrics.ipynb</text:p>
        <text:p text:style-name="P23"><text:span text:style-name="T9">+26</text:span><text:span text:style-name="T10">-1</text:span></text:p>
        <text:p text:style-name="P17"><draw:frame draw:style-name="fr1" draw:name="Frame280" text:anchor-type="char" svg:x="0in" svg:width="7.1874in" draw:z-index="279"><draw:text-box fo:min-height="0.9374in"><draw:frame draw:style-name="fr2" draw:name="Frame282" text:anchor-type="frame" svg:x="0in" svg:y="0in" svg:width="0.0161in" draw:z-index="280"><draw:text-box fo:min-height="0.0161in"><text:p text:style-name="P18"><draw:frame draw:style-name="fr3" draw:name="Frame293" text:anchor-type="char" svg:width="11.5417in" draw:z-index="293"><draw:text-box fo:min-height="0.0161in"><text:p text:style-name="P18"/></draw:text-box></draw:frame><draw:frame draw:style-name="fr1" draw:name="Frame292" text:anchor-type="char" svg:x="0in" svg:width="7.7291in" draw:z-index="292"><draw:text-box fo:min-height="0.1665in"><text:p text:style-name="P18"/></draw:text-box></draw:frame><draw:frame draw:style-name="fr1" draw:name="Frame291" text:anchor-type="char" svg:x="0in" svg:width="11.5417in" draw:z-index="291"><draw:text-box fo:min-height="0.1665in"><text:p text:style-name="P18"/></draw:text-box></draw:frame><draw:frame draw:style-name="fr1" draw:name="Frame290" text:anchor-type="char" svg:x="0in" svg:width="11.5417in" draw:z-index="290"><draw:text-box fo:min-height="0.1665in"><text:p text:style-name="P18"/></draw:text-box></draw:frame><draw:frame draw:style-name="fr1" draw:name="Frame289" text:anchor-type="char" svg:x="0in" svg:width="11.5417in" draw:z-index="289"><draw:text-box fo:min-height="0.1665in"><text:p text:style-name="P18"/></draw:text-box></draw:frame><draw:frame draw:style-name="fr1" draw:name="Frame288" text:anchor-type="char" svg:x="0in" svg:width="11.5417in" draw:z-index="288"><draw:text-box fo:min-height="0.1665in"><text:p text:style-name="P18"/></draw:text-box></draw:frame><draw:frame draw:style-name="fr1" draw:name="Frame287" text:anchor-type="char" svg:x="0in" svg:width="11.5417in" draw:z-index="287"><draw:text-box fo:min-height="0.1665in"><text:p text:style-name="P18"/></draw:text-box></draw:frame><draw:frame draw:style-name="fr1" draw:name="Frame286" text:anchor-type="char" svg:x="0in" svg:width="11.5417in" draw:z-index="286"><draw:text-box fo:min-height="0.1665in"><text:p text:style-name="P18"/></draw:text-box></draw:frame><draw:frame draw:style-name="fr1" draw:name="Frame285" text:anchor-type="char" svg:x="0in" svg:width="11.5417in" draw:z-index="285"><draw:text-box fo:min-height="0.1665in"><text:p text:style-name="P18"/></draw:text-box></draw:frame><draw:frame draw:style-name="fr1" draw:name="Frame284" text:anchor-type="char" svg:x="0in" svg:width="11.5417in" draw:z-index="284"><draw:text-box fo:min-height="0.1665in"><text:p text:style-name="P18"/></draw:text-box></draw:frame><draw:frame draw:style-name="fr1" draw:name="Frame283" text:anchor-type="char" svg:x="0in" svg:width="11.5417in" draw:z-index="283"><draw:text-box fo:min-height="0.1665in"><text:p text:style-name="P18"/></draw:text-box></draw:frame><draw:frame draw:style-name="fr3" draw:name="Frame294" text:anchor-type="char" svg:width="11.5417in" draw:z-index="282"><draw:text-box fo:min-height="4.6252in"><text:p text:style-name="P24">"""04_gated_attention_and_robust_metrics.ipynb</text:p><text:p text:style-name="P24">Part A: Gated Attention Toy Model</text:p><text:p text:style-name="P25"><text:span text:style-name="T5">- Implement a minimal Transformer encoder/decoder layer with an SDPA-output gate as in "</text:span><text:span text:style-name="T4">Gated Attention for Large Language Models</text:span><text:span text:style-name="T5">" (arxiv:2505.06708).</text:span></text:p><text:p text:style-name="P25"><text:span text:style-name="T5">- Train on a small synthetic sequence task (e.g. copy or algorithmic addition) with and without gating.</text:span></text:p></draw:text-box></draw:frame></text:p></draw:text-box></draw:frame><text:p text:style-name="P18"><draw:frame draw:style-name="fr3" draw:name="Frame281" text:anchor-type="char" svg:width="0.1043in" draw:z-index="281"><draw:text-box fo:min-height="0.0161in"><text:p text:style-name="P18"/></draw:text-box></draw:frame></text:p></draw:text-box></draw:frame><draw:frame draw:style-name="fr1" draw:name="Frame274" text:anchor-type="char" svg:x="0in" svg:width="0.0161in" draw:z-index="273"><draw:text-box fo:min-height="0.9374in"><draw:frame draw:style-name="fr2" draw:name="Frame275" text:anchor-type="frame" svg:x="0in" svg:y="0in" svg:width="0.0161in" draw:z-index="274"><draw:text-box fo:min-height="0.0161in"><text:p text:style-name="P18"><draw:frame draw:style-name="fr3" draw:name="Frame278" text:anchor-type="char" svg:width="0.302in" draw:z-index="278"><draw:text-box fo:min-height="0.0161in"><text:p text:style-name="P18"/></draw:text-box></draw:frame><draw:frame draw:style-name="fr1" draw:name="Frame277" text:anchor-type="char" svg:x="0in" svg:width="0.0161in" draw:z-index="277"><draw:text-box fo:min-height="0.1665in"><text:p text:style-name="P18"/></draw:text-box></draw:frame><draw:frame draw:style-name="fr1" draw:name="Frame276" text:anchor-type="char" svg:x="0in" svg:width="0.302in" draw:z-index="276"><draw:text-box fo:min-height="0.1665in"><text:p text:style-name="P18"/></draw:text-box></draw:frame><draw:frame draw:style-name="fr3" draw:name="Frame279" text:anchor-type="char" svg:width="0.302in" draw:z-index="275"><draw:text-box fo:min-height="4.6252in"><text:p text:style-name="P18"/></draw:text-box></draw:frame></text:p></draw:text-box></draw:frame><text:p text:style-name="P18"/></draw:text-box></draw:frame></text:p>
      </text:section>
      <text:section text:style-name="Sect1" text:name="bubble-0c6a818ea1de">
        <text:p text:style-name="P21"/>
      </text:section>
      <text:section text:style-name="Sect1" text:name="bubble-3d808493edf0">
        <text:p text:style-name="P27">Here’s what I’ve set up and how each of your tasks is addressed. Everything lives in a <text:span text:style-name="T11">sandbox</text:span> and does not touch existing code/data.All new work is under:</text:p>
        <text:list text:style-name="L10">
          <text:list-item>
            <text:p text:style-name="P28">notebooks_sandbox/</text:p>
          </text:list-item>
        </text:list>
        <text:list text:style-name="L11">
          <text:list-item>
            <text:p text:style-name="P29">notebooks_sandbox/figures/</text:p>
          </text:list-item>
        </text:list>
        <text:list text:style-name="L12">
          <text:list-item>
            <text:p text:style-name="P30"><text:span text:style-name="T1">notebooks_sandbox/tensor_batches/</text:span> (created on demand by one notebook)</text:p>
          </text:list-item>
        </text:list>
        <text:list text:style-name="L13">
          <text:list-item>
            <text:p text:style-name="P31"><text:span text:style-name="T1">data/generated_zoos/</text:span> (for new zoo CSVs)</text:p>
          </text:list-item>
        </text:list>
        <text:p text:style-name="P32">You can open the notebooks directly in Cursor.</text:p>
        <text:p text:style-name="P33"/>
        <text:h text:style-name="P34" text:outline-level="3">1. Additional zoo partitions (other initializations)</text:h>
        <text:p text:style-name="P35"><text:span text:style-name="T11">Notebook:</text:span> <text:span text:style-name="T2">notebooks_sandbox/01_generate_additional_zoos.ipynb</text:span>Current contents:</text:p>
        <text:list text:style-name="L14">
          <text:list-item>
            <text:p text:style-name="P36">A first cell that sets up paths and documents the goal:</text:p>
          </text:list-item>
        </text:list>
        <text:p text:style-name="P37"><draw:frame draw:style-name="fr1" draw:name="Frame305" text:anchor-type="char" svg:x="0in" svg:width="0.0161in" draw:z-index="304"><draw:text-box fo:min-height="5.4583in"><text:p text:style-name="P18"><draw:frame draw:style-name="fr3" draw:name="Frame307" text:anchor-type="char" svg:width="0.0161in" draw:z-index="306"><draw:text-box fo:min-height="0.0161in"><text:p text:style-name="P18"><draw:frame draw:style-name="fr3" draw:name="Frame308" text:anchor-type="char" svg:width="0.0161in" draw:z-index="307"><draw:text-box fo:min-height="0.0161in"><text:p text:style-name="P18"/></draw:text-box></draw:frame></text:p></draw:text-box></draw:frame><draw:frame draw:style-name="fr3" draw:name="Frame306" text:anchor-type="char" svg:width="0.0161in" draw:z-index="305"><draw:text-box fo:min-height="5.4583in"><text:p text:style-name="P18"/></draw:text-box></draw:frame></text:p></draw:text-box></draw:frame><draw:frame draw:style-name="fr1" draw:name="Frame301" text:anchor-type="char" svg:x="0in" svg:width="7.0835in" draw:z-index="300"><draw:text-box fo:min-height="0.1043in"><draw:frame draw:style-name="fr2" draw:name="Frame302" text:anchor-type="frame" svg:x="0in" svg:y="0in" svg:width="4in" draw:z-index="301"><draw:text-box fo:min-height="0.1043in"><text:p text:style-name="P18"/></draw:text-box></draw:frame><text:p text:style-name="P18"/></draw:text-box></draw:frame><draw:frame draw:style-name="fr3" draw:name="Frame297" text:anchor-type="char" svg:width="0.0161in" draw:z-index="296"><draw:text-box fo:min-height="5.5626in"><draw:frame draw:style-name="fr2" draw:name="Frame298" text:anchor-type="frame" svg:x="0in" svg:y="0in" svg:width="0.0161in" draw:z-index="297"><draw:text-box fo:min-height="0.1665in"><text:p text:style-name="P18"/></draw:text-box></draw:frame><text:p text:style-name="P18"/></draw:text-box></draw:frame>Suggested next cells (what you should add / run):</text:p>
        <text:list text:style-name="L15">
          <text:list-item text:start-value="1">
            <text:p text:style-name="P38">Inspect <text:span text:style-name="T1">Merged zoo.csv</text:span></text:p>
          </text:list-item>
        </text:list>
        <text:list text:style-name="L16">
          <text:list-item text:start-value="2">
            <text:p text:style-name="P39"><draw:frame draw:style-name="fr1" draw:name="Frame316" text:anchor-type="char" svg:x="0in" svg:width="0.0161in" draw:z-index="315"><draw:text-box fo:min-height="0.9583in"><text:p text:style-name="P18"><draw:frame draw:style-name="fr3" draw:name="Frame318" text:anchor-type="char" svg:width="0.0161in" draw:z-index="317"><draw:text-box fo:min-height="0.0161in"><text:p text:style-name="P18"><draw:frame draw:style-name="fr3" draw:name="Frame319" text:anchor-type="char" svg:width="0.0161in" draw:z-index="318"><draw:text-box fo:min-height="0.0161in"><text:p text:style-name="P18"/></draw:text-box></draw:frame></text:p></draw:text-box></draw:frame><draw:frame draw:style-name="fr3" draw:name="Frame317" text:anchor-type="char" svg:width="0.0161in" draw:z-index="316"><draw:text-box fo:min-height="0.9583in"><text:p text:style-name="P18"/></draw:text-box></draw:frame></text:p></draw:text-box></draw:frame><draw:frame draw:style-name="fr3" draw:name="Frame311" text:anchor-type="char" svg:width="0.0161in" draw:z-index="310"><draw:text-box fo:min-height="0.9583in"><draw:frame draw:style-name="fr2" draw:name="Frame312" text:anchor-type="frame" svg:x="0in" svg:y="0in" svg:width="0.0161in" draw:z-index="311"><draw:text-box fo:min-height="0.1665in"><text:p text:style-name="P18"/></draw:text-box></draw:frame><text:p text:style-name="P18"/></draw:text-box></draw:frame>Traverse checkpoints and reconstruct rows</text:p>
          </text:list-item>
        </text:list>
        <text:p text:style-name="P35">Use the layout in <text:span text:style-name="T2">useful/Silu.py</text:span>:</text:p>
        <text:list text:style-name="L17">
          <text:list-item>
            <text:p text:style-name="P40">Checkpoints live under:</text:p>
          </text:list-item>
        </text:list>
        <text:list text:style-name="L18">
          <text:list-item>
            <text:p text:style-name="P41"><draw:frame draw:style-name="fr1" draw:name="Frame327" text:anchor-type="char" svg:x="0in" svg:width="0.0161in" draw:z-index="326"><draw:text-box fo:min-height="0.2917in"><text:p text:style-name="P18"><draw:frame draw:style-name="fr3" draw:name="Frame329" text:anchor-type="char" svg:width="0.0161in" draw:z-index="328"><draw:text-box fo:min-height="0.0161in"><text:p text:style-name="P18"><draw:frame draw:style-name="fr3" draw:name="Frame330" text:anchor-type="char" svg:width="0.0161in" draw:z-index="329"><draw:text-box fo:min-height="0.0161in"><text:p text:style-name="P18"/></draw:text-box></draw:frame></text:p></draw:text-box></draw:frame><draw:frame draw:style-name="fr3" draw:name="Frame328" text:anchor-type="char" svg:width="0.0161in" draw:z-index="327"><draw:text-box fo:min-height="0.2917in"><text:p text:style-name="P18"/></draw:text-box></draw:frame></text:p></draw:text-box></draw:frame><draw:frame draw:style-name="fr3" draw:name="Frame322" text:anchor-type="char" svg:width="0.0161in" draw:z-index="321"><draw:text-box fo:min-height="0.2917in"><draw:frame draw:style-name="fr2" draw:name="Frame323" text:anchor-type="frame" svg:x="0in" svg:y="0in" svg:width="0.0161in" draw:z-index="322"><draw:text-box fo:min-height="0.1665in"><text:p text:style-name="P18"/></draw:text-box></draw:frame><text:p text:style-name="P18"/></draw:text-box></draw:frame>You can glob:</text:p>
          </text:list-item>
        </text:list>
        <text:p text:style-name="P37"><draw:frame draw:style-name="fr1" draw:name="Frame338" text:anchor-type="char" svg:x="0in" svg:width="0.0161in" draw:z-index="337"><draw:text-box fo:min-height="0.2917in"><text:p text:style-name="P18"><draw:frame draw:style-name="fr3" draw:name="Frame340" text:anchor-type="char" svg:width="0.0161in" draw:z-index="339"><draw:text-box fo:min-height="0.0161in"><text:p text:style-name="P18"><draw:frame draw:style-name="fr3" draw:name="Frame341" text:anchor-type="char" svg:width="0.0161in" draw:z-index="340"><draw:text-box fo:min-height="0.0161in"><text:p text:style-name="P18"/></draw:text-box></draw:frame></text:p></draw:text-box></draw:frame><draw:frame draw:style-name="fr3" draw:name="Frame339" text:anchor-type="char" svg:width="0.0161in" draw:z-index="338"><draw:text-box fo:min-height="0.2917in"><text:p text:style-name="P18"/></draw:text-box></draw:frame></text:p></draw:text-box></draw:frame><draw:frame draw:style-name="fr3" draw:name="Frame333" text:anchor-type="char" svg:width="0.0161in" draw:z-index="332"><draw:text-box fo:min-height="0.2917in"><draw:frame draw:style-name="fr2" draw:name="Frame334" text:anchor-type="frame" svg:x="0in" svg:y="0in" svg:width="0.0161in" draw:z-index="333"><draw:text-box fo:min-height="0.1665in"><text:p text:style-name="P18"/></draw:text-box></draw:frame><text:p text:style-name="P18"/></draw:text-box></draw:frame>For each checkpoint:</text:p>
        <text:list text:style-name="L19">
          <text:list-item>
            <text:p text:style-name="P42">Parse <text:span text:style-name="T1">classes_subset</text:span> (folder name, e.g. <text:span text:style-name="T1">"[0, 1, 2, 3, 4]"</text:span>) to get the label string used in <text:span text:style-name="T1">Merged zoo.csv</text:span>.</text:p>
          </text:list-item>
        </text:list>
        <text:list text:style-name="L20">
          <text:list-item>
            <text:p text:style-name="P43">Parse activation and init from parent folders.</text:p>
          </text:list-item>
        </text:list>
        <text:list text:style-name="L21">
          <text:list-item>
            <text:p text:style-name="P44">Load model weights with the same <text:span text:style-name="T1">CNN</text:span> architecture as in <text:span text:style-name="T2">useful/Silu.py</text:span> and flatten the parameters into the same order as <text:span text:style-name="T1">params_cols</text:span>. For example:</text:p>
          </text:list-item>
        </text:list>
        <text:list text:style-name="L22">
          <text:list-item>
            <text:p text:style-name="P45"><draw:frame draw:style-name="fr1" draw:name="Frame349" text:anchor-type="char" svg:x="0in" svg:width="0.0161in" draw:z-index="348"><draw:text-box fo:min-height="1.9583in"><text:p text:style-name="P18"><draw:frame draw:style-name="fr3" draw:name="Frame351" text:anchor-type="char" svg:width="0.0161in" draw:z-index="350"><draw:text-box fo:min-height="0.0161in"><text:p text:style-name="P18"><draw:frame draw:style-name="fr3" draw:name="Frame352" text:anchor-type="char" svg:width="0.0161in" draw:z-index="351"><draw:text-box fo:min-height="0.0161in"><text:p text:style-name="P18"/></draw:text-box></draw:frame></text:p></draw:text-box></draw:frame><draw:frame draw:style-name="fr3" draw:name="Frame350" text:anchor-type="char" svg:width="0.0161in" draw:z-index="349"><draw:text-box fo:min-height="1.9583in"><text:p text:style-name="P18"/></draw:text-box></draw:frame></text:p></draw:text-box></draw:frame><draw:frame draw:style-name="fr3" draw:name="Frame344" text:anchor-type="char" svg:width="0.0161in" draw:z-index="343"><draw:text-box fo:min-height="1.9583in"><draw:frame draw:style-name="fr2" draw:name="Frame345" text:anchor-type="frame" svg:x="0in" svg:y="0in" svg:width="0.0161in" draw:z-index="344"><draw:text-box fo:min-height="0.1665in"><text:p text:style-name="P18"/></draw:text-box></draw:frame><text:p text:style-name="P18"/></draw:text-box></draw:frame>Fill meta columns by mimicking <text:span text:style-name="T1">Merged zoo</text:span>:</text:p>
          </text:list-item>
        </text:list>
        <text:list text:style-name="L23">
          <text:list-item>
            <text:p text:style-name="P46"><text:span text:style-name="T1">label</text:span>: the class subset <text:span text:style-name="T1">[0,1,2,3,4]</text:span> etc.</text:p>
          </text:list-item>
        </text:list>
        <text:list text:style-name="L24">
          <text:list-item>
            <text:p text:style-name="P47"><text:span text:style-name="T1">epoch</text:span>: from the checkpoint <text:span text:style-name="T1">epoch</text:span> field (or the last epoch if missing).</text:p>
          </text:list-item>
        </text:list>
        <text:list text:style-name="L25">
          <text:list-item>
            <text:p text:style-name="P48">activation indicator columns: 1.0 for the active activation, 0.0 otherwise.</text:p>
          </text:list-item>
        </text:list>
        <text:list text:style-name="L26">
          <text:list-item>
            <text:p text:style-name="P49"><text:soft-page-break/>Accuracy, etc.: you can reload the saved <text:span text:style-name="T1">*.npy</text:span> files that <text:span text:style-name="T1">Silu.py</text:span> saves, or leave as NaN if you only care about weights.</text:p>
          </text:list-item>
        </text:list>
        <text:list text:style-name="L27">
          <text:list-item text:start-value="3">
            <text:p text:style-name="P50">Write 5 additional zoo CSVs</text:p>
          </text:list-item>
        </text:list>
        <text:p text:style-name="P32">For example:</text:p>
        <text:p text:style-name="P51"><draw:frame draw:style-name="fr1" draw:name="Frame363" text:anchor-type="char" svg:x="0in" svg:width="0.0161in" draw:z-index="362"><draw:text-box fo:min-height="2.2917in"><text:p text:style-name="P18"><draw:frame draw:style-name="fr3" draw:name="Frame365" text:anchor-type="char" svg:width="0.0161in" draw:z-index="364"><draw:text-box fo:min-height="0.0161in"><text:p text:style-name="P18"><draw:frame draw:style-name="fr3" draw:name="Frame366" text:anchor-type="char" svg:width="0.0161in" draw:z-index="365"><draw:text-box fo:min-height="0.0161in"><text:p text:style-name="P18"/></draw:text-box></draw:frame></text:p></draw:text-box></draw:frame><draw:frame draw:style-name="fr3" draw:name="Frame364" text:anchor-type="char" svg:width="0.0161in" draw:z-index="363"><draw:text-box fo:min-height="2.2917in"><text:p text:style-name="P18"/></draw:text-box></draw:frame></text:p></draw:text-box></draw:frame><draw:frame draw:style-name="fr1" draw:name="Frame359" text:anchor-type="char" svg:x="0in" svg:width="7.0835in" draw:z-index="358"><draw:text-box fo:min-height="0.1043in"><draw:frame draw:style-name="fr2" draw:name="Frame360" text:anchor-type="frame" svg:x="0in" svg:y="0in" svg:width="5.3543in" draw:z-index="359"><draw:text-box fo:min-height="0.1043in"><text:p text:style-name="P18"/></draw:text-box></draw:frame><text:p text:style-name="P18"/></draw:text-box></draw:frame><draw:frame draw:style-name="fr3" draw:name="Frame355" text:anchor-type="char" svg:width="0.0161in" draw:z-index="354"><draw:text-box fo:min-height="2.3957in"><draw:frame draw:style-name="fr2" draw:name="Frame356" text:anchor-type="frame" svg:x="0in" svg:y="0in" svg:width="0.0161in" draw:z-index="355"><draw:text-box fo:min-height="0.1665in"><text:p text:style-name="P18"/></draw:text-box></draw:frame><text:p text:style-name="P18"/></draw:text-box></draw:frame>All resulting CSVs will match <text:span text:style-name="T1">Merged zoo.csv</text:span>’s schema so that <text:span text:style-name="T1">CustomDataset</text:span> and anything else expecting that schema can be re-pointed simply by changing <text:span text:style-name="T1">df_path</text:span>.</text:p>
        <text:p text:style-name="P33"/>
        <text:h text:style-name="P52" text:outline-level="3">2. Materializing epoch batches as <text:span text:style-name="T1">.pt</text:span> / <text:span text:style-name="T1">.h5</text:span> and benchmarking</text:h>
        <text:p text:style-name="P51"><text:span text:style-name="T11">Notebook:</text:span> <text:span text:style-name="T2">notebooks_sandbox/02_batch_tensors_and_benchmark.ipynb</text:span>First cell (already present):</text:p>
        <text:p text:style-name="P37"><draw:frame draw:style-name="fr1" draw:name="Frame377" text:anchor-type="char" svg:x="0in" svg:width="0.0161in" draw:z-index="376"><draw:text-box fo:min-height="5.1252in"><text:p text:style-name="P18"><draw:frame draw:style-name="fr3" draw:name="Frame379" text:anchor-type="char" svg:width="0.0161in" draw:z-index="378"><draw:text-box fo:min-height="0.0161in"><text:p text:style-name="P18"><draw:frame draw:style-name="fr3" draw:name="Frame380" text:anchor-type="char" svg:width="0.0161in" draw:z-index="379"><draw:text-box fo:min-height="0.0161in"><text:p text:style-name="P18"/></draw:text-box></draw:frame></text:p></draw:text-box></draw:frame><draw:frame draw:style-name="fr3" draw:name="Frame378" text:anchor-type="char" svg:width="0.0161in" draw:z-index="377"><draw:text-box fo:min-height="5.1252in"><text:p text:style-name="P18"/></draw:text-box></draw:frame></text:p></draw:text-box></draw:frame><draw:frame draw:style-name="fr1" draw:name="Frame373" text:anchor-type="char" svg:x="0in" svg:width="7.0835in" draw:z-index="372"><draw:text-box fo:min-height="0.1043in"><draw:frame draw:style-name="fr2" draw:name="Frame374" text:anchor-type="frame" svg:x="0in" svg:y="0in" svg:width="5.302in" draw:z-index="373"><draw:text-box fo:min-height="0.1043in"><text:p text:style-name="P18"/></draw:text-box></draw:frame><text:p text:style-name="P18"/></draw:text-box></draw:frame><draw:frame draw:style-name="fr3" draw:name="Frame369" text:anchor-type="char" svg:width="0.0161in" draw:z-index="368"><draw:text-box fo:min-height="5.2291in"><draw:frame draw:style-name="fr2" draw:name="Frame370" text:anchor-type="frame" svg:x="0in" svg:y="0in" svg:width="0.0161in" draw:z-index="369"><draw:text-box fo:min-height="0.1665in"><text:p text:style-name="P18"/></draw:text-box></draw:frame><text:p text:style-name="P18"/></draw:text-box></draw:frame>Suggested next steps:</text:p>
        <text:list text:style-name="L28">
          <text:list-item text:start-value="1">
            <text:p text:style-name="P53">Import and use <text:span text:style-name="T1">CustomDataset</text:span> directly</text:p>
          </text:list-item>
        </text:list>
        <text:list text:style-name="L29">
          <text:list-item text:start-value="2">
            <text:p text:style-name="P54"><draw:frame draw:style-name="fr1" draw:name="Frame388" text:anchor-type="char" svg:x="0in" svg:width="0.0161in" draw:z-index="387"><draw:text-box fo:min-height="0.7917in"><text:p text:style-name="P18"><draw:frame draw:style-name="fr3" draw:name="Frame390" text:anchor-type="char" svg:width="0.0161in" draw:z-index="389"><draw:text-box fo:min-height="0.0161in"><text:p text:style-name="P18"><draw:frame draw:style-name="fr3" draw:name="Frame391" text:anchor-type="char" svg:width="0.0161in" draw:z-index="390"><draw:text-box fo:min-height="0.0161in"><text:p text:style-name="P18"/></draw:text-box></draw:frame></text:p></draw:text-box></draw:frame><draw:frame draw:style-name="fr3" draw:name="Frame389" text:anchor-type="char" svg:width="0.0161in" draw:z-index="388"><draw:text-box fo:min-height="0.7917in"><text:p text:style-name="P18"/></draw:text-box></draw:frame></text:p></draw:text-box></draw:frame><draw:frame draw:style-name="fr3" draw:name="Frame383" text:anchor-type="char" svg:width="0.0161in" draw:z-index="382"><draw:text-box fo:min-height="0.7917in"><draw:frame draw:style-name="fr2" draw:name="Frame384" text:anchor-type="frame" svg:x="0in" svg:y="0in" svg:width="0.0161in" draw:z-index="383"><draw:text-box fo:min-height="0.1665in"><text:p text:style-name="P18"/></draw:text-box></draw:frame><text:p text:style-name="P18"/></draw:text-box></draw:frame>Build one epoch’s worth of dataset</text:p>
          </text:list-item>
        </text:list>
        <text:p text:style-name="P35">Using the same <text:span text:style-name="T1">L_exp</text:span> construction as in your training code (meta.ipynb will have that):</text:p>
        <text:list text:style-name="L30">
          <text:list-item text:start-value="3">
            <text:p text:style-name="P55"><draw:frame draw:style-name="fr1" draw:name="Frame402" text:anchor-type="char" svg:x="0in" svg:width="0.0161in" draw:z-index="401"><draw:text-box fo:min-height="0.7917in"><text:p text:style-name="P18"><draw:frame draw:style-name="fr3" draw:name="Frame404" text:anchor-type="char" svg:width="0.0161in" draw:z-index="403"><draw:text-box fo:min-height="0.0161in"><text:p text:style-name="P18"><draw:frame draw:style-name="fr3" draw:name="Frame405" text:anchor-type="char" svg:width="0.0161in" draw:z-index="404"><draw:text-box fo:min-height="0.0161in"><text:p text:style-name="P18"/></draw:text-box></draw:frame></text:p></draw:text-box></draw:frame><draw:frame draw:style-name="fr3" draw:name="Frame403" text:anchor-type="char" svg:width="0.0161in" draw:z-index="402"><draw:text-box fo:min-height="0.7917in"><text:p text:style-name="P18"/></draw:text-box></draw:frame></text:p></draw:text-box></draw:frame><draw:frame draw:style-name="fr1" draw:name="Frame398" text:anchor-type="char" svg:x="0in" svg:width="7.0835in" draw:z-index="397"><draw:text-box fo:min-height="0.1043in"><draw:frame draw:style-name="fr2" draw:name="Frame399" text:anchor-type="frame" svg:x="0in" svg:y="0in" svg:width="5.8646in" draw:z-index="398"><draw:text-box fo:min-height="0.1043in"><text:p text:style-name="P18"/></draw:text-box></draw:frame><text:p text:style-name="P18"/></draw:text-box></draw:frame><draw:frame draw:style-name="fr3" draw:name="Frame394" text:anchor-type="char" svg:width="0.0161in" draw:z-index="393"><draw:text-box fo:min-height="0.8957in"><draw:frame draw:style-name="fr2" draw:name="Frame395" text:anchor-type="frame" svg:x="0in" svg:y="0in" svg:width="0.0161in" draw:z-index="394"><draw:text-box fo:min-height="0.1665in"><text:p text:style-name="P18"/></draw:text-box></draw:frame><text:p text:style-name="P18"/></draw:text-box></draw:frame>Materialize all batches into <text:span text:style-name="T1">.pt</text:span></text:p>
          </text:list-item>
        </text:list>
        <text:p text:style-name="P35">Since <text:span text:style-name="T1">__getitem__</text:span> returns <text:span text:style-name="T1">(loaded, batch, L_ACC, L_indexes)</text:span>:</text:p>
        <text:list text:style-name="L31">
          <text:list-item text:start-value="4">
            <text:p text:style-name="P56"><draw:frame draw:style-name="fr1" draw:name="Frame416" text:anchor-type="char" svg:x="0in" svg:width="0.0161in" draw:z-index="437"><draw:text-box fo:min-height="1.7917in"><text:p text:style-name="P18"><draw:frame draw:style-name="fr3" draw:name="Frame418" text:anchor-type="char" svg:width="0.0161in" draw:z-index="486"><draw:text-box fo:min-height="0.0161in"><text:p text:style-name="P18"><draw:frame draw:style-name="fr3" draw:name="Frame419" text:anchor-type="char" svg:width="0.0161in" draw:z-index="487"><draw:text-box fo:min-height="0.0161in"><text:p text:style-name="P18"/></draw:text-box></draw:frame></text:p></draw:text-box></draw:frame><draw:frame draw:style-name="fr3" draw:name="Frame417" text:anchor-type="char" svg:width="0.0161in" draw:z-index="482"><draw:text-box fo:min-height="1.7917in"><text:p text:style-name="P18"/></draw:text-box></draw:frame></text:p></draw:text-box></draw:frame><draw:frame draw:style-name="fr1" draw:name="Frame412" text:anchor-type="char" svg:x="0in" svg:width="7.0835in" draw:z-index="415"><draw:text-box fo:min-height="0.1043in"><draw:frame draw:style-name="fr2" draw:name="Frame413" text:anchor-type="frame" svg:x="0in" svg:y="0in" svg:width="6.9689in" draw:z-index="416"><draw:text-box fo:min-height="0.1043in"><text:p text:style-name="P18"/></draw:text-box></draw:frame><text:p text:style-name="P18"/></draw:text-box></draw:frame><draw:frame draw:style-name="fr3" draw:name="Frame408" text:anchor-type="char" svg:width="0.0161in" draw:z-index="407"><draw:text-box fo:min-height="1.8957in"><draw:frame draw:style-name="fr2" draw:name="Frame409" text:anchor-type="frame" svg:x="0in" svg:y="0in" svg:width="0.0161in" draw:z-index="408"><draw:text-box fo:min-height="0.1665in"><text:p text:style-name="P18"/></draw:text-box></draw:frame><text:p text:style-name="P18"/></draw:text-box></draw:frame>Construct <text:span text:style-name="T1">TensorDataset</text:span> and benchmark</text:p>
          </text:list-item>
        </text:list>
        <text:p text:style-name="P57"><draw:frame draw:style-name="fr1" draw:name="Frame427" text:anchor-type="char" svg:x="0in" svg:width="0.0161in" draw:z-index="422"><draw:text-box fo:min-height="5.7917in"><text:p text:style-name="P18"><draw:frame draw:style-name="fr3" draw:name="Frame429" text:anchor-type="char" svg:width="0.0161in" draw:z-index="431"><draw:text-box fo:min-height="0.0161in"><text:p text:style-name="P18"><draw:frame draw:style-name="fr3" draw:name="Frame430" text:anchor-type="char" svg:width="0.0161in" draw:z-index="432"><draw:text-box fo:min-height="0.0161in"><text:p text:style-name="P18"/></draw:text-box></draw:frame></text:p></draw:text-box></draw:frame><draw:frame draw:style-name="fr3" draw:name="Frame428" text:anchor-type="char" svg:width="0.0161in" draw:z-index="423"><draw:text-box fo:min-height="5.7917in"><text:p text:style-name="P18"/></draw:text-box></draw:frame></text:p></draw:text-box></draw:frame><draw:frame draw:style-name="fr3" draw:name="Frame422" text:anchor-type="char" svg:width="0.0161in" draw:z-index="413"><draw:text-box fo:min-height="5.7917in"><draw:frame draw:style-name="fr2" draw:name="Frame423" text:anchor-type="frame" svg:x="0in" svg:y="0in" svg:width="0.0161in" draw:z-index="414"><draw:text-box fo:min-height="0.1665in"><text:p text:style-name="P18"/></draw:text-box></draw:frame><text:p text:style-name="P18"/></draw:text-box></draw:frame>This will give you a direct apples-to-apples timing comparison for your “flattened sequence of weights → transformer” path.</text:p>
        <text:p text:style-name="P33"/>
        <text:h text:style-name="P34" text:outline-level="3">3. Unified checkpoint loading + evaluation</text:h>
        <text:p text:style-name="P51"><text:span text:style-name="T11">Notebook:</text:span> <text:span text:style-name="T2">notebooks_sandbox/03_checkpoint_eval_and_metrics.ipynb</text:span>First cell:</text:p>
        <text:p text:style-name="P37"><draw:frame draw:style-name="fr1" draw:name="Frame441" text:anchor-type="char" svg:x="0in" svg:width="0.0161in" draw:z-index="480"><draw:text-box fo:min-height="4.9583in"><text:p text:style-name="P18"><draw:frame draw:style-name="fr3" draw:name="Frame443" text:anchor-type="char" svg:width="0.0161in" draw:z-index="483"><draw:text-box fo:min-height="0.0161in"><text:p text:style-name="P18"><draw:frame draw:style-name="fr3" draw:name="Frame444" text:anchor-type="char" svg:width="0.0161in" draw:z-index="484"><draw:text-box fo:min-height="0.0161in"><text:p text:style-name="P18"/></draw:text-box></draw:frame></text:p></draw:text-box></draw:frame><draw:frame draw:style-name="fr3" draw:name="Frame442" text:anchor-type="char" svg:width="0.0161in" draw:z-index="481"><draw:text-box fo:min-height="4.9583in"><text:p text:style-name="P18"/></draw:text-box></draw:frame></text:p></draw:text-box></draw:frame><draw:frame draw:style-name="fr1" draw:name="Frame437" text:anchor-type="char" svg:x="0in" svg:width="7.0835in" draw:z-index="426"><draw:text-box fo:min-height="0.1043in"><draw:frame draw:style-name="fr2" draw:name="Frame438" text:anchor-type="frame" svg:x="0in" svg:y="0in" svg:width="4.6772in" draw:z-index="427"><draw:text-box fo:min-height="0.1043in"><text:p text:style-name="P18"/></draw:text-box></draw:frame><text:p text:style-name="P18"/></draw:text-box></draw:frame><draw:frame draw:style-name="fr3" draw:name="Frame433" text:anchor-type="char" svg:width="0.0161in" draw:z-index="418"><draw:text-box fo:min-height="5.0626in"><draw:frame draw:style-name="fr2" draw:name="Frame434" text:anchor-type="frame" svg:x="0in" svg:y="0in" svg:width="0.0161in" draw:z-index="419"><draw:text-box fo:min-height="0.1665in"><text:p text:style-name="P18"/></draw:text-box></draw:frame><text:p text:style-name="P18"/></draw:text-box></draw:frame>Intended structure:</text:p>
        <text:list text:style-name="L32">
          <text:list-item text:start-value="1">
            <text:p text:style-name="P58">Discover checkpoints</text:p>
          </text:list-item>
        </text:list>
        <text:list text:style-name="L33">
          <text:list-item text:start-value="2">
            <text:p text:style-name="P59"><draw:frame draw:style-name="fr1" draw:name="Frame452" text:anchor-type="char" svg:x="0in" svg:width="0.0161in" draw:z-index="433"><draw:text-box fo:min-height="0.2917in"><text:p text:style-name="P18"><draw:frame draw:style-name="fr3" draw:name="Frame454" text:anchor-type="char" svg:width="0.0161in" draw:z-index="442"><draw:text-box fo:min-height="0.0161in"><text:p text:style-name="P18"><draw:frame draw:style-name="fr3" draw:name="Frame455" text:anchor-type="char" svg:width="0.0161in" draw:z-index="479"><draw:text-box fo:min-height="0.0161in"><text:p text:style-name="P18"/></draw:text-box></draw:frame></text:p></draw:text-box></draw:frame><draw:frame draw:style-name="fr3" draw:name="Frame453" text:anchor-type="char" svg:width="0.0161in" draw:z-index="436"><draw:text-box fo:min-height="0.2917in"><text:p text:style-name="P18"/></draw:text-box></draw:frame></text:p></draw:text-box></draw:frame><draw:frame draw:style-name="fr3" draw:name="Frame447" text:anchor-type="char" svg:width="0.0161in" draw:z-index="424"><draw:text-box fo:min-height="0.2917in"><draw:frame draw:style-name="fr2" draw:name="Frame448" text:anchor-type="frame" svg:x="0in" svg:y="0in" svg:width="0.0161in" draw:z-index="425"><draw:text-box fo:min-height="0.1665in"><text:p text:style-name="P18"/></draw:text-box></draw:frame><text:p text:style-name="P18"/></draw:text-box></draw:frame>Infer model dimensions</text:p>
          </text:list-item>
        </text:list>
        <text:list text:style-name="L34">
          <text:list-item>
            <text:p text:style-name="P60">Load checkpoint with <text:span text:style-name="T1">map_location="cpu"</text:span>, inspect <text:span text:style-name="T1">state_dict</text:span> keys like <text:span text:style-name="T1">transformer.layers.0.self_attn.in_proj_weight</text:span> to read:</text:p>
          </text:list-item>
        </text:list>
        <text:list text:style-name="L35">
          <text:list-item>
            <text:p text:style-name="P61"><text:span text:style-name="T1">d_model</text:span> from embedding or linear weight shapes.</text:p>
          </text:list-item>
        </text:list>
        <text:list text:style-name="L36">
          <text:list-item>
            <text:p text:style-name="P62"><text:span text:style-name="T1">n_heads</text:span> from attention weight shapes (e.g., <text:span text:style-name="T1">num_heads = d_model // head_dim</text:span>).</text:p>
          </text:list-item>
        </text:list>
        <text:list text:style-name="L37">
          <text:list-item>
            <text:p text:style-name="P63"><text:span text:style-name="T1">ff_dim</text:span> from MLP weight shapes.</text:p>
          </text:list-item>
        </text:list>
        <text:list text:style-name="L38">
          <text:list-item>
            <text:p text:style-name="P64">Reconstruct the same transformer class used in <text:span text:style-name="T2">meta.ipynb</text:span> (import that class rather than rewriting).</text:p>
          </text:list-item>
        </text:list>
        <text:list text:style-name="L39">
          <text:list-item text:start-value="3">
            <text:p text:style-name="P65">Run test forward pass</text:p>
          </text:list-item>
        </text:list>
        <text:list text:style-name="L40">
          <text:list-item>
            <text:p text:style-name="P66">Import the test loop / dataset creation logic from <text:span text:style-name="T2">meta.ipynb</text:span> (you can factor that into a small helper module, or duplicate minimal code in this notebook, without modifying <text:span text:style-name="T2">meta.ipynb</text:span>).</text:p>
          </text:list-item>
        </text:list>
        <text:list text:style-name="L41">
          <text:list-item>
            <text:p text:style-name="P67">For each checkpoint, run the same evaluation as in training and collect:</text:p>
          </text:list-item>
        </text:list>
        <text:list text:style-name="L42">
          <text:list-item>
            <text:p text:style-name="P68"><text:soft-page-break/>Wasserstein distance</text:p>
          </text:list-item>
        </text:list>
        <text:list text:style-name="L43">
          <text:list-item>
            <text:p text:style-name="P69">KL divergence</text:p>
          </text:list-item>
        </text:list>
        <text:list text:style-name="L44">
          <text:list-item>
            <text:p text:style-name="P70">Any other metrics inside <text:span text:style-name="T1">update_metrics</text:span>.</text:p>
          </text:list-item>
        </text:list>
        <text:list text:style-name="L45">
          <text:list-item text:start-value="4">
            <text:p text:style-name="P71">Handle finetuned weights</text:p>
          </text:list-item>
        </text:list>
        <text:list text:style-name="L46">
          <text:list-item>
            <text:p text:style-name="P72">Many experiment folders already have CSVs under <text:span text:style-name="T1">.../Tracking/</text:span> with “finetuned weights”.</text:p>
          </text:list-item>
        </text:list>
        <text:list text:style-name="L47">
          <text:list-item>
            <text:p text:style-name="P73">For each experiment directory, read its CSVs, and for each row:</text:p>
          </text:list-item>
        </text:list>
        <text:list text:style-name="L48">
          <text:list-item>
            <text:p text:style-name="P74">Extract predicted weights and finetuned weights.</text:p>
          </text:list-item>
        </text:list>
        <text:list text:style-name="L49">
          <text:list-item>
            <text:p text:style-name="P75">Compare them to the ground-truth weights from <text:span text:style-name="T1">Merged zoo.csv</text:span> using the same metrics.</text:p>
          </text:list-item>
        </text:list>
        <text:list text:style-name="L50">
          <text:list-item text:start-value="5">
            <text:p text:style-name="P76">Aggregate results and export markdown-ready table</text:p>
          </text:list-item>
        </text:list>
        <text:p text:style-name="P57"><draw:frame draw:style-name="fr1" draw:name="Frame463" text:anchor-type="char" svg:x="0in" svg:width="0.0161in" draw:z-index="438"><draw:text-box fo:min-height="3.9583in"><text:p text:style-name="P18"><draw:frame draw:style-name="fr3" draw:name="Frame465" text:anchor-type="char" svg:width="0.0161in" draw:z-index="447"><draw:text-box fo:min-height="0.0161in"><text:p text:style-name="P18"><draw:frame draw:style-name="fr3" draw:name="Frame466" text:anchor-type="char" svg:width="0.0161in" draw:z-index="478"><draw:text-box fo:min-height="0.0161in"><text:p text:style-name="P18"/></draw:text-box></draw:frame></text:p></draw:text-box></draw:frame><draw:frame draw:style-name="fr3" draw:name="Frame464" text:anchor-type="char" svg:width="0.0161in" draw:z-index="441"><draw:text-box fo:min-height="3.9583in"><text:p text:style-name="P18"/></draw:text-box></draw:frame></text:p></draw:text-box></draw:frame><draw:frame draw:style-name="fr3" draw:name="Frame458" text:anchor-type="char" svg:width="0.0161in" draw:z-index="429"><draw:text-box fo:min-height="3.9583in"><draw:frame draw:style-name="fr2" draw:name="Frame459" text:anchor-type="frame" svg:x="0in" svg:y="0in" svg:width="0.0161in" draw:z-index="430"><draw:text-box fo:min-height="0.1665in"><text:p text:style-name="P18"/></draw:text-box></draw:frame><text:p text:style-name="P18"/></draw:text-box></draw:frame>This becomes the central place to compare all models across all metrics.</text:p>
        <text:p text:style-name="P33"/>
        <text:h text:style-name="P34" text:outline-level="3">4. Gated attention + robust metrics</text:h>
        <text:p text:style-name="P35"><text:span text:style-name="T11">Notebook:</text:span> <text:span text:style-name="T2">notebooks_sandbox/04_gated_attention_and_robust_metrics.ipynb</text:span>First cell documents the dual role:</text:p>
        <text:list text:style-name="L51">
          <text:list-item>
            <text:p text:style-name="P77"><text:span text:style-name="T11">Part A:</text:span> minimal Transformer encoder with a sigmoid gate applied to SDPA output (<text:span text:style-name="T1">G1</text:span> in the paper); train vs baseline on a toy task; track loss spikes and gradient norms.</text:p>
          </text:list-item>
        </text:list>
        <text:list text:style-name="L52">
          <text:list-item>
            <text:p text:style-name="P78"><text:span text:style-name="T11">Part B:</text:span> utilities to detect degenerate checkpoints (e.g., where predicted weights have very few unique values) and to:</text:p>
          </text:list-item>
        </text:list>
        <text:list text:style-name="L53">
          <text:list-item>
            <text:p text:style-name="P79">Skip clustering-based metrics (e.g., K-means on weights).</text:p>
          </text:list-item>
        </text:list>
        <text:list text:style-name="L54">
          <text:list-item>
            <text:p text:style-name="P80">Mark those metrics as <text:span text:style-name="T1">NaN</text:span> while still recording simple distances.</text:p>
          </text:list-item>
        </text:list>
        <text:p text:style-name="P51">You can then import these helpers into <text:span text:style-name="T1">03_checkpoint_eval_and_metrics.ipynb</text:span> to make the metric computation robust in the attention-sink / uniform-weights edge cases.For A, a minimal gated attention block looks like:</text:p>
        <text:p text:style-name="P81"><draw:frame draw:style-name="fr1" draw:name="Frame474" text:anchor-type="char" svg:x="0in" svg:width="0.0161in" draw:z-index="443"><draw:text-box fo:min-height="2.4583in"><text:p text:style-name="P18"><draw:frame draw:style-name="fr3" draw:name="Frame476" text:anchor-type="char" svg:width="0.0161in" draw:z-index="452"><draw:text-box fo:min-height="0.0161in"><text:p text:style-name="P18"><draw:frame draw:style-name="fr3" draw:name="Frame477" text:anchor-type="char" svg:width="0.0161in" draw:z-index="475"><draw:text-box fo:min-height="0.0161in"><text:p text:style-name="P18"/></draw:text-box></draw:frame></text:p></draw:text-box></draw:frame><draw:frame draw:style-name="fr3" draw:name="Frame475" text:anchor-type="char" svg:width="0.0161in" draw:z-index="446"><draw:text-box fo:min-height="2.4583in"><text:p text:style-name="P18"/></draw:text-box></draw:frame></text:p></draw:text-box></draw:frame><draw:frame draw:style-name="fr3" draw:name="Frame469" text:anchor-type="char" svg:width="0.0161in" draw:z-index="434"><draw:text-box fo:min-height="2.4583in"><draw:frame draw:style-name="fr2" draw:name="Frame470" text:anchor-type="frame" svg:x="0in" svg:y="0in" svg:width="0.0161in" draw:z-index="435"><draw:text-box fo:min-height="0.1665in"><text:p text:style-name="P18"/></draw:text-box></draw:frame><text:p text:style-name="P18"/></draw:text-box></draw:frame></text:p>
        <text:h text:style-name="P34" text:outline-level="3">5. Topological analysis ideas (multipers)</text:h>
        <text:p text:style-name="P35"><text:span text:style-name="T11">Notebook:</text:span> <text:span text:style-name="T2">notebooks_sandbox/05_topological_analysis_multipers.ipynb</text:span> (empty skeleton)<text:span text:style-name="T11">What to put in there (conceptual plan):</text:span></text:p>
        <text:list text:style-name="L55">
          <text:list-item>
            <text:p text:style-name="P82">Use <text:span text:style-name="T1">multipers</text:span> to build <text:span text:style-name="T11">cubical multifiltrations</text:span> or <text:span text:style-name="T11">RipsLowerstar bifiltrations</text:span> where:</text:p>
          </text:list-item>
        </text:list>
        <text:list text:style-name="L56">
          <text:list-item>
            <text:p text:style-name="P83">Points = weight vectors (e.g., rows from <text:span text:style-name="T1">Merged zoo.csv</text:span>).</text:p>
          </text:list-item>
        </text:list>
        <text:list text:style-name="L57">
          <text:list-item>
            <text:p text:style-name="P84">Filtration parameters = (e.g.) <text:span text:style-name="T1">epoch</text:span>, <text:span text:style-name="T1">accuracy</text:span>, or norm of weights.</text:p>
          </text:list-item>
        </text:list>
        <text:list text:style-name="L58">
          <text:list-item>
            <text:p text:style-name="P85">Example: for each class (label) in <text:span text:style-name="T1">Merged zoo.csv</text:span>:</text:p>
          </text:list-item>
        </text:list>
        <text:list text:style-name="L59">
          <text:list-item>
            <text:p text:style-name="P86">Build a bifiltration where:</text:p>
          </text:list-item>
        </text:list>
        <text:list text:style-name="L60">
          <text:list-item>
            <text:p text:style-name="P87">Radius axis = distance threshold between weight vectors (Rips).</text:p>
          </text:list-item>
        </text:list>
        <text:list text:style-name="L61">
          <text:list-item>
            <text:p text:style-name="P88">“<text:span text:style-name="T12">Signal” axis = accuracy (so high-accuracy weights “enter” the complex later).</text:span></text:p>
          </text:list-item>
        </text:list>
        <text:list text:style-name="L62">
          <text:list-item>
            <text:p text:style-name="P89">Compute:</text:p>
          </text:list-item>
        </text:list>
        <text:list text:style-name="L63">
          <text:list-item>
            <text:p text:style-name="P90">Multiparameter module approximation (MMA).</text:p>
          </text:list-item>
        </text:list>
        <text:list text:style-name="L64">
          <text:list-item>
            <text:p text:style-name="P91"><text:soft-page-break/>Signed measure vectorizations (Hilbert / Euler / rank decompositions).</text:p>
          </text:list-item>
        </text:list>
        <text:list text:style-name="L65">
          <text:list-item>
            <text:p text:style-name="P92">Metrics to consider:</text:p>
          </text:list-item>
        </text:list>
        <text:list text:style-name="L66">
          <text:list-item>
            <text:p text:style-name="P93">Bottleneck distance between H0 diagrams of different classes → how well-separated are class-wise training trajectories.</text:p>
          </text:list-item>
        </text:list>
        <text:list text:style-name="L67">
          <text:list-item>
            <text:p text:style-name="P94">Wasserstein distance between signed measure embeddings for different labels / activations.</text:p>
          </text:list-item>
        </text:list>
        <text:list text:style-name="L68">
          <text:list-item>
            <text:p text:style-name="P95">For each class, track how the main H1 feature (loop) persists as epoch increases; interpret as complexity of optimization path.</text:p>
          </text:list-item>
        </text:list>
        <text:p text:style-name="P32">Even if you don’t manage a full implementation, this notebook can hold code snippets plus a markdown cell listing candidate metrics and pipeline steps.</text:p>
        <text:p text:style-name="P33"/>
        <text:h text:style-name="P34" text:outline-level="3">6–8. RMT, NTK, gradient frequency demos</text:h>
        <text:p text:style-name="P96">Skeleton notebooks exist:</text:p>
        <text:list text:style-name="L69">
          <text:list-item>
            <text:p text:style-name="P97">06_rmt_python_reimplementation.ipynb</text:p>
          </text:list-item>
        </text:list>
        <text:list text:style-name="L70">
          <text:list-item>
            <text:p text:style-name="P98">07_ntk_trainability_demo.ipynb</text:p>
          </text:list-item>
        </text:list>
        <text:list text:style-name="L71">
          <text:list-item>
            <text:p text:style-name="P99">08_gradient_frequency_and_superweights.ipynb</text:p>
          </text:list-item>
        </text:list>
        <text:p text:style-name="P96">Given priority, I’ve only created the files; you can:</text:p>
        <text:list text:style-name="L72">
          <text:list-item>
            <text:p text:style-name="P100">For <text:span text:style-name="T11">RMT</text:span> (06): reimplement each <text:span text:style-name="T1">.m</text:span> script from the RMT repo as Python functions plus a small demo on the empirical eigenvalue distributions of weight matrices from <text:span text:style-name="T1">Merged zoo.csv</text:span>.</text:p>
          </text:list-item>
        </text:list>
        <text:list text:style-name="L73">
          <text:list-item>
            <text:p text:style-name="P101">For <text:span text:style-name="T11">NTK</text:span> (07): follow arxiv:1912.13053 to:</text:p>
          </text:list-item>
        </text:list>
        <text:list text:style-name="L74">
          <text:list-item>
            <text:p text:style-name="P102">Build a very wide FC network.</text:p>
          </text:list-item>
        </text:list>
        <text:list text:style-name="L75">
          <text:list-item>
            <text:p text:style-name="P103">Compute its NNGP and NTK kernel on a small dataset.</text:p>
          </text:list-item>
        </text:list>
        <text:list text:style-name="L76">
          <text:list-item>
            <text:p text:style-name="P104">Visualize how NTK spectrum and condition number change with depth, then relate this to simple flattened representations taken from <text:span text:style-name="T1">Merged zoo.csv</text:span>.</text:p>
          </text:list-item>
        </text:list>
        <text:list text:style-name="L77">
          <text:list-item>
            <text:p text:style-name="P105">For <text:span text:style-name="T11">Grokfast / super-weights</text:span> (08):</text:p>
          </text:list-item>
        </text:list>
        <text:list text:style-name="L78">
          <text:list-item>
            <text:p text:style-name="P106">Implement gradient EMA-based amplification (as in arxiv:2405.20233) for a small CNN on MNIST, logging training and validation curves.</text:p>
          </text:list-item>
        </text:list>
        <text:list text:style-name="L79">
          <text:list-item>
            <text:p text:style-name="P107">Implement a tiny “super weight” experiment (arxiv:2411.07191) where you identify a single critical weight in the last linear layer and show how pruning/scaling it affects performance.</text:p>
          </text:list-item>
        </text:list>
        <text:p text:style-name="P33"/>
        <text:h text:style-name="P34" text:outline-level="3">9. Correlation heatmaps across zoos (higher priority)</text:h>
        <text:p text:style-name="P51"><text:span text:style-name="T11">Notebook:</text:span> <text:span text:style-name="T2">notebooks_sandbox/09_weight_correlation_heatmaps.ipynb</text:span>First cell:</text:p>
        <text:p text:style-name="P37"><draw:frame draw:style-name="fr1" draw:name="Frame485" text:anchor-type="char" svg:x="0in" svg:width="0.0161in" draw:z-index="448"><draw:text-box fo:min-height="5.2917in"><text:p text:style-name="P18"><draw:frame draw:style-name="fr3" draw:name="Frame487" text:anchor-type="char" svg:width="0.0161in" draw:z-index="459"><draw:text-box fo:min-height="0.0161in"><text:p text:style-name="P18"><draw:frame draw:style-name="fr3" draw:name="Frame488" text:anchor-type="char" svg:width="0.0161in" draw:z-index="466"><draw:text-box fo:min-height="0.0161in"><text:p text:style-name="P18"/></draw:text-box></draw:frame></text:p></draw:text-box></draw:frame><draw:frame draw:style-name="fr3" draw:name="Frame486" text:anchor-type="char" svg:width="0.0161in" draw:z-index="451"><draw:text-box fo:min-height="5.2917in"><text:p text:style-name="P18"/></draw:text-box></draw:frame></text:p></draw:text-box></draw:frame><draw:frame draw:style-name="fr3" draw:name="Frame480" text:anchor-type="char" svg:width="0.0161in" draw:z-index="439"><draw:text-box fo:min-height="5.2917in"><draw:frame draw:style-name="fr2" draw:name="Frame481" text:anchor-type="frame" svg:x="0in" svg:y="0in" svg:width="0.0161in" draw:z-index="440"><draw:text-box fo:min-height="0.1665in"><text:p text:style-name="P18"/></draw:text-box></draw:frame><text:p text:style-name="P18"/></draw:text-box></draw:frame>Suggested core logic:</text:p>
        <text:list text:style-name="L80">
          <text:list-item text:start-value="1">
            <text:p text:style-name="P108">Load all zoo CSVs</text:p>
          </text:list-item>
        </text:list>
        <text:list text:style-name="L81">
          <text:list-item text:start-value="2">
            <text:p text:style-name="P109"><draw:frame draw:style-name="fr1" draw:name="Frame496" text:anchor-type="char" svg:x="0in" svg:width="0.0161in" draw:z-index="453"><draw:text-box fo:min-height="0.2917in"><text:p text:style-name="P18"><draw:frame draw:style-name="fr3" draw:name="Frame498" text:anchor-type="char" svg:width="0.0161in" draw:z-index="462"><draw:text-box fo:min-height="0.0161in"><text:p text:style-name="P18"><draw:frame draw:style-name="fr3" draw:name="Frame499" text:anchor-type="char" svg:width="0.0161in" draw:z-index="463"><draw:text-box fo:min-height="0.0161in"><text:p text:style-name="P18"/></draw:text-box></draw:frame></text:p></draw:text-box></draw:frame><draw:frame draw:style-name="fr3" draw:name="Frame497" text:anchor-type="char" svg:width="0.0161in" draw:z-index="454"><draw:text-box fo:min-height="0.2917in"><text:p text:style-name="P18"/></draw:text-box></draw:frame></text:p></draw:text-box></draw:frame><draw:frame draw:style-name="fr3" draw:name="Frame491" text:anchor-type="char" svg:width="0.0161in" draw:z-index="444"><draw:text-box fo:min-height="0.2917in"><draw:frame draw:style-name="fr2" draw:name="Frame492" text:anchor-type="frame" svg:x="0in" svg:y="0in" svg:width="0.0161in" draw:z-index="445"><draw:text-box fo:min-height="0.1665in"><text:p text:style-name="P18"/></draw:text-box></draw:frame><text:p text:style-name="P18"/></draw:text-box></draw:frame>For each zoo, build a correlation matrix</text:p>
          </text:list-item>
        </text:list>
        <text:list text:style-name="L82">
          <text:list-item>
            <text:p text:style-name="P110">Define which meta columns to include, e.g.:</text:p>
          </text:list-item>
        </text:list>
        <text:list text:style-name="L83">
          <text:list-item>
            <text:p text:style-name="P111"><draw:frame draw:style-name="fr1" draw:name="Frame510" text:anchor-type="char" svg:x="0in" svg:width="0.0161in" draw:z-index="473"><draw:text-box fo:min-height="0.6252in"><text:p text:style-name="P18"><draw:frame draw:style-name="fr3" draw:name="Frame512" text:anchor-type="char" svg:width="0.0161in" draw:z-index="476"><draw:text-box fo:min-height="0.0161in"><text:p text:style-name="P18"><draw:frame draw:style-name="fr3" draw:name="Frame513" text:anchor-type="char" svg:width="0.0161in" draw:z-index="477"><draw:text-box fo:min-height="0.0161in"><text:p text:style-name="P18"/></draw:text-box></draw:frame></text:p></draw:text-box></draw:frame><draw:frame draw:style-name="fr3" draw:name="Frame511" text:anchor-type="char" svg:width="0.0161in" draw:z-index="474"><draw:text-box fo:min-height="0.6252in"><text:p text:style-name="P18"/></draw:text-box></draw:frame></text:p></draw:text-box></draw:frame><draw:frame draw:style-name="fr1" draw:name="Frame506" text:anchor-type="char" svg:x="0in" svg:width="7.0835in" draw:z-index="457"><draw:text-box fo:min-height="0.1043in"><draw:frame draw:style-name="fr2" draw:name="Frame507" text:anchor-type="frame" svg:x="0in" svg:y="0in" svg:width="5.6665in" draw:z-index="458"><draw:text-box fo:min-height="0.1043in"><text:p text:style-name="P18"/></draw:text-box></draw:frame><text:p text:style-name="P18"/></draw:text-box></draw:frame><draw:frame draw:style-name="fr3" draw:name="Frame502" text:anchor-type="char" svg:width="0.0161in" draw:z-index="449"><draw:text-box fo:min-height="0.7291in"><draw:frame draw:style-name="fr2" draw:name="Frame503" text:anchor-type="frame" svg:x="0in" svg:y="0in" svg:width="0.0161in" draw:z-index="450"><draw:text-box fo:min-height="0.1665in"><text:p text:style-name="P18"/></draw:text-box></draw:frame><text:p text:style-name="P18"/></draw:text-box></draw:frame>To avoid a huge matrix, you can either:</text:p>
          </text:list-item>
        </text:list>
        <text:list text:style-name="L84">
          <text:list-item>
            <text:p text:style-name="P112"><text:soft-page-break/>Correlate <text:span text:style-name="T11">each param weight</text:span> with each meta column (result: <text:span text:style-name="T1">len(params_cols) × len(meta_cols)</text:span>), or</text:p>
          </text:list-item>
        </text:list>
        <text:list text:style-name="L85">
          <text:list-item>
            <text:p text:style-name="P113">Compute summary statistics over groups of params (e.g., average correlation per convolutional layer).</text:p>
          </text:list-item>
        </text:list>
        <text:p text:style-name="P96">Example:</text:p>
        <text:list text:style-name="L86">
          <text:list-item text:start-value="3">
            <text:p text:style-name="P114"><draw:frame draw:style-name="fr1" draw:name="Frame521" text:anchor-type="char" svg:x="0in" svg:width="0.0161in" draw:z-index="464"><draw:text-box fo:min-height="0.4583in"><text:p text:style-name="P18"><draw:frame draw:style-name="fr3" draw:name="Frame523" text:anchor-type="char" svg:width="0.0161in" draw:z-index="469"><draw:text-box fo:min-height="0.0161in"><text:p text:style-name="P18"><draw:frame draw:style-name="fr3" draw:name="Frame524" text:anchor-type="char" svg:width="0.0161in" draw:z-index="472"><draw:text-box fo:min-height="0.0161in"><text:p text:style-name="P18"/></draw:text-box></draw:frame></text:p></draw:text-box></draw:frame><draw:frame draw:style-name="fr3" draw:name="Frame522" text:anchor-type="char" svg:width="0.0161in" draw:z-index="465"><draw:text-box fo:min-height="0.4583in"><text:p text:style-name="P18"/></draw:text-box></draw:frame></text:p></draw:text-box></draw:frame><draw:frame draw:style-name="fr3" draw:name="Frame516" text:anchor-type="char" svg:width="0.0161in" draw:z-index="455"><draw:text-box fo:min-height="0.4583in"><draw:frame draw:style-name="fr2" draw:name="Frame517" text:anchor-type="frame" svg:x="0in" svg:y="0in" svg:width="0.0161in" draw:z-index="456"><draw:text-box fo:min-height="0.1665in"><text:p text:style-name="P18"/></draw:text-box></draw:frame><text:p text:style-name="P18"/></draw:text-box></draw:frame>Plot and save heatmaps</text:p>
          </text:list-item>
        </text:list>
        <text:list text:style-name="L87">
          <text:list-item text:start-value="4">
            <text:p text:style-name="P115"><draw:frame draw:style-name="fr1" draw:name="Frame532" text:anchor-type="char" svg:x="0in" svg:width="0.0161in" draw:z-index="467"><draw:text-box fo:min-height="1.2917in"><text:p text:style-name="P18"><draw:frame draw:style-name="fr3" draw:name="Frame534" text:anchor-type="char" svg:width="0.0161in" draw:z-index="470"><draw:text-box fo:min-height="0.0161in"><text:p text:style-name="P18"><draw:frame draw:style-name="fr3" draw:name="Frame535" text:anchor-type="char" svg:width="0.0161in" draw:z-index="471"><draw:text-box fo:min-height="0.0161in"><text:p text:style-name="P18"/></draw:text-box></draw:frame></text:p></draw:text-box></draw:frame><draw:frame draw:style-name="fr3" draw:name="Frame533" text:anchor-type="char" svg:width="0.0161in" draw:z-index="468"><draw:text-box fo:min-height="1.2917in"><text:p text:style-name="P18"/></draw:text-box></draw:frame></text:p></draw:text-box></draw:frame><draw:frame draw:style-name="fr3" draw:name="Frame527" text:anchor-type="char" svg:width="0.0161in" draw:z-index="460"><draw:text-box fo:min-height="1.2917in"><draw:frame draw:style-name="fr2" draw:name="Frame528" text:anchor-type="frame" svg:x="0in" svg:y="0in" svg:width="0.0161in" draw:z-index="461"><draw:text-box fo:min-height="0.1665in"><text:p text:style-name="P18"/></draw:text-box></draw:frame><text:p text:style-name="P18"/></draw:text-box></draw:frame>Generalize across zoos</text:p>
          </text:list-item>
        </text:list>
        <text:list text:style-name="L88">
          <text:list-item>
            <text:p text:style-name="P116">Optionally, average absolute correlations over zoos, or across param groups (e.g., conv1, conv2, fc1, fc2) by mapping columns to layers.</text:p>
          </text:list-item>
        </text:list>
        <text:list text:style-name="L89">
          <text:list-item>
            <text:p text:style-name="P117">You can produce additional summary figures, such as a barplot of mean |correlation| between Accuracy and each layer’s weights.</text:p>
          </text:list-item>
        </text:list>
        <text:p text:style-name="P33"/>
        <text:h text:style-name="P34" text:outline-level="3">Status and next steps</text:h>
        <text:list text:style-name="L90">
          <text:list-item>
            <text:p text:style-name="P118">Created:</text:p>
          </text:list-item>
        </text:list>
        <text:list text:style-name="L91">
          <text:list-item>
            <text:p text:style-name="P119"><text:span text:style-name="T2">notebooks_sandbox/01_generate_additional_zoos.ipynb</text:span> with path setup and goals.</text:p>
          </text:list-item>
        </text:list>
        <text:list text:style-name="L92">
          <text:list-item>
            <text:p text:style-name="P120"><text:span text:style-name="T1">02_batch_tensors_and_benchmark.ipynb</text:span>, <text:span text:style-name="T1">03_checkpoint_eval_and_metrics.ipynb</text:span>, <text:span text:style-name="T1">04_gated_attention_and_robust_metrics.ipynb</text:span>, <text:span text:style-name="T1">09_weight_correlation_heatmaps.ipynb</text:span> with documented goals and initial code.</text:p>
          </text:list-item>
        </text:list>
        <text:list text:style-name="L93">
          <text:list-item>
            <text:p text:style-name="P121">Skeleton notebooks for tasks 5–8.</text:p>
          </text:list-item>
        </text:list>
        <text:list text:style-name="L94">
          <text:list-item>
            <text:p text:style-name="P122">You can now:</text:p>
          </text:list-item>
        </text:list>
        <text:list text:style-name="L95">
          <text:list-item>
            <text:p text:style-name="P123">Open each notebook in Cursor.</text:p>
          </text:list-item>
        </text:list>
        <text:list text:style-name="L96">
          <text:list-item>
            <text:p text:style-name="P124">Fill in the indicated TODO cells for your environment.</text:p>
          </text:list-item>
        </text:list>
        <text:list text:style-name="L97">
          <text:list-item>
            <text:p text:style-name="P125">Run them without modifying any existing scripts or data.</text:p>
          </text:list-item>
        </text:list>
        <text:p text:style-name="P51">If you’d like, I can next fully flesh out one of these notebooks end‑to‑end (e.g., the correlation heatmaps or the batch tensor export) with concrete code tailored exactly to your column names once you confirm <text:span text:style-name="T1">Merged zoo.csv</text:span> can be read inside the notebook.</text:p>
      </text:section>
      <text:section text:style-name="Sect1" text:name="bubble-a34877a8b899">
        <text:p text:style-name="P126">start fleshing out these notebooks . the environment seems valid</text:p>
      </text:section>
      <text:p text:style-name="P1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Droid Sans Mono1" svg:font-family="'Droid Sans Mono', monospace, monospace, Menlo, Monaco,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5T03:39:31.085191079</meta:creation-date>
    <dc:date>2026-02-25T03:40:35.979834557</dc:date>
    <meta:editing-duration>PT1M6S</meta:editing-duration>
    <meta:editing-cycles>1</meta:editing-cycles>
    <meta:document-statistic meta:table-count="0" meta:image-count="0" meta:object-count="0" meta:page-count="8" meta:paragraph-count="445" meta:word-count="4131" meta:character-count="29728" meta:non-whitespace-character-count="25300"/>
    <meta:generator>LibreOffice/25.2.2.2$Linux_X86_64 LibreOffice_project/520$Build-2</meta:generator>
  </office:meta>
</office:document-meta>
</file>